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Pictures/100002000000000B0000000BA9BB6543D5457400.gif" manifest:media-type="image/gif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Pictures/100002000000000B0000000BA9BB6543D5457400.gif" manifest:media-type="image/gif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Pictures/100002000000000B0000000BA9BB6543D5457400.gif" manifest:media-type="image/gif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Pictures/100002000000000B0000000BA9BB6543D5457400.gif" manifest:media-type="image/gif"/>
  <manifest:file-entry manifest:full-path="Object 5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256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start" fo:margin-left="0cm"/>
      <style:text-properties style:use-window-font-color="true" style:text-outline="false" style:text-line-through-style="none" style:text-line-through-type="none" fo:font-size="12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start" fo:margin-left="0cm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fo:border-left="0.06pt solid #000000" fo:border-right="none" fo:border-top="0.06pt solid #000000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order-bottom="0.51pt solid #000000" fo:border-left="0.51pt solid #000000" fo:border-right="none" fo:border-top="0.51pt solid #000000"/>
      <style:text-properties fo:color="#000000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-bottom="0.51pt solid #000000" fo:border-left="0.51pt solid #000000" fo:border-right="none" fo:border-top="none"/>
      <style:text-properties fo:color="#000000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51pt solid #000000" style:text-align-source="fix" style:repeat-content="false" fo:border-left="0.51pt solid #000000" fo:border-right="none" fo:border-top="0.51pt solid #000000"/>
      <style:paragraph-properties fo:text-align="end" fo:margin-left="0cm"/>
      <style:text-properties fo:color="#000000" style:text-outline="false" style:text-line-through-style="none" style:text-line-through-type="none" fo:font-size="12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51pt solid #000000" style:text-align-source="fix" style:repeat-content="false" fo:border-left="0.51pt solid #000000" fo:border-right="none" fo:border-top="none"/>
      <style:paragraph-properties fo:text-align="end" fo:margin-left="0cm"/>
      <style:text-properties fo:color="#000000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51pt solid #000000" style:text-align-source="fix" style:repeat-content="false" fo:border-left="0.51pt solid #000000" fo:border-right="none" fo:border-top="none"/>
      <style:paragraph-properties fo:text-align="end" fo:margin-left="0cm"/>
      <style:text-properties fo:color="#000000" style:text-outline="false" style:text-line-through-style="none" style:text-line-through-type="none" fo:font-size="12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51pt solid #000000" fo:border-left="0.51pt solid #000000" fo:border-right="none" fo:border-top="0.51pt solid #000000"/>
      <style:text-properties fo:color="#000000" style:text-outline="false" style:text-line-through-style="none" style:text-line-through-type="none" fo:font-size="12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51pt solid #000000" fo:border-left="0.51pt solid #000000" fo:border-right="none" fo:border-top="none"/>
      <style:text-properties fo:color="#000000" style:text-outline="false" style:text-line-through-style="none" style:text-line-through-type="none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51pt solid #000000" fo:border-left="0.51pt solid #000000" fo:border-right="none" fo:border-top="none"/>
      <style:text-properties fo:color="#000000" style:text-outline="false" style:text-line-through-style="none" style:text-line-through-type="none" fo:font-size="12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language="en" fo:country="US"/>
    </style:style>
    <style:style style:name="T2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fo:language="ru" fo:country="RU" style:font-size-complex="12pt" style:font-weight-complex="normal" style:font-style-complex="normal"/>
    </style:style>
    <style:style style:name="T3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font-size-complex="12pt" style:font-weight-complex="normal" style:font-style-complex="normal" fo:language="en" fo:country="US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frame draw:z-index="0" draw:style-name="gr1" draw:text-style-name="P1" svg:width="21.598cm" svg:height="9.741cm" svg:x="7.225cm" svg:y="13.803c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8.489cm" svg:height="9.899cm" svg:x="41.112cm" svg:y="24.815cm">
            <draw:object draw:notify-on-update-of-ranges="Лист1.W2:Лист1.W42 Лист1.Y2:Лист1.Y4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7.504cm" svg:height="9.018cm" svg:x="61.854cm" svg:y="23.168cm">
            <draw:object draw:notify-on-update-of-ranges="Лист1.AH2:Лист1.AH35 Лист1.AJ2:Лист1.AJ3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.999cm" svg:height="8.999cm" svg:x="97.133cm" svg:y="29.725cm">
            <draw:object draw:notify-on-update-of-ranges="Лист1.AS2:Лист1.AS41 Лист1.AU1:Лист1.AU1 Лист1.AU2:Лист1.AU41 Лист1.W2:Лист1.W42 Лист1.Y2:Лист1.Y42 Лист1.AH2:Лист1.AH35 Лист1.AJ2:Лист1.AJ3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9.643cm" svg:height="8.994cm" svg:x="125.104cm" svg:y="3.452cm">
            <draw:object draw:notify-on-update-of-ranges="Лист1.BE2:Лист1.BE4 Лист1.BG2:Лист1.BG4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column table:style-name="co1" table:default-cell-style-name="ce3"/>
        <table:table-column table:style-name="co2" table:default-cell-style-name="ce3"/>
        <table:table-column table:style-name="co1" table:number-columns-repeated="3" table:default-cell-style-name="ce3"/>
        <table:table-column table:style-name="co1" table:number-columns-repeated="13" table:default-cell-style-name="Default"/>
        <table:table-column table:style-name="co1" table:default-cell-style-name="ce26"/>
        <table:table-column table:style-name="co1" table:default-cell-style-name="ce27"/>
        <table:table-column table:style-name="co1" table:default-cell-style-name="ce26"/>
        <table:table-column table:style-name="co1" table:number-columns-repeated="8" table:default-cell-style-name="Default"/>
        <table:table-column table:style-name="co1" table:default-cell-style-name="ce26"/>
        <table:table-column table:style-name="co1" table:default-cell-style-name="Default"/>
        <table:table-column table:style-name="co1" table:default-cell-style-name="ce26"/>
        <table:table-column table:style-name="co1" table:number-columns-repeated="8" table:default-cell-style-name="Default"/>
        <table:table-column table:style-name="co1" table:default-cell-style-name="ce26"/>
        <table:table-column table:style-name="co1" table:default-cell-style-name="ce10"/>
        <table:table-column table:style-name="co1" table:default-cell-style-name="ce26"/>
        <table:table-column table:style-name="co1" table:default-cell-style-name="ce10"/>
        <table:table-column table:style-name="co1" table:number-columns-repeated="11" table:default-cell-style-name="Default"/>
        <table:table-row table:style-name="ro1">
          <table:table-cell table:style-name="ce1" office:value-type="string" calcext:value-type="string">
            <text:p>U, x</text:p>
          </table:table-cell>
          <table:table-cell office:value-type="string" calcext:value-type="string">
            <text:p>U^2</text:p>
          </table:table-cell>
          <table:table-cell office:value-type="string" calcext:value-type="string">
            <text:p>U^4</text:p>
          </table:table-cell>
          <table:table-cell table:style-name="ce3" office:value-type="string" calcext:value-type="string">
            <text:p>A,y</text:p>
          </table:table-cell>
          <table:table-cell office:value-type="string" calcext:value-type="string">
            <text:p>1/x^2</text:p>
          </table:table-cell>
          <table:table-cell office:value-type="string" calcext:value-type="string">
            <text:p>1/x^4</text:p>
          </table:table-cell>
          <table:table-cell office:value-type="string" calcext:value-type="string">
            <text:p>A^2</text:p>
          </table:table-cell>
          <table:table-cell office:value-type="string" calcext:value-type="string">
            <text:p>A^4</text:p>
          </table:table-cell>
          <table:table-cell office:value-type="string" calcext:value-type="string">
            <text:p>y/x2</text:p>
          </table:table-cell>
          <table:table-cell table:style-name="ce3"/>
          <table:table-cell table:number-columns-repeated="3"/>
          <table:table-cell office:value-type="string" calcext:value-type="string">
            <text:p>U</text:p>
          </table:table-cell>
          <table:table-cell office:value-type="string" calcext:value-type="string">
            <text:p>U^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^2</text:p>
          </table:table-cell>
          <table:table-cell table:number-columns-repeated="5"/>
          <table:table-cell table:style-name="Default" office:value-type="string" calcext:value-type="string">
            <text:p>V,x</text:p>
          </table:table-cell>
          <table:table-cell table:style-name="Default" office:value-type="string" calcext:value-type="string">
            <text:p>V^2</text:p>
          </table:table-cell>
          <table:table-cell table:style-name="Default" office:value-type="string" calcext:value-type="string">
            <text:p>A,y</text:p>
          </table:table-cell>
          <table:table-cell office:value-type="string" calcext:value-type="string">
            <text:p>A^2</text:p>
          </table:table-cell>
          <table:table-cell office:value-type="string" calcext:value-type="string">
            <text:p>xy</text:p>
          </table:table-cell>
          <table:table-cell table:number-columns-repeated="6"/>
          <table:table-cell table:style-name="Default" office:value-type="string" calcext:value-type="string">
            <text:p>V,x</text:p>
          </table:table-cell>
          <table:table-cell office:value-type="string" calcext:value-type="string">
            <text:p>V^2</text:p>
          </table:table-cell>
          <table:table-cell table:style-name="Default" office:value-type="string" calcext:value-type="string">
            <text:p>A,y</text:p>
          </table:table-cell>
          <table:table-cell office:value-type="string" calcext:value-type="string">
            <text:p>A^2</text:p>
          </table:table-cell>
          <table:table-cell office:value-type="string" calcext:value-type="string">
            <text:p>xy</text:p>
          </table:table-cell>
          <table:table-cell table:number-columns-repeated="6"/>
          <table:table-cell table:style-name="Default" office:value-type="string" calcext:value-type="string">
            <text:p>V,x</text:p>
          </table:table-cell>
          <table:table-cell table:style-name="Default" office:value-type="string" calcext:value-type="string">
            <text:p>V^2</text:p>
          </table:table-cell>
          <table:table-cell table:style-name="Default" office:value-type="string" calcext:value-type="string">
            <text:p>I,y</text:p>
          </table:table-cell>
          <table:table-cell table:style-name="Default" office:value-type="string" calcext:value-type="string">
            <text:p>A^2</text:p>
          </table:table-cell>
          <table:table-cell office:value-type="string" calcext:value-type="string">
            <text:p>xy</text:p>
          </table:table-cell>
          <table:table-cell table:number-columns-repeated="7"/>
          <table:table-cell office:value-type="string" calcext:value-type="string">
            <text:p>Ip,x</text:p>
          </table:table-cell>
          <table:table-cell office:value-type="string" calcext:value-type="string">
            <text:p>Te*10^3,y</text:p>
          </table:table-cell>
          <table:table-cell office:value-type="string" calcext:value-type="string">
            <text:p>Ne*10^19,y</text:p>
          </table:table-cell>
        </table:table-row>
        <table:table-row table:style-name="ro1">
          <table:table-cell table:style-name="ce1" office:value-type="string" calcext:value-type="string">
            <text:p>21,<text:span text:style-name="T1">8</text:span></text:p>
          </table:table-cell>
          <table:table-cell table:formula="of:=POWER([.$A2];2)" office:value-type="float" office:value="475.24" calcext:value-type="float">
            <text:p>475,24</text:p>
          </table:table-cell>
          <table:table-cell table:formula="of:=POWER([.$A2];4)" office:value-type="float" office:value="225853.0576" calcext:value-type="float">
            <text:p>225853,0576</text:p>
          </table:table-cell>
          <table:table-cell table:style-name="ce3" office:value-type="float" office:value="2.04" calcext:value-type="float">
            <text:p>2,04</text:p>
          </table:table-cell>
          <table:table-cell table:formula="of:=1/[.B2]" office:value-type="float" office:value="0.0021041999831664" calcext:value-type="float">
            <text:p>0,002104199983166</text:p>
          </table:table-cell>
          <table:table-cell table:formula="of:=1/POWER([.A2];4)" office:value-type="float" office:value="0.00000442765756915748" calcext:value-type="float">
            <text:p>4,42765756915748E-06</text:p>
          </table:table-cell>
          <table:table-cell table:formula="of:=POWER([.$D2];2)" office:value-type="float" office:value="4.1616" calcext:value-type="float">
            <text:p>4,1616</text:p>
          </table:table-cell>
          <table:table-cell table:formula="of:=POWER([.$D2];4)" office:value-type="float" office:value="17.31891456" calcext:value-type="float">
            <text:p>17,31891456</text:p>
          </table:table-cell>
          <table:table-cell table:formula="of:=[.D2]/[.B2]" office:value-type="float" office:value="0.00429256796565946" calcext:value-type="float">
            <text:p>0,004292567965659</text:p>
          </table:table-cell>
          <table:table-cell table:style-name="ce3"/>
          <table:table-cell office:value-type="string" calcext:value-type="string">
            <text:p>k</text:p>
          </table:table-cell>
          <table:table-cell office:value-type="string" calcext:value-type="string">
            <text:p>sigma k</text:p>
          </table:table-cell>
          <table:table-cell/>
          <table:table-cell table:style-name="ce3" office:value-type="float" office:value="15.8" calcext:value-type="float">
            <text:p>15,8</text:p>
          </table:table-cell>
          <table:table-cell table:style-name="ce3" table:formula="of:=POWER([.$N2];2)" office:value-type="float" office:value="249.64" calcext:value-type="float">
            <text:p>249,64</text:p>
          </table:table-cell>
          <table:table-cell table:style-name="ce3" office:value-type="float" office:value="4.76" calcext:value-type="float">
            <text:p>4,76</text:p>
          </table:table-cell>
          <table:table-cell table:style-name="ce3" table:formula="of:=POWER([.$P2];2)" office:value-type="float" office:value="22.6576" calcext:value-type="float">
            <text:p>22,6576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sigma k</text:p>
          </table:table-cell>
          <table:table-cell table:number-columns-repeated="2"/>
          <table:table-cell table:style-name="ce27" office:value-type="float" office:value="24.9" calcext:value-type="float">
            <text:p>24,9</text:p>
          </table:table-cell>
          <table:table-cell table:formula="of:=POWER([.$W2];2)" office:value-type="float" office:value="620.01" calcext:value-type="float">
            <text:p>620,01</text:p>
          </table:table-cell>
          <table:table-cell table:style-name="ce27" office:value-type="float" office:value="110.8" calcext:value-type="float">
            <text:p>110,8</text:p>
          </table:table-cell>
          <table:table-cell table:formula="of:=POWER([.$Y2];2)" office:value-type="float" office:value="12276.64" calcext:value-type="float">
            <text:p>12276,64</text:p>
          </table:table-cell>
          <table:table-cell table:formula="of:=[.Y2]*[.W2]" office:value-type="float" office:value="2758.92" calcext:value-type="float">
            <text:p>2758,92</text:p>
          </table:table-cell>
          <table:table-cell table:number-columns-repeated="6"/>
          <table:table-cell table:style-name="ce10" office:value-type="string" calcext:value-type="string">
            <text:p><text:span text:style-name="T2">25,</text:span><text:span text:style-name="T3">0</text:span></text:p>
          </table:table-cell>
          <table:table-cell table:formula="of:=POWER([.$AH2];2)" office:value-type="float" office:value="625" calcext:value-type="float">
            <text:p>625</text:p>
          </table:table-cell>
          <table:table-cell table:style-name="ce27" office:value-type="float" office:value="59.8" calcext:value-type="float">
            <text:p>59,8</text:p>
          </table:table-cell>
          <table:table-cell table:formula="of:=POWER([.$AJ2];2)" office:value-type="float" office:value="3576.04" calcext:value-type="float">
            <text:p>3576,04</text:p>
          </table:table-cell>
          <table:table-cell table:formula="of:=[.AJ2]*[.AH2]" office:value-type="float" office:value="1495" calcext:value-type="float">
            <text:p>1495</text:p>
          </table:table-cell>
          <table:table-cell table:number-columns-repeated="6"/>
          <table:table-cell table:style-name="ce10" office:value-type="string" calcext:value-type="string">
            <text:p><text:span text:style-name="T2">25,</text:span><text:span text:style-name="T3">0</text:span></text:p>
          </table:table-cell>
          <table:table-cell table:formula="of:=POWER([.$AS2];2)" office:value-type="float" office:value="625" calcext:value-type="float">
            <text:p>625</text:p>
          </table:table-cell>
          <table:table-cell table:style-name="ce27" office:value-type="float" office:value="28" calcext:value-type="float">
            <text:p>28</text:p>
          </table:table-cell>
          <table:table-cell table:formula="of:=POWER([.$AU2];2)" office:value-type="float" office:value="784" calcext:value-type="float">
            <text:p>784</text:p>
          </table:table-cell>
          <table:table-cell table:formula="of:=[.AU2]*[.AS2]" office:value-type="float" office:value="700" calcext:value-type="float">
            <text:p>700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office:value-type="float" office:value="59.46" calcext:value-type="float">
            <text:p>59,46</text:p>
          </table:table-cell>
          <table:table-cell office:value-type="float" office:value="6.4" calcext:value-type="float">
            <text:p>6,4</text:p>
          </table:table-cell>
        </table:table-row>
        <table:table-row table:style-name="ro1">
          <table:table-cell table:style-name="ce2" office:value-type="float" office:value="20.2" calcext:value-type="float">
            <text:p>20,2</text:p>
          </table:table-cell>
          <table:table-cell table:formula="of:=POWER([.$A3];2)" office:value-type="float" office:value="408.04" calcext:value-type="float">
            <text:p>408,04</text:p>
          </table:table-cell>
          <table:table-cell table:formula="of:=POWER([.$A3];4)" office:value-type="float" office:value="166496.6416" calcext:value-type="float">
            <text:p>166496,6416</text:p>
          </table:table-cell>
          <table:table-cell table:style-name="ce4" office:value-type="float" office:value="2.36" calcext:value-type="float">
            <text:p>2,36</text:p>
          </table:table-cell>
          <table:table-cell table:formula="of:=1/[.B3]" office:value-type="float" office:value="0.0024507401235173" calcext:value-type="float">
            <text:p>0,002450740123517</text:p>
          </table:table-cell>
          <table:table-cell table:formula="of:=1/POWER([.A3];4)" office:value-type="float" office:value="0.0000060061271530176" calcext:value-type="float">
            <text:p>6,0061271530176E-06</text:p>
          </table:table-cell>
          <table:table-cell table:formula="of:=POWER([.$D3];2)" office:value-type="float" office:value="5.5696" calcext:value-type="float">
            <text:p>5,5696</text:p>
          </table:table-cell>
          <table:table-cell table:formula="of:=POWER([.$D3];4)" office:value-type="float" office:value="31.02044416" calcext:value-type="float">
            <text:p>31,02044416</text:p>
          </table:table-cell>
          <table:table-cell table:formula="of:=[.D3]/[.B3]" office:value-type="float" office:value="0.00578374669150083" calcext:value-type="float">
            <text:p>0,005783746691501</text:p>
          </table:table-cell>
          <table:table-cell table:style-name="ce4"/>
          <table:table-cell table:formula="of:=([.I24]-[.D24]*[.E24])/([.F24]-[.E24]*[.E24])" office:value-type="float" office:value="1187.62273375927" calcext:value-type="float">
            <text:p>1187,62273375927</text:p>
          </table:table-cell>
          <table:table-cell table:formula="of:=SQRT(1/21*(([.G24]-[.D24]*[.D24])/([.F24]-[.E24]*[.E24])-[.K3]*[.K3]))" office:value-type="float" office:value="52.418690059265" calcext:value-type="float">
            <text:p>52,418690059265</text:p>
          </table:table-cell>
          <table:table-cell/>
          <table:table-cell table:style-name="ce4" office:value-type="float" office:value="16.1" calcext:value-type="float">
            <text:p>16,1</text:p>
          </table:table-cell>
          <table:table-cell table:style-name="ce3" table:formula="of:=POWER([.$N3];2)" office:value-type="float" office:value="259.21" calcext:value-type="float">
            <text:p>259,21</text:p>
          </table:table-cell>
          <table:table-cell table:style-name="ce4" office:value-type="float" office:value="4.32" calcext:value-type="float">
            <text:p>4,32</text:p>
          </table:table-cell>
          <table:table-cell table:style-name="ce3" table:formula="of:=POWER([.$P3];2)" office:value-type="float" office:value="18.6624" calcext:value-type="float">
            <text:p>18,6624</text:p>
          </table:table-cell>
          <table:table-cell/>
          <table:table-cell office:value-type="float" office:value="-4.95" calcext:value-type="float">
            <text:p>-4,95</text:p>
          </table:table-cell>
          <table:table-cell table:formula="of:= SQRT(1/10*([.O13]/[.Q13]-[.S3]*[.S3]))" office:value-type="float" office:value="2.31949854455815" calcext:value-type="float">
            <text:p>2,31949854455815</text:p>
          </table:table-cell>
          <table:table-cell table:number-columns-repeated="2"/>
          <table:table-cell office:value-type="float" office:value="23.2" calcext:value-type="float">
            <text:p>23,2</text:p>
          </table:table-cell>
          <table:table-cell table:formula="of:=POWER([.$W3];2)" office:value-type="float" office:value="538.24" calcext:value-type="float">
            <text:p>538,24</text:p>
          </table:table-cell>
          <table:table-cell office:value-type="float" office:value="110.7" calcext:value-type="float">
            <text:p>110,7</text:p>
          </table:table-cell>
          <table:table-cell table:formula="of:=POWER([.$Y3];2)" office:value-type="float" office:value="12254.49" calcext:value-type="float">
            <text:p>12254,49</text:p>
          </table:table-cell>
          <table:table-cell table:formula="of:=[.Y3]*[.W3]" office:value-type="float" office:value="2568.24" calcext:value-type="float">
            <text:p>2568,24</text:p>
          </table:table-cell>
          <table:table-cell/>
          <table:table-cell office:value-type="string" calcext:value-type="string">
            <text:p>k1</text:p>
          </table:table-cell>
          <table:table-cell office:value-type="string" calcext:value-type="string">
            <text:p>sigma k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sigma b1</text:p>
          </table:table-cell>
          <table:table-cell/>
          <table:table-cell table:style-name="ce11" office:value-type="float" office:value="23.8" calcext:value-type="float">
            <text:p>23,8</text:p>
          </table:table-cell>
          <table:table-cell table:formula="of:=POWER([.$AH3];2)" office:value-type="float" office:value="566.44" calcext:value-type="float">
            <text:p>566,44</text:p>
          </table:table-cell>
          <table:table-cell office:value-type="float" office:value="59.2" calcext:value-type="float">
            <text:p>59,2</text:p>
          </table:table-cell>
          <table:table-cell table:formula="of:=POWER([.$AJ3];2)" office:value-type="float" office:value="3504.64" calcext:value-type="float">
            <text:p>3504,64</text:p>
          </table:table-cell>
          <table:table-cell table:formula="of:=[.AJ3]*[.AH3]" office:value-type="float" office:value="1408.96" calcext:value-type="float">
            <text:p>1408,96</text:p>
          </table:table-cell>
          <table:table-cell/>
          <table:table-cell office:value-type="string" calcext:value-type="string">
            <text:p>k1</text:p>
          </table:table-cell>
          <table:table-cell office:value-type="string" calcext:value-type="string">
            <text:p>sigma k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sigma b1</text:p>
          </table:table-cell>
          <table:table-cell/>
          <table:table-cell office:value-type="float" office:value="23.7" calcext:value-type="float">
            <text:p>23,7</text:p>
          </table:table-cell>
          <table:table-cell table:formula="of:=POWER([.$AS3];2)" office:value-type="float" office:value="561.69" calcext:value-type="float">
            <text:p>561,69</text:p>
          </table:table-cell>
          <table:table-cell office:value-type="float" office:value="27.6" calcext:value-type="float">
            <text:p>27,6</text:p>
          </table:table-cell>
          <table:table-cell table:formula="of:=POWER([.$AU3];2)" office:value-type="float" office:value="761.76" calcext:value-type="float">
            <text:p>761,76</text:p>
          </table:table-cell>
          <table:table-cell table:formula="of:=[.AU3]*[.AS3]" office:value-type="float" office:value="654.12" calcext:value-type="float">
            <text:p>654,12</text:p>
          </table:table-cell>
          <table:table-cell/>
          <table:table-cell office:value-type="string" calcext:value-type="string">
            <text:p>k1</text:p>
          </table:table-cell>
          <table:table-cell office:value-type="string" calcext:value-type="string">
            <text:p>sigma k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sigma b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5.21" calcext:value-type="float">
            <text:p>55,21</text:p>
          </table:table-cell>
          <table:table-cell office:value-type="float" office:value="3.22" calcext:value-type="float">
            <text:p>3,22</text:p>
          </table:table-cell>
        </table:table-row>
        <table:table-row table:style-name="ro1">
          <table:table-cell table:style-name="ce2" office:value-type="float" office:value="19.1" calcext:value-type="float">
            <text:p>19,1</text:p>
          </table:table-cell>
          <table:table-cell table:formula="of:=POWER([.$A4];2)" office:value-type="float" office:value="364.81" calcext:value-type="float">
            <text:p>364,81</text:p>
          </table:table-cell>
          <table:table-cell table:formula="of:=POWER([.$A4];4)" office:value-type="float" office:value="133086.3361" calcext:value-type="float">
            <text:p>133086,3361</text:p>
          </table:table-cell>
          <table:table-cell table:style-name="ce4" office:value-type="float" office:value="2.52" calcext:value-type="float">
            <text:p>2,52</text:p>
          </table:table-cell>
          <table:table-cell table:formula="of:=1/[.B4]" office:value-type="float" office:value="0.0027411529289219" calcext:value-type="float">
            <text:p>0,002741152928922</text:p>
          </table:table-cell>
          <table:table-cell table:formula="of:=1/POWER([.A4];4)" office:value-type="float" office:value="0.00000751391937973713" calcext:value-type="float">
            <text:p>7,51391937973713E-06</text:p>
          </table:table-cell>
          <table:table-cell table:formula="of:=POWER([.$D4];2)" office:value-type="float" office:value="6.3504" calcext:value-type="float">
            <text:p>6,3504</text:p>
          </table:table-cell>
          <table:table-cell table:formula="of:=POWER([.$D4];4)" office:value-type="float" office:value="40.32758016" calcext:value-type="float">
            <text:p>40,32758016</text:p>
          </table:table-cell>
          <table:table-cell table:formula="of:=[.D4]/[.B4]" office:value-type="float" office:value="0.0069077053808832" calcext:value-type="float">
            <text:p>0,006907705380883</text:p>
          </table:table-cell>
          <table:table-cell table:style-name="ce4"/>
          <table:table-cell table:number-columns-repeated="3"/>
          <table:table-cell table:style-name="ce4" office:value-type="float" office:value="16.9" calcext:value-type="float">
            <text:p>16,9</text:p>
          </table:table-cell>
          <table:table-cell table:style-name="ce3" table:formula="of:=POWER([.$N4];2)" office:value-type="float" office:value="285.61" calcext:value-type="float">
            <text:p>285,61</text:p>
          </table:table-cell>
          <table:table-cell table:style-name="ce4" office:value-type="float" office:value="3.8" calcext:value-type="float">
            <text:p>3,8</text:p>
          </table:table-cell>
          <table:table-cell table:style-name="ce3" table:formula="of:=POWER([.$P4];2)" office:value-type="float" office:value="14.44" calcext:value-type="float">
            <text:p>14,44</text:p>
          </table:table-cell>
          <table:table-cell table:number-columns-repeated="5"/>
          <table:table-cell office:value-type="float" office:value="21.8" calcext:value-type="float">
            <text:p>21,8</text:p>
          </table:table-cell>
          <table:table-cell table:formula="of:=POWER([.$W4];2)" office:value-type="float" office:value="475.24" calcext:value-type="float">
            <text:p>475,24</text:p>
          </table:table-cell>
          <table:table-cell office:value-type="float" office:value="108.4" calcext:value-type="float">
            <text:p>108,4</text:p>
          </table:table-cell>
          <table:table-cell table:formula="of:=POWER([.$Y4];2)" office:value-type="float" office:value="11750.56" calcext:value-type="float">
            <text:p>11750,56</text:p>
          </table:table-cell>
          <table:table-cell table:formula="of:=[.Y4]*[.W4]" office:value-type="float" office:value="2363.12" calcext:value-type="float">
            <text:p>2363,12</text:p>
          </table:table-cell>
          <table:table-cell/>
          <table:table-cell table:formula="of:=([.AA43]-[.W43]*[.Y43])/([.X43]-[.W43]*[.W43])" office:value-type="float" office:value="0.900047981767" calcext:value-type="float">
            <text:p>0,900047981767</text:p>
          </table:table-cell>
          <table:table-cell table:formula="of:=SQRT(1/7*(([.Z43])/([.X43])-[.AC4]*[.AC4]))/10" office:value-type="float" office:value="0.191975953015858" calcext:value-type="float">
            <text:p>0,191975953015858</text:p>
          </table:table-cell>
          <table:table-cell table:formula="of:=[.Y43]-[.AC4]*[.W43]" office:value-type="float" office:value="89.1447190067759" calcext:value-type="float">
            <text:p>89,1447190067759</text:p>
          </table:table-cell>
          <table:table-cell table:formula="of:=[.AD4]*SQRT([.X43])" office:value-type="float" office:value="4.01349790827248" calcext:value-type="float">
            <text:p>4,01349790827248</text:p>
          </table:table-cell>
          <table:table-cell/>
          <table:table-cell office:value-type="float" office:value="21.1" calcext:value-type="float">
            <text:p>21,1</text:p>
          </table:table-cell>
          <table:table-cell table:formula="of:=POWER([.$AH4];2)" office:value-type="float" office:value="445.21" calcext:value-type="float">
            <text:p>445,21</text:p>
          </table:table-cell>
          <table:table-cell office:value-type="float" office:value="57.6" calcext:value-type="float">
            <text:p>57,6</text:p>
          </table:table-cell>
          <table:table-cell table:formula="of:=POWER([.$AJ4];2)" office:value-type="float" office:value="3317.76" calcext:value-type="float">
            <text:p>3317,76</text:p>
          </table:table-cell>
          <table:table-cell table:formula="of:=[.AJ4]*[.AH4]" office:value-type="float" office:value="1215.36" calcext:value-type="float">
            <text:p>1215,36</text:p>
          </table:table-cell>
          <table:table-cell/>
          <table:table-cell table:formula="of:=([.AL36]-[.AH36]*[.AJ36])/([.AI36]-[.AH36]*[.AH36])/2" office:value-type="float" office:value="0.620937610151567" calcext:value-type="float">
            <text:p>0,620937610151567</text:p>
          </table:table-cell>
          <table:table-cell table:formula="of:=SQRT(1/4*(([.AK36])/([.AI36])-[.AN4]*[.AN4]))/10" office:value-type="float" office:value="0.131050662715682" calcext:value-type="float">
            <text:p>0,131050662715682</text:p>
          </table:table-cell>
          <table:table-cell table:formula="of:=[.AJ36]-[.AN4]*[.AH36]" office:value-type="float" office:value="45.090489954177" calcext:value-type="float">
            <text:p>45,090489954177</text:p>
          </table:table-cell>
          <table:table-cell table:formula="of:=[.AO4]*SQRT([.AI36])" office:value-type="float" office:value="2.80751385769917" calcext:value-type="float">
            <text:p>2,80751385769917</text:p>
          </table:table-cell>
          <table:table-cell/>
          <table:table-cell office:value-type="float" office:value="21.6" calcext:value-type="float">
            <text:p>21,6</text:p>
          </table:table-cell>
          <table:table-cell table:formula="of:=POWER([.$AS4];2)" office:value-type="float" office:value="466.56" calcext:value-type="float">
            <text:p>466,56</text:p>
          </table:table-cell>
          <table:table-cell office:value-type="float" office:value="26.9" calcext:value-type="float">
            <text:p>26,9</text:p>
          </table:table-cell>
          <table:table-cell table:formula="of:=POWER([.$AU4];2)" office:value-type="float" office:value="723.61" calcext:value-type="float">
            <text:p>723,61</text:p>
          </table:table-cell>
          <table:table-cell table:formula="of:=[.AU4]*[.AS4]" office:value-type="float" office:value="581.04" calcext:value-type="float">
            <text:p>581,04</text:p>
          </table:table-cell>
          <table:table-cell/>
          <table:table-cell table:formula="of:=([.AW42]-[.AU42]*[.AS42])/([.AT42]-[.AS42]*[.AS42])/2" office:value-type="float" office:value="0.286869956532819" calcext:value-type="float">
            <text:p>0,286869956532819</text:p>
          </table:table-cell>
          <table:table-cell table:formula="of:=SQRT(1/8*(([.AV42])/([.AT42])-[.AY4]*[.AY4]))/10" office:value-type="float" office:value="0.0474512508923664" calcext:value-type="float">
            <text:p>0,047451250892367</text:p>
          </table:table-cell>
          <table:table-cell table:formula="of:=[.AU42]-[.AY4]*[.AS42]" office:value-type="float" office:value="20.7944727462434" calcext:value-type="float">
            <text:p>20,7944727462434</text:p>
          </table:table-cell>
          <table:table-cell table:formula="of:=[.AZ4]*SQRT([.AT42])" office:value-type="float" office:value="0.893959122614887" calcext:value-type="float">
            <text:p>0,893959122614887</text:p>
          </table:table-cell>
          <table:table-cell table:number-columns-repeated="2"/>
          <table:table-cell office:value-type="float" office:value="1.5" calcext:value-type="float">
            <text:p>1,5</text:p>
          </table:table-cell>
          <table:table-cell office:value-type="float" office:value="47.63" calcext:value-type="float">
            <text:p>47,63</text:p>
          </table:table-cell>
          <table:table-cell office:value-type="float" office:value="1.63" calcext:value-type="float">
            <text:p>1,63</text:p>
          </table:table-cell>
        </table:table-row>
        <table:table-row table:style-name="ro1">
          <table:table-cell table:style-name="ce2" office:value-type="float" office:value="18.8" calcext:value-type="float">
            <text:p>18,8</text:p>
          </table:table-cell>
          <table:table-cell table:formula="of:=POWER([.$A5];2)" office:value-type="float" office:value="353.44" calcext:value-type="float">
            <text:p>353,44</text:p>
          </table:table-cell>
          <table:table-cell table:formula="of:=POWER([.$A5];4)" office:value-type="float" office:value="124919.8336" calcext:value-type="float">
            <text:p>124919,8336</text:p>
          </table:table-cell>
          <table:table-cell table:style-name="ce4" office:value-type="float" office:value="2.8" calcext:value-type="float">
            <text:p>2,8</text:p>
          </table:table-cell>
          <table:table-cell table:formula="of:=1/[.B5]" office:value-type="float" office:value="0.00282933454051607" calcext:value-type="float">
            <text:p>0,002829334540516</text:p>
          </table:table-cell>
          <table:table-cell table:formula="of:=1/POWER([.A5];4)" office:value-type="float" office:value="0.00000800513394215728" calcext:value-type="float">
            <text:p>8,00513394215728E-06</text:p>
          </table:table-cell>
          <table:table-cell table:formula="of:=POWER([.$D5];2)" office:value-type="float" office:value="7.84" calcext:value-type="float">
            <text:p>7,84</text:p>
          </table:table-cell>
          <table:table-cell table:formula="of:=POWER([.$D5];4)" office:value-type="float" office:value="61.4656" calcext:value-type="float">
            <text:p>61,4656</text:p>
          </table:table-cell>
          <table:table-cell table:formula="of:=[.D5]/[.B5]" office:value-type="float" office:value="0.007922136713445" calcext:value-type="float">
            <text:p>0,007922136713445</text:p>
          </table:table-cell>
          <table:table-cell table:style-name="ce4"/>
          <table:table-cell office:value-type="string" calcext:value-type="string">
            <text:p>b</text:p>
          </table:table-cell>
          <table:table-cell office:value-type="string" calcext:value-type="string">
            <text:p>sigma b</text:p>
          </table:table-cell>
          <table:table-cell/>
          <table:table-cell table:style-name="ce4" office:value-type="float" office:value="18.7" calcext:value-type="float">
            <text:p>18,7</text:p>
          </table:table-cell>
          <table:table-cell table:style-name="ce3" table:formula="of:=POWER([.$N5];2)" office:value-type="float" office:value="349.69" calcext:value-type="float">
            <text:p>349,69</text:p>
          </table:table-cell>
          <table:table-cell table:style-name="ce4" office:value-type="float" office:value="3.2" calcext:value-type="float">
            <text:p>3,2</text:p>
          </table:table-cell>
          <table:table-cell table:style-name="ce3" table:formula="of:=POWER([.$P5];2)" office:value-type="float" office:value="10.24" calcext:value-type="float">
            <text:p>10,24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sigma b</text:p>
          </table:table-cell>
          <table:table-cell table:number-columns-repeated="2"/>
          <table:table-cell office:value-type="float" office:value="20.4" calcext:value-type="float">
            <text:p>20,4</text:p>
          </table:table-cell>
          <table:table-cell table:formula="of:=POWER([.$W5];2)" office:value-type="float" office:value="416.16" calcext:value-type="float">
            <text:p>416,16</text:p>
          </table:table-cell>
          <table:table-cell office:value-type="float" office:value="108.2" calcext:value-type="float">
            <text:p>108,2</text:p>
          </table:table-cell>
          <table:table-cell table:formula="of:=POWER([.$Y5];2)" office:value-type="float" office:value="11707.24" calcext:value-type="float">
            <text:p>11707,24</text:p>
          </table:table-cell>
          <table:table-cell table:formula="of:=[.Y5]*[.W5]" office:value-type="float" office:value="2207.28" calcext:value-type="float">
            <text:p>2207,28</text:p>
          </table:table-cell>
          <table:table-cell table:number-columns-repeated="6"/>
          <table:table-cell office:value-type="float" office:value="19.3" calcext:value-type="float">
            <text:p>19,3</text:p>
          </table:table-cell>
          <table:table-cell table:formula="of:=POWER([.$AH5];2)" office:value-type="float" office:value="372.49" calcext:value-type="float">
            <text:p>372,49</text:p>
          </table:table-cell>
          <table:table-cell office:value-type="float" office:value="56.6" calcext:value-type="float">
            <text:p>56,6</text:p>
          </table:table-cell>
          <table:table-cell table:formula="of:=POWER([.$AJ5];2)" office:value-type="float" office:value="3203.56" calcext:value-type="float">
            <text:p>3203,56</text:p>
          </table:table-cell>
          <table:table-cell table:formula="of:=[.AJ5]*[.AH5]" office:value-type="float" office:value="1092.38" calcext:value-type="float">
            <text:p>1092,38</text:p>
          </table:table-cell>
          <table:table-cell table:number-columns-repeated="6"/>
          <table:table-cell office:value-type="float" office:value="20.4" calcext:value-type="float">
            <text:p>20,4</text:p>
          </table:table-cell>
          <table:table-cell table:formula="of:=POWER([.$AS5];2)" office:value-type="float" office:value="416.16" calcext:value-type="float">
            <text:p>416,16</text:p>
          </table:table-cell>
          <table:table-cell office:value-type="float" office:value="26.5" calcext:value-type="float">
            <text:p>26,5</text:p>
          </table:table-cell>
          <table:table-cell table:formula="of:=POWER([.$AU5];2)" office:value-type="float" office:value="702.25" calcext:value-type="float">
            <text:p>702,25</text:p>
          </table:table-cell>
          <table:table-cell table:formula="of:=[.AU5]*[.AS5]" office:value-type="float" office:value="540.6" calcext:value-type="float">
            <text:p>540,6</text:p>
          </table:table-cell>
          <table:table-cell table:number-columns-repeated="10"/>
        </table:table-row>
        <table:table-row table:style-name="ro1">
          <table:table-cell table:style-name="ce2" office:value-type="float" office:value="19.1" calcext:value-type="float">
            <text:p>19,1</text:p>
          </table:table-cell>
          <table:table-cell table:formula="of:=POWER([.$A6];2)" office:value-type="float" office:value="364.81" calcext:value-type="float">
            <text:p>364,81</text:p>
          </table:table-cell>
          <table:table-cell table:formula="of:=POWER([.$A6];4)" office:value-type="float" office:value="133086.3361" calcext:value-type="float">
            <text:p>133086,3361</text:p>
          </table:table-cell>
          <table:table-cell table:style-name="ce4" office:value-type="float" office:value="3" calcext:value-type="float">
            <text:p>3</text:p>
          </table:table-cell>
          <table:table-cell table:formula="of:=1/[.B6]" office:value-type="float" office:value="0.0027411529289219" calcext:value-type="float">
            <text:p>0,002741152928922</text:p>
          </table:table-cell>
          <table:table-cell table:formula="of:=1/POWER([.A6];4)" office:value-type="float" office:value="0.00000751391937973713" calcext:value-type="float">
            <text:p>7,51391937973713E-06</text:p>
          </table:table-cell>
          <table:table-cell table:formula="of:=POWER([.$D6];2)" office:value-type="float" office:value="9" calcext:value-type="float">
            <text:p>9</text:p>
          </table:table-cell>
          <table:table-cell table:formula="of:=POWER([.$D6];4)" office:value-type="float" office:value="81" calcext:value-type="float">
            <text:p>81</text:p>
          </table:table-cell>
          <table:table-cell table:formula="of:=[.D6]/[.B6]" office:value-type="float" office:value="0.00822345878676571" calcext:value-type="float">
            <text:p>0,008223458786766</text:p>
          </table:table-cell>
          <table:table-cell table:style-name="ce4"/>
          <table:table-cell table:formula="of:=[.D24]-[.K3]*[.E24]" office:value-type="float" office:value="-0.334130309596019" calcext:value-type="float">
            <text:p>-0,334130309596019</text:p>
          </table:table-cell>
          <table:table-cell table:formula="of:=[.L3]*SQRT([.F24]-[.E24]*[.E24])" office:value-type="float" office:value="0.0519878629208009" calcext:value-type="float">
            <text:p>0,051987862920801</text:p>
          </table:table-cell>
          <table:table-cell/>
          <table:table-cell table:style-name="ce4" office:value-type="float" office:value="18.6" calcext:value-type="float">
            <text:p>18,6</text:p>
          </table:table-cell>
          <table:table-cell table:style-name="ce3" table:formula="of:=POWER([.$N6];2)" office:value-type="float" office:value="345.96" calcext:value-type="float">
            <text:p>345,96</text:p>
          </table:table-cell>
          <table:table-cell table:style-name="ce4" office:value-type="float" office:value="2.8" calcext:value-type="float">
            <text:p>2,8</text:p>
          </table:table-cell>
          <table:table-cell table:style-name="ce3" table:formula="of:=POWER([.$P6];2)" office:value-type="float" office:value="7.84" calcext:value-type="float">
            <text:p>7,84</text:p>
          </table:table-cell>
          <table:table-cell/>
          <table:table-cell office:value-type="float" office:value="35.86" calcext:value-type="float">
            <text:p>35,86</text:p>
          </table:table-cell>
          <table:table-cell table:formula="of:=[.T3]*SQRT([.Q13])" office:value-type="float" office:value="6.54070174717168" calcext:value-type="float">
            <text:p>6,54070174717168</text:p>
          </table:table-cell>
          <table:table-cell table:number-columns-repeated="2"/>
          <table:table-cell office:value-type="float" office:value="19.8" calcext:value-type="float">
            <text:p>19,8</text:p>
          </table:table-cell>
          <table:table-cell table:formula="of:=POWER([.$W6];2)" office:value-type="float" office:value="392.04" calcext:value-type="float">
            <text:p>392,04</text:p>
          </table:table-cell>
          <table:table-cell office:value-type="float" office:value="107.6" calcext:value-type="float">
            <text:p>107,6</text:p>
          </table:table-cell>
          <table:table-cell table:formula="of:=POWER([.$Y6];2)" office:value-type="float" office:value="11577.76" calcext:value-type="float">
            <text:p>11577,76</text:p>
          </table:table-cell>
          <table:table-cell table:formula="of:=[.Y6]*[.W6]" office:value-type="float" office:value="2130.48" calcext:value-type="float">
            <text:p>2130,48</text:p>
          </table:table-cell>
          <table:table-cell/>
          <table:table-cell office:value-type="string" calcext:value-type="string">
            <text:p>k2</text:p>
          </table:table-cell>
          <table:table-cell office:value-type="string" calcext:value-type="string">
            <text:p>sigma k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sigma b2</text:p>
          </table:table-cell>
          <table:table-cell/>
          <table:table-cell office:value-type="float" office:value="16.9" calcext:value-type="float">
            <text:p>16,9</text:p>
          </table:table-cell>
          <table:table-cell table:formula="of:=POWER([.$AH6];2)" office:value-type="float" office:value="285.61" calcext:value-type="float">
            <text:p>285,61</text:p>
          </table:table-cell>
          <table:table-cell office:value-type="float" office:value="55.2" calcext:value-type="float">
            <text:p>55,2</text:p>
          </table:table-cell>
          <table:table-cell table:formula="of:=POWER([.$AJ6];2)" office:value-type="float" office:value="3047.04" calcext:value-type="float">
            <text:p>3047,04</text:p>
          </table:table-cell>
          <table:table-cell table:formula="of:=[.AJ6]*[.AH6]" office:value-type="float" office:value="932.88" calcext:value-type="float">
            <text:p>932,88</text:p>
          </table:table-cell>
          <table:table-cell/>
          <table:table-cell office:value-type="string" calcext:value-type="string">
            <text:p>k2</text:p>
          </table:table-cell>
          <table:table-cell office:value-type="string" calcext:value-type="string">
            <text:p>sigma k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sigma b2</text:p>
          </table:table-cell>
          <table:table-cell/>
          <table:table-cell office:value-type="float" office:value="17.8" calcext:value-type="float">
            <text:p>17,8</text:p>
          </table:table-cell>
          <table:table-cell table:formula="of:=POWER([.$AS6];2)" office:value-type="float" office:value="316.84" calcext:value-type="float">
            <text:p>316,84</text:p>
          </table:table-cell>
          <table:table-cell office:value-type="float" office:value="25.8" calcext:value-type="float">
            <text:p>25,8</text:p>
          </table:table-cell>
          <table:table-cell table:formula="of:=POWER([.$AU6];2)" office:value-type="float" office:value="665.64" calcext:value-type="float">
            <text:p>665,64</text:p>
          </table:table-cell>
          <table:table-cell table:formula="of:=[.AU6]*[.AS6]" office:value-type="float" office:value="459.24" calcext:value-type="float">
            <text:p>459,24</text:p>
          </table:table-cell>
          <table:table-cell/>
          <table:table-cell office:value-type="string" calcext:value-type="string">
            <text:p>k2</text:p>
          </table:table-cell>
          <table:table-cell office:value-type="string" calcext:value-type="string">
            <text:p>sigma k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sigma b2</text:p>
          </table:table-cell>
          <table:table-cell table:number-columns-repeated="5"/>
        </table:table-row>
        <table:table-row table:style-name="ro1">
          <table:table-cell table:style-name="ce2" office:value-type="float" office:value="18.6" calcext:value-type="float">
            <text:p>18,6</text:p>
          </table:table-cell>
          <table:table-cell table:formula="of:=POWER([.$A7];2)" office:value-type="float" office:value="345.96" calcext:value-type="float">
            <text:p>345,96</text:p>
          </table:table-cell>
          <table:table-cell table:formula="of:=POWER([.$A7];4)" office:value-type="float" office:value="119688.3216" calcext:value-type="float">
            <text:p>119688,3216</text:p>
          </table:table-cell>
          <table:table-cell table:style-name="ce4" office:value-type="float" office:value="3.24" calcext:value-type="float">
            <text:p>3,24</text:p>
          </table:table-cell>
          <table:table-cell table:formula="of:=1/[.B7]" office:value-type="float" office:value="0.00289050757312984" calcext:value-type="float">
            <text:p>0,00289050757313</text:p>
          </table:table-cell>
          <table:table-cell table:formula="of:=1/POWER([.A7];4)" office:value-type="float" office:value="0.00000835503403032097" calcext:value-type="float">
            <text:p>8,35503403032097E-06</text:p>
          </table:table-cell>
          <table:table-cell table:formula="of:=POWER([.$D7];2)" office:value-type="float" office:value="10.4976" calcext:value-type="float">
            <text:p>10,4976</text:p>
          </table:table-cell>
          <table:table-cell table:formula="of:=POWER([.$D7];4)" office:value-type="float" office:value="110.19960576" calcext:value-type="float">
            <text:p>110,19960576</text:p>
          </table:table-cell>
          <table:table-cell table:formula="of:=[.D7]/[.B7]" office:value-type="float" office:value="0.00936524453694069" calcext:value-type="float">
            <text:p>0,009365244536941</text:p>
          </table:table-cell>
          <table:table-cell table:style-name="ce4"/>
          <table:table-cell table:number-columns-repeated="3"/>
          <table:table-cell table:style-name="ce4" office:value-type="float" office:value="19.9" calcext:value-type="float">
            <text:p>19,9</text:p>
          </table:table-cell>
          <table:table-cell table:style-name="ce3" table:formula="of:=POWER([.$N7];2)" office:value-type="float" office:value="396.01" calcext:value-type="float">
            <text:p>396,01</text:p>
          </table:table-cell>
          <table:table-cell table:style-name="ce4" office:value-type="float" office:value="2.36" calcext:value-type="float">
            <text:p>2,36</text:p>
          </table:table-cell>
          <table:table-cell table:style-name="ce3" table:formula="of:=POWER([.$P7];2)" office:value-type="float" office:value="5.5696" calcext:value-type="float">
            <text:p>5,5696</text:p>
          </table:table-cell>
          <table:table-cell table:number-columns-repeated="5"/>
          <table:table-cell office:value-type="float" office:value="18.5" calcext:value-type="float">
            <text:p>18,5</text:p>
          </table:table-cell>
          <table:table-cell table:formula="of:=POWER([.$W7];2)" office:value-type="float" office:value="342.25" calcext:value-type="float">
            <text:p>342,25</text:p>
          </table:table-cell>
          <table:table-cell office:value-type="float" office:value="105.3" calcext:value-type="float">
            <text:p>105,3</text:p>
          </table:table-cell>
          <table:table-cell table:formula="of:=POWER([.$Y7];2)" office:value-type="float" office:value="11088.09" calcext:value-type="float">
            <text:p>11088,09</text:p>
          </table:table-cell>
          <table:table-cell table:formula="of:=[.Y7]*[.W7]" office:value-type="float" office:value="1948.05" calcext:value-type="float">
            <text:p>1948,05</text:p>
          </table:table-cell>
          <table:table-cell/>
          <table:table-cell table:formula="of:=([.AA44]-[.W44]*[.Y44])/([.X44]-[.W44]*[.W44])" office:value-type="float" office:value="1.1389600807704" calcext:value-type="float">
            <text:p>1,1389600807704</text:p>
          </table:table-cell>
          <table:table-cell table:formula="of:=SQRT(1/6*(([.Z44])/([.X44])-[.AC7]*[.AC7]))/10" office:value-type="float" office:value="0.219294348160848" calcext:value-type="float">
            <text:p>0,219294348160848</text:p>
          </table:table-cell>
          <table:table-cell table:formula="of:=[.Y44]-[.AC7]*[.W44]" office:value-type="float" office:value="-90.3715594905255" calcext:value-type="float">
            <text:p>-90,3715594905255</text:p>
          </table:table-cell>
          <table:table-cell table:formula="of:=[.AD7]*SQRT([.X44])" office:value-type="float" office:value="4.54212390596113" calcext:value-type="float">
            <text:p>4,54212390596113</text:p>
          </table:table-cell>
          <table:table-cell/>
          <table:table-cell office:value-type="float" office:value="14.7" calcext:value-type="float">
            <text:p>14,7</text:p>
          </table:table-cell>
          <table:table-cell table:formula="of:=POWER([.$AH7];2)" office:value-type="float" office:value="216.09" calcext:value-type="float">
            <text:p>216,09</text:p>
          </table:table-cell>
          <table:table-cell office:value-type="float" office:value="53.7" calcext:value-type="float">
            <text:p>53,7</text:p>
          </table:table-cell>
          <table:table-cell table:formula="of:=POWER([.$AJ7];2)" office:value-type="float" office:value="2883.69" calcext:value-type="float">
            <text:p>2883,69</text:p>
          </table:table-cell>
          <table:table-cell table:formula="of:=[.AJ7]*[.AH7]" office:value-type="float" office:value="789.39" calcext:value-type="float">
            <text:p>789,39</text:p>
          </table:table-cell>
          <table:table-cell/>
          <table:table-cell table:formula="of:=([.AL37]-[.AH37]*[.AJ37])/([.AI37]-[.AH37]*[.AH37])" office:value-type="float" office:value="0.695190728517866" calcext:value-type="float">
            <text:p>0,695190728517866</text:p>
          </table:table-cell>
          <table:table-cell table:formula="of:=SQRT(1/4*(([.AK37])/([.AI37])-[.AN7]*[.AN7]))/10" office:value-type="float" office:value="0.148041873127982" calcext:value-type="float">
            <text:p>0,148041873127982</text:p>
          </table:table-cell>
          <table:table-cell table:formula="of:=[.AJ37]-[.AN7]*[.AH37]" office:value-type="float" office:value="-45.0090917542065" calcext:value-type="float">
            <text:p>-45,0090917542065</text:p>
          </table:table-cell>
          <table:table-cell table:formula="of:=[.AO7]*SQRT([.AI37])" office:value-type="float" office:value="2.82191654324031" calcext:value-type="float">
            <text:p>2,82191654324031</text:p>
          </table:table-cell>
          <table:table-cell/>
          <table:table-cell office:value-type="float" office:value="16.2" calcext:value-type="float">
            <text:p>16,2</text:p>
          </table:table-cell>
          <table:table-cell table:formula="of:=POWER([.$AS7];2)" office:value-type="float" office:value="262.44" calcext:value-type="float">
            <text:p>262,44</text:p>
          </table:table-cell>
          <table:table-cell office:value-type="float" office:value="25.3" calcext:value-type="float">
            <text:p>25,3</text:p>
          </table:table-cell>
          <table:table-cell table:formula="of:=POWER([.$AU7];2)" office:value-type="float" office:value="640.09" calcext:value-type="float">
            <text:p>640,09</text:p>
          </table:table-cell>
          <table:table-cell table:formula="of:=[.AU7]*[.AS7]" office:value-type="float" office:value="409.86" calcext:value-type="float">
            <text:p>409,86</text:p>
          </table:table-cell>
          <table:table-cell/>
          <table:table-cell table:formula="of:=([.AW43]-[.AU43]*[.AS43])/([.AT43]-[.AS43]*[.AS43])" office:value-type="float" office:value="0.372824524988028" calcext:value-type="float">
            <text:p>0,372824524988028</text:p>
          </table:table-cell>
          <table:table-cell table:formula="of:=SQRT(1/9*(([.AV43])/([.AT43])-[.AY7]*[.AY7]))/10" office:value-type="float" office:value="0.0468564324455714" calcext:value-type="float">
            <text:p>0,046856432445571</text:p>
          </table:table-cell>
          <table:table-cell table:formula="of:=[.AU43]-[.AY7]*[.AS43]" office:value-type="float" office:value="-20.1279738144659" calcext:value-type="float">
            <text:p>-20,1279738144659</text:p>
          </table:table-cell>
          <table:table-cell table:formula="of:=[.AZ7]*SQRT([.AT43])" office:value-type="float" office:value="0.866515943139348" calcext:value-type="float">
            <text:p>0,866515943139348</text:p>
          </table:table-cell>
          <table:table-cell table:number-columns-repeated="5"/>
        </table:table-row>
        <table:table-row table:style-name="ro1">
          <table:table-cell table:style-name="ce2" office:value-type="float" office:value="17.8" calcext:value-type="float">
            <text:p>17,8</text:p>
          </table:table-cell>
          <table:table-cell table:formula="of:=POWER([.$A8];2)" office:value-type="float" office:value="316.84" calcext:value-type="float">
            <text:p>316,84</text:p>
          </table:table-cell>
          <table:table-cell table:formula="of:=POWER([.$A8];4)" office:value-type="float" office:value="100387.5856" calcext:value-type="float">
            <text:p>100387,5856</text:p>
          </table:table-cell>
          <table:table-cell table:style-name="ce4" office:value-type="float" office:value="3.52" calcext:value-type="float">
            <text:p>3,52</text:p>
          </table:table-cell>
          <table:table-cell table:formula="of:=1/[.B8]" office:value-type="float" office:value="0.0031561671506123" calcext:value-type="float">
            <text:p>0,003156167150612</text:p>
          </table:table-cell>
          <table:table-cell table:formula="of:=1/POWER([.A8];4)" office:value-type="float" office:value="0.00000996139108260414" calcext:value-type="float">
            <text:p>9,96139108260414E-06</text:p>
          </table:table-cell>
          <table:table-cell table:formula="of:=POWER([.$D8];2)" office:value-type="float" office:value="12.3904" calcext:value-type="float">
            <text:p>12,3904</text:p>
          </table:table-cell>
          <table:table-cell table:formula="of:=POWER([.$D8];4)" office:value-type="float" office:value="153.52201216" calcext:value-type="float">
            <text:p>153,52201216</text:p>
          </table:table-cell>
          <table:table-cell table:formula="of:=[.D8]/[.B8]" office:value-type="float" office:value="0.0111097083701553" calcext:value-type="float">
            <text:p>0,011109708370155</text:p>
          </table:table-cell>
          <table:table-cell table:style-name="ce4"/>
          <table:table-cell table:number-columns-repeated="3"/>
          <table:table-cell table:style-name="ce4" office:value-type="float" office:value="22.4" calcext:value-type="float">
            <text:p>22,4</text:p>
          </table:table-cell>
          <table:table-cell table:style-name="ce3" table:formula="of:=POWER([.$N8];2)" office:value-type="float" office:value="501.76" calcext:value-type="float">
            <text:p>501,76</text:p>
          </table:table-cell>
          <table:table-cell table:style-name="ce4" office:value-type="float" office:value="1.96" calcext:value-type="float">
            <text:p>1,96</text:p>
          </table:table-cell>
          <table:table-cell table:style-name="ce3" table:formula="of:=POWER([.$P8];2)" office:value-type="float" office:value="3.8416" calcext:value-type="float">
            <text:p>3,8416</text:p>
          </table:table-cell>
          <table:table-cell table:number-columns-repeated="5"/>
          <table:table-cell office:value-type="float" office:value="16.6" calcext:value-type="float">
            <text:p>16,6</text:p>
          </table:table-cell>
          <table:table-cell table:formula="of:=POWER([.$W8];2)" office:value-type="float" office:value="275.56" calcext:value-type="float">
            <text:p>275,56</text:p>
          </table:table-cell>
          <table:table-cell office:value-type="float" office:value="103.7" calcext:value-type="float">
            <text:p>103,7</text:p>
          </table:table-cell>
          <table:table-cell table:formula="of:=POWER([.$Y8];2)" office:value-type="float" office:value="10753.69" calcext:value-type="float">
            <text:p>10753,69</text:p>
          </table:table-cell>
          <table:table-cell table:formula="of:=[.Y8]*[.W8]" office:value-type="float" office:value="1721.42" calcext:value-type="float">
            <text:p>1721,42</text:p>
          </table:table-cell>
          <table:table-cell table:number-columns-repeated="6"/>
          <table:table-cell office:value-type="float" office:value="13.3" calcext:value-type="float">
            <text:p>13,3</text:p>
          </table:table-cell>
          <table:table-cell table:formula="of:=POWER([.$AH8];2)" office:value-type="float" office:value="176.89" calcext:value-type="float">
            <text:p>176,89</text:p>
          </table:table-cell>
          <table:table-cell office:value-type="float" office:value="52.4" calcext:value-type="float">
            <text:p>52,4</text:p>
          </table:table-cell>
          <table:table-cell table:formula="of:=POWER([.$AJ8];2)" office:value-type="float" office:value="2745.76" calcext:value-type="float">
            <text:p>2745,76</text:p>
          </table:table-cell>
          <table:table-cell table:formula="of:=[.AJ8]*[.AH8]" office:value-type="float" office:value="696.92" calcext:value-type="float">
            <text:p>696,92</text:p>
          </table:table-cell>
          <table:table-cell table:number-columns-repeated="6"/>
          <table:table-cell office:value-type="float" office:value="15.1" calcext:value-type="float">
            <text:p>15,1</text:p>
          </table:table-cell>
          <table:table-cell table:formula="of:=POWER([.$AS8];2)" office:value-type="float" office:value="228.01" calcext:value-type="float">
            <text:p>228,01</text:p>
          </table:table-cell>
          <table:table-cell office:value-type="float" office:value="24.9" calcext:value-type="float">
            <text:p>24,9</text:p>
          </table:table-cell>
          <table:table-cell table:formula="of:=POWER([.$AU8];2)" office:value-type="float" office:value="620.01" calcext:value-type="float">
            <text:p>620,01</text:p>
          </table:table-cell>
          <table:table-cell table:formula="of:=[.AU8]*[.AS8]" office:value-type="float" office:value="375.99" calcext:value-type="float">
            <text:p>375,99</text:p>
          </table:table-cell>
          <table:table-cell table:number-columns-repeated="10"/>
        </table:table-row>
        <table:table-row table:style-name="ro1">
          <table:table-cell table:style-name="ce2" office:value-type="float" office:value="16.9" calcext:value-type="float">
            <text:p>16,9</text:p>
          </table:table-cell>
          <table:table-cell table:formula="of:=POWER([.$A9];2)" office:value-type="float" office:value="285.61" calcext:value-type="float">
            <text:p>285,61</text:p>
          </table:table-cell>
          <table:table-cell table:formula="of:=POWER([.$A9];4)" office:value-type="float" office:value="81573.0721" calcext:value-type="float">
            <text:p>81573,0721</text:p>
          </table:table-cell>
          <table:table-cell table:style-name="ce4" office:value-type="float" office:value="3.84" calcext:value-type="float">
            <text:p>3,84</text:p>
          </table:table-cell>
          <table:table-cell table:formula="of:=1/[.B9]" office:value-type="float" office:value="0.00350127796645776" calcext:value-type="float">
            <text:p>0,003501277966458</text:p>
          </table:table-cell>
          <table:table-cell table:formula="of:=1/POWER([.A9];4)" office:value-type="float" office:value="0.0000122589473984026" calcext:value-type="float">
            <text:p>1,22589473984026E-05</text:p>
          </table:table-cell>
          <table:table-cell table:formula="of:=POWER([.$D9];2)" office:value-type="float" office:value="14.7456" calcext:value-type="float">
            <text:p>14,7456</text:p>
          </table:table-cell>
          <table:table-cell table:formula="of:=POWER([.$D9];4)" office:value-type="float" office:value="217.43271936" calcext:value-type="float">
            <text:p>217,43271936</text:p>
          </table:table-cell>
          <table:table-cell table:formula="of:=[.D9]/[.B9]" office:value-type="float" office:value="0.0134449073911978" calcext:value-type="float">
            <text:p>0,013444907391198</text:p>
          </table:table-cell>
          <table:table-cell table:style-name="ce4"/>
          <table:table-cell office:value-type="string" calcext:value-type="string">
            <text:p>rmax</text:p>
          </table:table-cell>
          <table:table-cell table:number-columns-repeated="2"/>
          <table:table-cell table:style-name="ce4" office:value-type="float" office:value="29.8" calcext:value-type="float">
            <text:p>29,8</text:p>
          </table:table-cell>
          <table:table-cell table:style-name="ce3" table:formula="of:=POWER([.$N9];2)" office:value-type="float" office:value="888.04" calcext:value-type="float">
            <text:p>888,04</text:p>
          </table:table-cell>
          <table:table-cell table:style-name="ce4" office:value-type="float" office:value="1.52" calcext:value-type="float">
            <text:p>1,52</text:p>
          </table:table-cell>
          <table:table-cell table:style-name="ce3" table:formula="of:=POWER([.$P9];2)" office:value-type="float" office:value="2.3104" calcext:value-type="float">
            <text:p>2,3104</text:p>
          </table:table-cell>
          <table:table-cell table:number-columns-repeated="5"/>
          <table:table-cell office:value-type="float" office:value="15.7" calcext:value-type="float">
            <text:p>15,7</text:p>
          </table:table-cell>
          <table:table-cell table:formula="of:=POWER([.$W9];2)" office:value-type="float" office:value="246.49" calcext:value-type="float">
            <text:p>246,49</text:p>
          </table:table-cell>
          <table:table-cell office:value-type="float" office:value="101.7" calcext:value-type="float">
            <text:p>101,7</text:p>
          </table:table-cell>
          <table:table-cell table:formula="of:=POWER([.$Y9];2)" office:value-type="float" office:value="10342.89" calcext:value-type="float">
            <text:p>10342,89</text:p>
          </table:table-cell>
          <table:table-cell table:formula="of:=[.Y9]*[.W9]" office:value-type="float" office:value="1596.69" calcext:value-type="float">
            <text:p>1596,69</text:p>
          </table:table-cell>
          <table:table-cell/>
          <table:table-cell office:value-type="string" calcext:value-type="string">
            <text:p>k3</text:p>
          </table:table-cell>
          <table:table-cell office:value-type="string" calcext:value-type="string">
            <text:p>sigma k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sigma b3</text:p>
          </table:table-cell>
          <table:table-cell/>
          <table:table-cell office:value-type="float" office:value="11.9" calcext:value-type="float">
            <text:p>11,9</text:p>
          </table:table-cell>
          <table:table-cell table:formula="of:=POWER([.$AH9];2)" office:value-type="float" office:value="141.61" calcext:value-type="float">
            <text:p>141,61</text:p>
          </table:table-cell>
          <table:table-cell office:value-type="float" office:value="51.1" calcext:value-type="float">
            <text:p>51,1</text:p>
          </table:table-cell>
          <table:table-cell table:formula="of:=POWER([.$AJ9];2)" office:value-type="float" office:value="2611.21" calcext:value-type="float">
            <text:p>2611,21</text:p>
          </table:table-cell>
          <table:table-cell table:formula="of:=[.AJ9]*[.AH9]" office:value-type="float" office:value="608.09" calcext:value-type="float">
            <text:p>608,09</text:p>
          </table:table-cell>
          <table:table-cell/>
          <table:table-cell office:value-type="string" calcext:value-type="string">
            <text:p>k3</text:p>
          </table:table-cell>
          <table:table-cell office:value-type="string" calcext:value-type="string">
            <text:p>sigma k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sigma b3</text:p>
          </table:table-cell>
          <table:table-cell/>
          <table:table-cell office:value-type="float" office:value="13.7" calcext:value-type="float">
            <text:p>13,7</text:p>
          </table:table-cell>
          <table:table-cell table:formula="of:=POWER([.$AS9];2)" office:value-type="float" office:value="187.69" calcext:value-type="float">
            <text:p>187,69</text:p>
          </table:table-cell>
          <table:table-cell office:value-type="float" office:value="24.3" calcext:value-type="float">
            <text:p>24,3</text:p>
          </table:table-cell>
          <table:table-cell table:formula="of:=POWER([.$AU9];2)" office:value-type="float" office:value="590.49" calcext:value-type="float">
            <text:p>590,49</text:p>
          </table:table-cell>
          <table:table-cell table:formula="of:=[.AU9]*[.AS9]" office:value-type="float" office:value="332.91" calcext:value-type="float">
            <text:p>332,91</text:p>
          </table:table-cell>
          <table:table-cell/>
          <table:table-cell office:value-type="string" calcext:value-type="string">
            <text:p>k3</text:p>
          </table:table-cell>
          <table:table-cell office:value-type="string" calcext:value-type="string">
            <text:p>sigma k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sigma b3</text:p>
          </table:table-cell>
          <table:table-cell table:number-columns-repeated="5"/>
        </table:table-row>
        <table:table-row table:style-name="ro1">
          <table:table-cell table:style-name="ce2" office:value-type="float" office:value="16.6" calcext:value-type="float">
            <text:p>16,6</text:p>
          </table:table-cell>
          <table:table-cell table:formula="of:=POWER([.$A10];2)" office:value-type="float" office:value="275.56" calcext:value-type="float">
            <text:p>275,56</text:p>
          </table:table-cell>
          <table:table-cell table:formula="of:=POWER([.$A10];4)" office:value-type="float" office:value="75933.3136" calcext:value-type="float">
            <text:p>75933,3136</text:p>
          </table:table-cell>
          <table:table-cell table:style-name="ce4" office:value-type="float" office:value="4" calcext:value-type="float">
            <text:p>4</text:p>
          </table:table-cell>
          <table:table-cell table:formula="of:=1/[.B10]" office:value-type="float" office:value="0.00362897372623022" calcext:value-type="float">
            <text:p>0,00362897372623</text:p>
          </table:table-cell>
          <table:table-cell table:formula="of:=1/POWER([.A10];4)" office:value-type="float" office:value="0.0000131694503056693" calcext:value-type="float">
            <text:p>1,31694503056693E-05</text:p>
          </table:table-cell>
          <table:table-cell table:formula="of:=POWER([.$D10];2)" office:value-type="float" office:value="16" calcext:value-type="float">
            <text:p>16</text:p>
          </table:table-cell>
          <table:table-cell table:formula="of:=POWER([.$D10];4)" office:value-type="float" office:value="256" calcext:value-type="float">
            <text:p>256</text:p>
          </table:table-cell>
          <table:table-cell table:formula="of:=[.D10]/[.B10]" office:value-type="float" office:value="0.0145158949049209" calcext:value-type="float">
            <text:p>0,014515894904921</text:p>
          </table:table-cell>
          <table:table-cell table:style-name="ce4"/>
          <table:table-cell table:formula="of:=0.1/[.A24]" office:value-type="float" office:value="0.00475866757307954" calcext:value-type="float">
            <text:p>0,00475866757308</text:p>
          </table:table-cell>
          <table:table-cell table:number-columns-repeated="2"/>
          <table:table-cell table:style-name="ce4" office:value-type="float" office:value="33.4" calcext:value-type="float">
            <text:p>33,4</text:p>
          </table:table-cell>
          <table:table-cell table:style-name="ce3" table:formula="of:=POWER([.$N10];2)" office:value-type="float" office:value="1115.56" calcext:value-type="float">
            <text:p>1115,56</text:p>
          </table:table-cell>
          <table:table-cell table:style-name="ce4" office:value-type="float" office:value="1.2" calcext:value-type="float">
            <text:p>1,2</text:p>
          </table:table-cell>
          <table:table-cell table:style-name="ce3" table:formula="of:=POWER([.$P10];2)" office:value-type="float" office:value="1.44" calcext:value-type="float">
            <text:p>1,44</text:p>
          </table:table-cell>
          <table:table-cell table:number-columns-repeated="5"/>
          <table:table-cell office:value-type="float" office:value="13.8" calcext:value-type="float">
            <text:p>13,8</text:p>
          </table:table-cell>
          <table:table-cell table:formula="of:=POWER([.$W10];2)" office:value-type="float" office:value="190.44" calcext:value-type="float">
            <text:p>190,44</text:p>
          </table:table-cell>
          <table:table-cell office:value-type="float" office:value="99.2" calcext:value-type="float">
            <text:p>99,2</text:p>
          </table:table-cell>
          <table:table-cell table:formula="of:=POWER([.$Y10];2)" office:value-type="float" office:value="9840.64" calcext:value-type="float">
            <text:p>9840,64</text:p>
          </table:table-cell>
          <table:table-cell table:formula="of:=[.Y10]*[.W10]" office:value-type="float" office:value="1368.96" calcext:value-type="float">
            <text:p>1368,96</text:p>
          </table:table-cell>
          <table:table-cell/>
          <table:table-cell table:formula="of:=([.AA45]-[.W45]*[.Y45])/([.X45]-[.W45]*[.W45])" office:value-type="float" office:value="8.75353088777375" calcext:value-type="float">
            <text:p>8,75353088777375</text:p>
          </table:table-cell>
          <table:table-cell table:formula="of:=SQRT(1/25*(([.Z45])/([.X45])-[.AC10]*[.AC10]))" office:value-type="float" office:value="0.381036242320526" calcext:value-type="float">
            <text:p>0,381036242320526</text:p>
          </table:table-cell>
          <table:table-cell table:formula="of:=[.Y45]-[.AC10]*[.W45]" office:value-type="float" office:value="0.283981107009756" calcext:value-type="float">
            <text:p>0,283981107009756</text:p>
          </table:table-cell>
          <table:table-cell table:formula="of:=[.AD10]*SQRT([.X45])" office:value-type="float" office:value="2.91432134506912" calcext:value-type="float">
            <text:p>2,91432134506912</text:p>
          </table:table-cell>
          <table:table-cell/>
          <table:table-cell office:value-type="float" office:value="9.9" calcext:value-type="float">
            <text:p>9,9</text:p>
          </table:table-cell>
          <table:table-cell table:formula="of:=POWER([.$AH10];2)" office:value-type="float" office:value="98.01" calcext:value-type="float">
            <text:p>98,01</text:p>
          </table:table-cell>
          <table:table-cell office:value-type="float" office:value="47.5" calcext:value-type="float">
            <text:p>47,5</text:p>
          </table:table-cell>
          <table:table-cell table:formula="of:=POWER([.$AJ10];2)" office:value-type="float" office:value="2256.25" calcext:value-type="float">
            <text:p>2256,25</text:p>
          </table:table-cell>
          <table:table-cell table:formula="of:=[.AJ10]*[.AH10]" office:value-type="float" office:value="470.25" calcext:value-type="float">
            <text:p>470,25</text:p>
          </table:table-cell>
          <table:table-cell/>
          <table:table-cell table:formula="of:=([.AL38]-[.AH38]*[.AJ38])/([.AI38]-[.AH38]*[.AH38])" office:value-type="float" office:value="4.73109055065807" calcext:value-type="float">
            <text:p>4,73109055065807</text:p>
          </table:table-cell>
          <table:table-cell table:formula="of:=SQRT(1/19*(([.AK38])/([.AI38])-[.AN10]*[.AN10]))" office:value-type="float" office:value="0.184410958575721" calcext:value-type="float">
            <text:p>0,184410958575721</text:p>
          </table:table-cell>
          <table:table-cell table:formula="of:=[.AJ38]-[.AN10]*[.AH38]" office:value-type="float" office:value="-0.0472495346411705" calcext:value-type="float">
            <text:p>-0,047249534641171</text:p>
          </table:table-cell>
          <table:table-cell table:formula="of:=[.AO10]*SQRT([.AI38])" office:value-type="float" office:value="1.35692795402008" calcext:value-type="float">
            <text:p>1,35692795402008</text:p>
          </table:table-cell>
          <table:table-cell/>
          <table:table-cell office:value-type="float" office:value="11.4" calcext:value-type="float">
            <text:p>11,4</text:p>
          </table:table-cell>
          <table:table-cell table:formula="of:=POWER([.$AS10];2)" office:value-type="float" office:value="129.96" calcext:value-type="float">
            <text:p>129,96</text:p>
          </table:table-cell>
          <table:table-cell office:value-type="float" office:value="23" calcext:value-type="float">
            <text:p>23</text:p>
          </table:table-cell>
          <table:table-cell table:formula="of:=POWER([.$AU10];2)" office:value-type="float" office:value="529" calcext:value-type="float">
            <text:p>529</text:p>
          </table:table-cell>
          <table:table-cell table:formula="of:=[.AU10]*[.AS10]" office:value-type="float" office:value="262.2" calcext:value-type="float">
            <text:p>262,2</text:p>
          </table:table-cell>
          <table:table-cell/>
          <table:table-cell table:formula="of:=([.AW44]-[.AU44]*[.AS44])/([.AT44]-[.AS44]*[.AS44])" office:value-type="float" office:value="2.49468080989758" calcext:value-type="float">
            <text:p>2,49468080989758</text:p>
          </table:table-cell>
          <table:table-cell table:formula="of:=SQRT(1/20*(([.AV44])/([.AT44])-[.AY10]*[.AY10]))" office:value-type="float" office:value="0.0599355311130335" calcext:value-type="float">
            <text:p>0,059935531113034</text:p>
          </table:table-cell>
          <table:table-cell table:formula="of:=[.AU44]-[.AY10]*[.AS44]" office:value-type="float" office:value="0.0922239059401882" calcext:value-type="float">
            <text:p>0,092223905940188</text:p>
          </table:table-cell>
          <table:table-cell table:formula="of:=[.AZ10]*SQRT([.AT44])" office:value-type="float" office:value="0.324504324593888" calcext:value-type="float">
            <text:p>0,324504324593888</text:p>
          </table:table-cell>
          <table:table-cell table:number-columns-repeated="5"/>
        </table:table-row>
        <table:table-row table:style-name="ro1">
          <table:table-cell table:style-name="ce2" office:value-type="float" office:value="16.3" calcext:value-type="float">
            <text:p>16,3</text:p>
          </table:table-cell>
          <table:table-cell table:formula="of:=POWER([.$A11];2)" office:value-type="float" office:value="265.69" calcext:value-type="float">
            <text:p>265,69</text:p>
          </table:table-cell>
          <table:table-cell table:formula="of:=POWER([.$A11];4)" office:value-type="float" office:value="70591.1761" calcext:value-type="float">
            <text:p>70591,1761</text:p>
          </table:table-cell>
          <table:table-cell table:style-name="ce4" office:value-type="float" office:value="4.2" calcext:value-type="float">
            <text:p>4,2</text:p>
          </table:table-cell>
          <table:table-cell table:formula="of:=1/[.B11]" office:value-type="float" office:value="0.00376378486205728" calcext:value-type="float">
            <text:p>0,003763784862057</text:p>
          </table:table-cell>
          <table:table-cell table:formula="of:=1/POWER([.A11];4)" office:value-type="float" office:value="0.0000141660764878516" calcext:value-type="float">
            <text:p>1,41660764878516E-05</text:p>
          </table:table-cell>
          <table:table-cell table:formula="of:=POWER([.$D11];2)" office:value-type="float" office:value="17.64" calcext:value-type="float">
            <text:p>17,64</text:p>
          </table:table-cell>
          <table:table-cell table:formula="of:=POWER([.$D11];4)" office:value-type="float" office:value="311.1696" calcext:value-type="float">
            <text:p>311,1696</text:p>
          </table:table-cell>
          <table:table-cell table:formula="of:=[.D11]/[.B11]" office:value-type="float" office:value="0.0158078964206406" calcext:value-type="float">
            <text:p>0,015807896420641</text:p>
          </table:table-cell>
          <table:table-cell table:style-name="ce4"/>
          <table:table-cell table:number-columns-repeated="3"/>
          <table:table-cell table:style-name="ce4" office:value-type="float" office:value="34.5" calcext:value-type="float">
            <text:p>34,5</text:p>
          </table:table-cell>
          <table:table-cell table:style-name="ce3" table:formula="of:=POWER([.$N11];2)" office:value-type="float" office:value="1190.25" calcext:value-type="float">
            <text:p>1190,25</text:p>
          </table:table-cell>
          <table:table-cell table:style-name="ce4" office:value-type="float" office:value="0.64" calcext:value-type="float">
            <text:p>0,64</text:p>
          </table:table-cell>
          <table:table-cell table:style-name="ce3" table:formula="of:=POWER([.$P11];2)" office:value-type="float" office:value="0.4096" calcext:value-type="float">
            <text:p>0,4096</text:p>
          </table:table-cell>
          <table:table-cell table:number-columns-repeated="5"/>
          <table:table-cell office:value-type="float" office:value="12.9" calcext:value-type="float">
            <text:p>12,9</text:p>
          </table:table-cell>
          <table:table-cell table:formula="of:=POWER([.$W11];2)" office:value-type="float" office:value="166.41" calcext:value-type="float">
            <text:p>166,41</text:p>
          </table:table-cell>
          <table:table-cell office:value-type="float" office:value="96.3" calcext:value-type="float">
            <text:p>96,3</text:p>
          </table:table-cell>
          <table:table-cell table:formula="of:=POWER([.$Y11];2)" office:value-type="float" office:value="9273.69" calcext:value-type="float">
            <text:p>9273,69</text:p>
          </table:table-cell>
          <table:table-cell table:formula="of:=[.Y11]*[.W11]" office:value-type="float" office:value="1242.27" calcext:value-type="float">
            <text:p>1242,27</text:p>
          </table:table-cell>
          <table:table-cell table:number-columns-repeated="6"/>
          <table:table-cell office:value-type="float" office:value="8.2" calcext:value-type="float">
            <text:p>8,2</text:p>
          </table:table-cell>
          <table:table-cell table:formula="of:=POWER([.$AH11];2)" office:value-type="float" office:value="67.24" calcext:value-type="float">
            <text:p>67,24</text:p>
          </table:table-cell>
          <table:table-cell office:value-type="float" office:value="42.9" calcext:value-type="float">
            <text:p>42,9</text:p>
          </table:table-cell>
          <table:table-cell table:formula="of:=POWER([.$AJ11];2)" office:value-type="float" office:value="1840.41" calcext:value-type="float">
            <text:p>1840,41</text:p>
          </table:table-cell>
          <table:table-cell table:formula="of:=[.AJ11]*[.AH11]" office:value-type="float" office:value="351.78" calcext:value-type="float">
            <text:p>351,78</text:p>
          </table:table-cell>
          <table:table-cell table:number-columns-repeated="6"/>
          <table:table-cell office:value-type="float" office:value="9.6" calcext:value-type="float">
            <text:p>9,6</text:p>
          </table:table-cell>
          <table:table-cell table:formula="of:=POWER([.$AS11];2)" office:value-type="float" office:value="92.16" calcext:value-type="float">
            <text:p>92,16</text:p>
          </table:table-cell>
          <table:table-cell office:value-type="float" office:value="21.4" calcext:value-type="float">
            <text:p>21,4</text:p>
          </table:table-cell>
          <table:table-cell table:formula="of:=POWER([.$AU11];2)" office:value-type="float" office:value="457.96" calcext:value-type="float">
            <text:p>457,96</text:p>
          </table:table-cell>
          <table:table-cell table:formula="of:=[.AU11]*[.AS11]" office:value-type="float" office:value="205.44" calcext:value-type="float">
            <text:p>205,44</text:p>
          </table:table-cell>
          <table:table-cell table:number-columns-repeated="10"/>
        </table:table-row>
        <table:table-row table:style-name="ro1">
          <table:table-cell table:style-name="ce2" office:value-type="float" office:value="16.1" calcext:value-type="float">
            <text:p>16,1</text:p>
          </table:table-cell>
          <table:table-cell table:formula="of:=POWER([.$A12];2)" office:value-type="float" office:value="259.21" calcext:value-type="float">
            <text:p>259,21</text:p>
          </table:table-cell>
          <table:table-cell table:formula="of:=POWER([.$A12];4)" office:value-type="float" office:value="67189.8241" calcext:value-type="float">
            <text:p>67189,8241</text:p>
          </table:table-cell>
          <table:table-cell table:style-name="ce4" office:value-type="float" office:value="4.4" calcext:value-type="float">
            <text:p>4,4</text:p>
          </table:table-cell>
          <table:table-cell table:formula="of:=1/[.B12]" office:value-type="float" office:value="0.00385787585355503" calcext:value-type="float">
            <text:p>0,003857875853555</text:p>
          </table:table-cell>
          <table:table-cell table:formula="of:=1/POWER([.A12];4)" office:value-type="float" office:value="0.000014883206101443" calcext:value-type="float">
            <text:p>1,4883206101443E-05</text:p>
          </table:table-cell>
          <table:table-cell table:formula="of:=POWER([.$D12];2)" office:value-type="float" office:value="19.36" calcext:value-type="float">
            <text:p>19,36</text:p>
          </table:table-cell>
          <table:table-cell table:formula="of:=POWER([.$D12];4)" office:value-type="float" office:value="374.8096" calcext:value-type="float">
            <text:p>374,8096</text:p>
          </table:table-cell>
          <table:table-cell table:formula="of:=[.D12]/[.B12]" office:value-type="float" office:value="0.0169746537556421" calcext:value-type="float">
            <text:p>0,016974653755642</text:p>
          </table:table-cell>
          <table:table-cell table:style-name="ce4"/>
          <table:table-cell table:number-columns-repeated="3"/>
          <table:table-cell table:style-name="ce4" office:value-type="float" office:value="35.6" calcext:value-type="float">
            <text:p>35,6</text:p>
          </table:table-cell>
          <table:table-cell table:style-name="ce3" table:formula="of:=POWER([.$N12];2)" office:value-type="float" office:value="1267.36" calcext:value-type="float">
            <text:p>1267,36</text:p>
          </table:table-cell>
          <table:table-cell table:style-name="ce4" office:value-type="float" office:value="0.24" calcext:value-type="float">
            <text:p>0,24</text:p>
          </table:table-cell>
          <table:table-cell table:style-name="ce3" table:formula="of:=POWER([.$P12];2)" office:value-type="float" office:value="0.0576" calcext:value-type="float">
            <text:p>0,0576</text:p>
          </table:table-cell>
          <table:table-cell table:number-columns-repeated="5"/>
          <table:table-cell office:value-type="float" office:value="10.5" calcext:value-type="float">
            <text:p>10,5</text:p>
          </table:table-cell>
          <table:table-cell table:formula="of:=POWER([.$W12];2)" office:value-type="float" office:value="110.25" calcext:value-type="float">
            <text:p>110,25</text:p>
          </table:table-cell>
          <table:table-cell office:value-type="float" office:value="89.2" calcext:value-type="float">
            <text:p>89,2</text:p>
          </table:table-cell>
          <table:table-cell table:formula="of:=POWER([.$Y12];2)" office:value-type="float" office:value="7956.64" calcext:value-type="float">
            <text:p>7956,64</text:p>
          </table:table-cell>
          <table:table-cell table:formula="of:=[.Y12]*[.W12]" office:value-type="float" office:value="936.6" calcext:value-type="float">
            <text:p>936,6</text:p>
          </table:table-cell>
          <table:table-cell table:number-columns-repeated="6"/>
          <table:table-cell office:value-type="float" office:value="7.2" calcext:value-type="float">
            <text:p>7,2</text:p>
          </table:table-cell>
          <table:table-cell table:formula="of:=POWER([.$AH12];2)" office:value-type="float" office:value="51.84" calcext:value-type="float">
            <text:p>51,84</text:p>
          </table:table-cell>
          <table:table-cell office:value-type="float" office:value="40" calcext:value-type="float">
            <text:p>40</text:p>
          </table:table-cell>
          <table:table-cell table:formula="of:=POWER([.$AJ12];2)" office:value-type="float" office:value="1600" calcext:value-type="float">
            <text:p>1600</text:p>
          </table:table-cell>
          <table:table-cell table:formula="of:=[.AJ12]*[.AH12]" office:value-type="float" office:value="288" calcext:value-type="float">
            <text:p>288</text:p>
          </table:table-cell>
          <table:table-cell table:number-columns-repeated="6"/>
          <table:table-cell office:value-type="float" office:value="8.3" calcext:value-type="float">
            <text:p>8,3</text:p>
          </table:table-cell>
          <table:table-cell table:formula="of:=POWER([.$AS12];2)" office:value-type="float" office:value="68.89" calcext:value-type="float">
            <text:p>68,89</text:p>
          </table:table-cell>
          <table:table-cell office:value-type="float" office:value="20" calcext:value-type="float">
            <text:p>20</text:p>
          </table:table-cell>
          <table:table-cell table:formula="of:=POWER([.$AU12];2)" office:value-type="float" office:value="400" calcext:value-type="float">
            <text:p>400</text:p>
          </table:table-cell>
          <table:table-cell table:formula="of:=[.AU12]*[.AS12]" office:value-type="float" office:value="166" calcext:value-type="float">
            <text:p>166</text:p>
          </table:table-cell>
          <table:table-cell table:number-columns-repeated="10"/>
        </table:table-row>
        <table:table-row table:style-name="ro1">
          <table:table-cell table:style-name="ce2" office:value-type="float" office:value="15.9" calcext:value-type="float">
            <text:p>15,9</text:p>
          </table:table-cell>
          <table:table-cell table:formula="of:=POWER([.$A13];2)" office:value-type="float" office:value="252.81" calcext:value-type="float">
            <text:p>252,81</text:p>
          </table:table-cell>
          <table:table-cell table:formula="of:=POWER([.$A13];4)" office:value-type="float" office:value="63912.8961" calcext:value-type="float">
            <text:p>63912,8961</text:p>
          </table:table-cell>
          <table:table-cell table:style-name="ce4" office:value-type="float" office:value="4.64" calcext:value-type="float">
            <text:p>4,64</text:p>
          </table:table-cell>
          <table:table-cell table:formula="of:=1/[.B13]" office:value-type="float" office:value="0.00395553973339662" calcext:value-type="float">
            <text:p>0,003955539733397</text:p>
          </table:table-cell>
          <table:table-cell table:formula="of:=1/POWER([.A13];4)" office:value-type="float" office:value="0.0000156462945824794" calcext:value-type="float">
            <text:p>1,56462945824794E-05</text:p>
          </table:table-cell>
          <table:table-cell table:formula="of:=POWER([.$D13];2)" office:value-type="float" office:value="21.5296" calcext:value-type="float">
            <text:p>21,5296</text:p>
          </table:table-cell>
          <table:table-cell table:formula="of:=POWER([.$D13];4)" office:value-type="float" office:value="463.52367616" calcext:value-type="float">
            <text:p>463,52367616</text:p>
          </table:table-cell>
          <table:table-cell table:formula="of:=[.D13]/[.B13]" office:value-type="float" office:value="0.0183537043629603" calcext:value-type="float">
            <text:p>0,01835370436296</text:p>
          </table:table-cell>
          <table:table-cell table:style-name="ce4"/>
          <table:table-cell table:number-columns-repeated="3"/>
          <table:table-cell table:style-name="ce4"/>
          <table:table-cell table:style-name="ce4" table:formula="of:=AVERAGE([.O2:.O12])" office:value-type="float" office:value="622.644545454546" calcext:value-type="float">
            <text:p>622,644545454546</text:p>
          </table:table-cell>
          <table:table-cell table:style-name="ce4"/>
          <table:table-cell table:style-name="ce4" table:formula="of:=AVERAGE([.Q2:.Q12])" office:value-type="float" office:value="7.95170909090909" calcext:value-type="float">
            <text:p>7,95170909090909</text:p>
          </table:table-cell>
          <table:table-cell table:number-columns-repeated="5"/>
          <table:table-cell office:value-type="float" office:value="8.8" calcext:value-type="float">
            <text:p>8,8</text:p>
          </table:table-cell>
          <table:table-cell table:formula="of:=POWER([.$W13];2)" office:value-type="float" office:value="77.44" calcext:value-type="float">
            <text:p>77,44</text:p>
          </table:table-cell>
          <table:table-cell office:value-type="float" office:value="82.3" calcext:value-type="float">
            <text:p>82,3</text:p>
          </table:table-cell>
          <table:table-cell table:formula="of:=POWER([.$Y13];2)" office:value-type="float" office:value="6773.29" calcext:value-type="float">
            <text:p>6773,29</text:p>
          </table:table-cell>
          <table:table-cell table:formula="of:=[.Y13]*[.W13]" office:value-type="float" office:value="724.24" calcext:value-type="float">
            <text:p>724,24</text:p>
          </table:table-cell>
          <table:table-cell table:number-columns-repeated="6"/>
          <table:table-cell office:value-type="float" office:value="6.1" calcext:value-type="float">
            <text:p>6,1</text:p>
          </table:table-cell>
          <table:table-cell table:formula="of:=POWER([.$AH13];2)" office:value-type="float" office:value="37.21" calcext:value-type="float">
            <text:p>37,21</text:p>
          </table:table-cell>
          <table:table-cell office:value-type="float" office:value="35.9" calcext:value-type="float">
            <text:p>35,9</text:p>
          </table:table-cell>
          <table:table-cell table:formula="of:=POWER([.$AJ13];2)" office:value-type="float" office:value="1288.81" calcext:value-type="float">
            <text:p>1288,81</text:p>
          </table:table-cell>
          <table:table-cell table:formula="of:=[.AJ13]*[.AH13]" office:value-type="float" office:value="218.99" calcext:value-type="float">
            <text:p>218,99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formula="of:=POWER([.$AS13];2)" office:value-type="float" office:value="49" calcext:value-type="float">
            <text:p>49</text:p>
          </table:table-cell>
          <table:table-cell office:value-type="float" office:value="18.1" calcext:value-type="float">
            <text:p>18,1</text:p>
          </table:table-cell>
          <table:table-cell table:formula="of:=POWER([.$AU13];2)" office:value-type="float" office:value="327.61" calcext:value-type="float">
            <text:p>327,61</text:p>
          </table:table-cell>
          <table:table-cell table:formula="of:=[.AU13]*[.AS13]" office:value-type="float" office:value="126.7" calcext:value-type="float">
            <text:p>126,7</text:p>
          </table:table-cell>
          <table:table-cell table:number-columns-repeated="10"/>
        </table:table-row>
        <table:table-row table:style-name="ro1">
          <table:table-cell table:style-name="ce4" office:value-type="float" office:value="16.1" calcext:value-type="float">
            <text:p>16,1</text:p>
          </table:table-cell>
          <table:table-cell table:formula="of:=POWER([.$A14];2)" office:value-type="float" office:value="259.21" calcext:value-type="float">
            <text:p>259,21</text:p>
          </table:table-cell>
          <table:table-cell table:formula="of:=POWER([.$A14];4)" office:value-type="float" office:value="67189.8241" calcext:value-type="float">
            <text:p>67189,8241</text:p>
          </table:table-cell>
          <table:table-cell table:style-name="ce4" office:value-type="float" office:value="4.32" calcext:value-type="float">
            <text:p>4,32</text:p>
          </table:table-cell>
          <table:table-cell table:formula="of:=1/[.B14]" office:value-type="float" office:value="0.00385787585355503" calcext:value-type="float">
            <text:p>0,003857875853555</text:p>
          </table:table-cell>
          <table:table-cell table:formula="of:=1/POWER([.A14];4)" office:value-type="float" office:value="0.000014883206101443" calcext:value-type="float">
            <text:p>1,4883206101443E-05</text:p>
          </table:table-cell>
          <table:table-cell table:formula="of:=POWER([.$D14];2)" office:value-type="float" office:value="18.6624" calcext:value-type="float">
            <text:p>18,6624</text:p>
          </table:table-cell>
          <table:table-cell table:formula="of:=POWER([.$D14];4)" office:value-type="float" office:value="348.28517376" calcext:value-type="float">
            <text:p>348,28517376</text:p>
          </table:table-cell>
          <table:table-cell table:formula="of:=[.D14]/[.B14]" office:value-type="float" office:value="0.0166660236873577" calcext:value-type="float">
            <text:p>0,016666023687358</text:p>
          </table:table-cell>
          <table:table-cell table:number-columns-repeated="13"/>
          <table:table-cell office:value-type="float" office:value="7.5" calcext:value-type="float">
            <text:p>7,5</text:p>
          </table:table-cell>
          <table:table-cell table:formula="of:=POWER([.$W14];2)" office:value-type="float" office:value="56.25" calcext:value-type="float">
            <text:p>56,25</text:p>
          </table:table-cell>
          <table:table-cell office:value-type="float" office:value="75.7" calcext:value-type="float">
            <text:p>75,7</text:p>
          </table:table-cell>
          <table:table-cell table:formula="of:=POWER([.$Y14];2)" office:value-type="float" office:value="5730.49" calcext:value-type="float">
            <text:p>5730,49</text:p>
          </table:table-cell>
          <table:table-cell table:formula="of:=[.Y14]*[.W14]" office:value-type="float" office:value="567.75" calcext:value-type="float">
            <text:p>567,75</text:p>
          </table:table-cell>
          <table:table-cell table:number-columns-repeated="6"/>
          <table:table-cell office:value-type="float" office:value="4.5" calcext:value-type="float">
            <text:p>4,5</text:p>
          </table:table-cell>
          <table:table-cell table:formula="of:=POWER([.$AH14];2)" office:value-type="float" office:value="20.25" calcext:value-type="float">
            <text:p>20,25</text:p>
          </table:table-cell>
          <table:table-cell office:value-type="float" office:value="29.1" calcext:value-type="float">
            <text:p>29,1</text:p>
          </table:table-cell>
          <table:table-cell table:formula="of:=POWER([.$AJ14];2)" office:value-type="float" office:value="846.81" calcext:value-type="float">
            <text:p>846,81</text:p>
          </table:table-cell>
          <table:table-cell table:formula="of:=[.AJ14]*[.AH14]" office:value-type="float" office:value="130.95" calcext:value-type="float">
            <text:p>130,95</text:p>
          </table:table-cell>
          <table:table-cell table:number-columns-repeated="6"/>
          <table:table-cell office:value-type="float" office:value="5.9" calcext:value-type="float">
            <text:p>5,9</text:p>
          </table:table-cell>
          <table:table-cell table:formula="of:=POWER([.$AS14];2)" office:value-type="float" office:value="34.81" calcext:value-type="float">
            <text:p>34,81</text:p>
          </table:table-cell>
          <table:table-cell office:value-type="float" office:value="16.1" calcext:value-type="float">
            <text:p>16,1</text:p>
          </table:table-cell>
          <table:table-cell table:formula="of:=POWER([.$AU14];2)" office:value-type="float" office:value="259.21" calcext:value-type="float">
            <text:p>259,21</text:p>
          </table:table-cell>
          <table:table-cell table:formula="of:=[.AU14]*[.AS14]" office:value-type="float" office:value="94.99" calcext:value-type="float">
            <text:p>94,99</text:p>
          </table:table-cell>
          <table:table-cell table:number-columns-repeated="10"/>
        </table:table-row>
        <table:table-row table:style-name="ro1">
          <table:table-cell table:style-name="ce4" office:value-type="float" office:value="16.9" calcext:value-type="float">
            <text:p>16,9</text:p>
          </table:table-cell>
          <table:table-cell table:formula="of:=POWER([.$A15];2)" office:value-type="float" office:value="285.61" calcext:value-type="float">
            <text:p>285,61</text:p>
          </table:table-cell>
          <table:table-cell table:formula="of:=POWER([.$A15];4)" office:value-type="float" office:value="81573.0721" calcext:value-type="float">
            <text:p>81573,0721</text:p>
          </table:table-cell>
          <table:table-cell table:style-name="ce4" office:value-type="float" office:value="3.8" calcext:value-type="float">
            <text:p>3,8</text:p>
          </table:table-cell>
          <table:table-cell table:formula="of:=1/[.B15]" office:value-type="float" office:value="0.00350127796645776" calcext:value-type="float">
            <text:p>0,003501277966458</text:p>
          </table:table-cell>
          <table:table-cell table:formula="of:=1/POWER([.A15];4)" office:value-type="float" office:value="0.0000122589473984026" calcext:value-type="float">
            <text:p>1,22589473984026E-05</text:p>
          </table:table-cell>
          <table:table-cell table:formula="of:=POWER([.$D15];2)" office:value-type="float" office:value="14.44" calcext:value-type="float">
            <text:p>14,44</text:p>
          </table:table-cell>
          <table:table-cell table:formula="of:=POWER([.$D15];4)" office:value-type="float" office:value="208.5136" calcext:value-type="float">
            <text:p>208,5136</text:p>
          </table:table-cell>
          <table:table-cell table:formula="of:=[.D15]/[.B15]" office:value-type="float" office:value="0.0133048562725395" calcext:value-type="float">
            <text:p>0,01330485627254</text:p>
          </table:table-cell>
          <table:table-cell table:number-columns-repeated="13"/>
          <table:table-cell office:value-type="float" office:value="6" calcext:value-type="float">
            <text:p>6</text:p>
          </table:table-cell>
          <table:table-cell table:formula="of:=POWER([.$W15];2)" office:value-type="float" office:value="36" calcext:value-type="float">
            <text:p>36</text:p>
          </table:table-cell>
          <table:table-cell office:value-type="float" office:value="66.7" calcext:value-type="float">
            <text:p>66,7</text:p>
          </table:table-cell>
          <table:table-cell table:formula="of:=POWER([.$Y15];2)" office:value-type="float" office:value="4448.89" calcext:value-type="float">
            <text:p>4448,89</text:p>
          </table:table-cell>
          <table:table-cell table:formula="of:=[.Y15]*[.W15]" office:value-type="float" office:value="400.2" calcext:value-type="float">
            <text:p>400,2</text:p>
          </table:table-cell>
          <table:table-cell table:number-columns-repeated="6"/>
          <table:table-cell office:value-type="float" office:value="3.2" calcext:value-type="float">
            <text:p>3,2</text:p>
          </table:table-cell>
          <table:table-cell table:formula="of:=POWER([.$AH15];2)" office:value-type="float" office:value="10.24" calcext:value-type="float">
            <text:p>10,24</text:p>
          </table:table-cell>
          <table:table-cell office:value-type="float" office:value="22.1" calcext:value-type="float">
            <text:p>22,1</text:p>
          </table:table-cell>
          <table:table-cell table:formula="of:=POWER([.$AJ15];2)" office:value-type="float" office:value="488.41" calcext:value-type="float">
            <text:p>488,41</text:p>
          </table:table-cell>
          <table:table-cell table:formula="of:=[.AJ15]*[.AH15]" office:value-type="float" office:value="70.72" calcext:value-type="float">
            <text:p>70,72</text:p>
          </table:table-cell>
          <table:table-cell table:number-columns-repeated="6"/>
          <table:table-cell office:value-type="float" office:value="4.9" calcext:value-type="float">
            <text:p>4,9</text:p>
          </table:table-cell>
          <table:table-cell table:formula="of:=POWER([.$AS15];2)" office:value-type="float" office:value="24.01" calcext:value-type="float">
            <text:p>24,01</text:p>
          </table:table-cell>
          <table:table-cell office:value-type="float" office:value="14.2" calcext:value-type="float">
            <text:p>14,2</text:p>
          </table:table-cell>
          <table:table-cell table:formula="of:=POWER([.$AU15];2)" office:value-type="float" office:value="201.64" calcext:value-type="float">
            <text:p>201,64</text:p>
          </table:table-cell>
          <table:table-cell table:formula="of:=[.AU15]*[.AS15]" office:value-type="float" office:value="69.58" calcext:value-type="float">
            <text:p>69,58</text:p>
          </table:table-cell>
          <table:table-cell table:number-columns-repeated="10"/>
        </table:table-row>
        <table:table-row table:style-name="ro1">
          <table:table-cell table:style-name="ce4" office:value-type="float" office:value="18.7" calcext:value-type="float">
            <text:p>18,7</text:p>
          </table:table-cell>
          <table:table-cell table:formula="of:=POWER([.$A16];2)" office:value-type="float" office:value="349.69" calcext:value-type="float">
            <text:p>349,69</text:p>
          </table:table-cell>
          <table:table-cell table:formula="of:=POWER([.$A16];4)" office:value-type="float" office:value="122283.0961" calcext:value-type="float">
            <text:p>122283,0961</text:p>
          </table:table-cell>
          <table:table-cell table:style-name="ce4" office:value-type="float" office:value="3.2" calcext:value-type="float">
            <text:p>3,2</text:p>
          </table:table-cell>
          <table:table-cell table:formula="of:=1/[.B16]" office:value-type="float" office:value="0.00285967571277417" calcext:value-type="float">
            <text:p>0,002859675712774</text:p>
          </table:table-cell>
          <table:table-cell table:formula="of:=1/POWER([.A16];4)" office:value-type="float" office:value="0.00000817774518223047" calcext:value-type="float">
            <text:p>8,17774518223047E-06</text:p>
          </table:table-cell>
          <table:table-cell table:formula="of:=POWER([.$D16];2)" office:value-type="float" office:value="10.24" calcext:value-type="float">
            <text:p>10,24</text:p>
          </table:table-cell>
          <table:table-cell table:formula="of:=POWER([.$D16];4)" office:value-type="float" office:value="104.8576" calcext:value-type="float">
            <text:p>104,8576</text:p>
          </table:table-cell>
          <table:table-cell table:formula="of:=[.D16]/[.B16]" office:value-type="float" office:value="0.00915096228087735" calcext:value-type="float">
            <text:p>0,009150962280877</text:p>
          </table:table-cell>
          <table:table-cell table:number-columns-repeated="13"/>
          <table:table-cell office:value-type="float" office:value="5.3" calcext:value-type="float">
            <text:p>5,3</text:p>
          </table:table-cell>
          <table:table-cell table:formula="of:=POWER([.$W16];2)" office:value-type="float" office:value="28.09" calcext:value-type="float">
            <text:p>28,09</text:p>
          </table:table-cell>
          <table:table-cell office:value-type="float" office:value="61.9" calcext:value-type="float">
            <text:p>61,9</text:p>
          </table:table-cell>
          <table:table-cell table:formula="of:=POWER([.$Y16];2)" office:value-type="float" office:value="3831.61" calcext:value-type="float">
            <text:p>3831,61</text:p>
          </table:table-cell>
          <table:table-cell table:formula="of:=[.Y16]*[.W16]" office:value-type="float" office:value="328.07" calcext:value-type="float">
            <text:p>328,07</text:p>
          </table:table-cell>
          <table:table-cell table:number-columns-repeated="6"/>
          <table:table-cell office:value-type="float" office:value="1.8" calcext:value-type="float">
            <text:p>1,8</text:p>
          </table:table-cell>
          <table:table-cell table:formula="of:=POWER([.$AH16];2)" office:value-type="float" office:value="3.24" calcext:value-type="float">
            <text:p>3,24</text:p>
          </table:table-cell>
          <table:table-cell office:value-type="float" office:value="13.7" calcext:value-type="float">
            <text:p>13,7</text:p>
          </table:table-cell>
          <table:table-cell table:formula="of:=POWER([.$AJ16];2)" office:value-type="float" office:value="187.69" calcext:value-type="float">
            <text:p>187,69</text:p>
          </table:table-cell>
          <table:table-cell table:formula="of:=[.AJ16]*[.AH16]" office:value-type="float" office:value="24.66" calcext:value-type="float">
            <text:p>24,66</text:p>
          </table:table-cell>
          <table:table-cell table:number-columns-repeated="6"/>
          <table:table-cell office:value-type="float" office:value="3.7" calcext:value-type="float">
            <text:p>3,7</text:p>
          </table:table-cell>
          <table:table-cell table:formula="of:=POWER([.$AS16];2)" office:value-type="float" office:value="13.69" calcext:value-type="float">
            <text:p>13,69</text:p>
          </table:table-cell>
          <table:table-cell office:value-type="float" office:value="11.5" calcext:value-type="float">
            <text:p>11,5</text:p>
          </table:table-cell>
          <table:table-cell table:formula="of:=POWER([.$AU16];2)" office:value-type="float" office:value="132.25" calcext:value-type="float">
            <text:p>132,25</text:p>
          </table:table-cell>
          <table:table-cell table:formula="of:=[.AU16]*[.AS16]" office:value-type="float" office:value="42.55" calcext:value-type="float">
            <text:p>42,55</text:p>
          </table:table-cell>
          <table:table-cell table:number-columns-repeated="10"/>
        </table:table-row>
        <table:table-row table:style-name="ro1">
          <table:table-cell table:style-name="ce4" office:value-type="float" office:value="18.6" calcext:value-type="float">
            <text:p>18,6</text:p>
          </table:table-cell>
          <table:table-cell table:formula="of:=POWER([.$A17];2)" office:value-type="float" office:value="345.96" calcext:value-type="float">
            <text:p>345,96</text:p>
          </table:table-cell>
          <table:table-cell table:formula="of:=POWER([.$A17];4)" office:value-type="float" office:value="119688.3216" calcext:value-type="float">
            <text:p>119688,3216</text:p>
          </table:table-cell>
          <table:table-cell table:style-name="ce4" office:value-type="float" office:value="2.8" calcext:value-type="float">
            <text:p>2,8</text:p>
          </table:table-cell>
          <table:table-cell table:formula="of:=1/[.B17]" office:value-type="float" office:value="0.00289050757312984" calcext:value-type="float">
            <text:p>0,00289050757313</text:p>
          </table:table-cell>
          <table:table-cell table:formula="of:=1/POWER([.A17];4)" office:value-type="float" office:value="0.00000835503403032097" calcext:value-type="float">
            <text:p>8,35503403032097E-06</text:p>
          </table:table-cell>
          <table:table-cell table:formula="of:=POWER([.$D17];2)" office:value-type="float" office:value="7.84" calcext:value-type="float">
            <text:p>7,84</text:p>
          </table:table-cell>
          <table:table-cell table:formula="of:=POWER([.$D17];4)" office:value-type="float" office:value="61.4656" calcext:value-type="float">
            <text:p>61,4656</text:p>
          </table:table-cell>
          <table:table-cell table:formula="of:=[.D17]/[.B17]" office:value-type="float" office:value="0.00809342120476356" calcext:value-type="float">
            <text:p>0,008093421204764</text:p>
          </table:table-cell>
          <table:table-cell table:number-columns-repeated="13"/>
          <table:table-cell office:value-type="float" office:value="4.2" calcext:value-type="float">
            <text:p>4,2</text:p>
          </table:table-cell>
          <table:table-cell table:formula="of:=POWER([.$W17];2)" office:value-type="float" office:value="17.64" calcext:value-type="float">
            <text:p>17,64</text:p>
          </table:table-cell>
          <table:table-cell office:value-type="float" office:value="53.4" calcext:value-type="float">
            <text:p>53,4</text:p>
          </table:table-cell>
          <table:table-cell table:formula="of:=POWER([.$Y17];2)" office:value-type="float" office:value="2851.56" calcext:value-type="float">
            <text:p>2851,56</text:p>
          </table:table-cell>
          <table:table-cell table:formula="of:=[.Y17]*[.W17]" office:value-type="float" office:value="224.28" calcext:value-type="float">
            <text:p>224,28</text:p>
          </table:table-cell>
          <table:table-cell table:number-columns-repeated="6"/>
          <table:table-cell office:value-type="float" office:value="0.9" calcext:value-type="float">
            <text:p>0,9</text:p>
          </table:table-cell>
          <table:table-cell table:formula="of:=POWER([.$AH17];2)" office:value-type="float" office:value="0.81" calcext:value-type="float">
            <text:p>0,81</text:p>
          </table:table-cell>
          <table:table-cell office:value-type="float" office:value="8.3" calcext:value-type="float">
            <text:p>8,3</text:p>
          </table:table-cell>
          <table:table-cell table:formula="of:=POWER([.$AJ17];2)" office:value-type="float" office:value="68.89" calcext:value-type="float">
            <text:p>68,89</text:p>
          </table:table-cell>
          <table:table-cell table:formula="of:=[.AJ17]*[.AH17]" office:value-type="float" office:value="7.47" calcext:value-type="float">
            <text:p>7,47</text:p>
          </table:table-cell>
          <table:table-cell table:number-columns-repeated="6"/>
          <table:table-cell office:value-type="float" office:value="2.6" calcext:value-type="float">
            <text:p>2,6</text:p>
          </table:table-cell>
          <table:table-cell table:formula="of:=POWER([.$AS17];2)" office:value-type="float" office:value="6.76" calcext:value-type="float">
            <text:p>6,76</text:p>
          </table:table-cell>
          <table:table-cell office:value-type="float" office:value="8.6" calcext:value-type="float">
            <text:p>8,6</text:p>
          </table:table-cell>
          <table:table-cell table:formula="of:=POWER([.$AU17];2)" office:value-type="float" office:value="73.96" calcext:value-type="float">
            <text:p>73,96</text:p>
          </table:table-cell>
          <table:table-cell table:formula="of:=[.AU17]*[.AS17]" office:value-type="float" office:value="22.36" calcext:value-type="float">
            <text:p>22,36</text:p>
          </table:table-cell>
          <table:table-cell table:number-columns-repeated="10"/>
        </table:table-row>
        <table:table-row table:style-name="ro1">
          <table:table-cell table:style-name="ce4" office:value-type="float" office:value="19.9" calcext:value-type="float">
            <text:p>19,9</text:p>
          </table:table-cell>
          <table:table-cell table:formula="of:=POWER([.$A18];2)" office:value-type="float" office:value="396.01" calcext:value-type="float">
            <text:p>396,01</text:p>
          </table:table-cell>
          <table:table-cell table:formula="of:=POWER([.$A18];4)" office:value-type="float" office:value="156823.9201" calcext:value-type="float">
            <text:p>156823,9201</text:p>
          </table:table-cell>
          <table:table-cell table:style-name="ce4" office:value-type="float" office:value="2.36" calcext:value-type="float">
            <text:p>2,36</text:p>
          </table:table-cell>
          <table:table-cell table:formula="of:=1/[.B18]" office:value-type="float" office:value="0.00252518875785965" calcext:value-type="float">
            <text:p>0,00252518875786</text:p>
          </table:table-cell>
          <table:table-cell table:formula="of:=1/POWER([.A18];4)" office:value-type="float" office:value="0.00000637657826282076" calcext:value-type="float">
            <text:p>6,37657826282076E-06</text:p>
          </table:table-cell>
          <table:table-cell table:formula="of:=POWER([.$D18];2)" office:value-type="float" office:value="5.5696" calcext:value-type="float">
            <text:p>5,5696</text:p>
          </table:table-cell>
          <table:table-cell table:formula="of:=POWER([.$D18];4)" office:value-type="float" office:value="31.02044416" calcext:value-type="float">
            <text:p>31,02044416</text:p>
          </table:table-cell>
          <table:table-cell table:formula="of:=[.D18]/[.B18]" office:value-type="float" office:value="0.00595944546854877" calcext:value-type="float">
            <text:p>0,005959445468549</text:p>
          </table:table-cell>
          <table:table-cell table:number-columns-repeated="13"/>
          <table:table-cell office:value-type="float" office:value="3.6" calcext:value-type="float">
            <text:p>3,6</text:p>
          </table:table-cell>
          <table:table-cell table:formula="of:=POWER([.$W18];2)" office:value-type="float" office:value="12.96" calcext:value-type="float">
            <text:p>12,96</text:p>
          </table:table-cell>
          <table:table-cell office:value-type="float" office:value="47.8" calcext:value-type="float">
            <text:p>47,8</text:p>
          </table:table-cell>
          <table:table-cell table:formula="of:=POWER([.$Y18];2)" office:value-type="float" office:value="2284.84" calcext:value-type="float">
            <text:p>2284,84</text:p>
          </table:table-cell>
          <table:table-cell table:formula="of:=[.Y18]*[.W18]" office:value-type="float" office:value="172.08" calcext:value-type="float">
            <text:p>172,08</text:p>
          </table:table-cell>
          <table:table-cell table:number-columns-repeated="6"/>
          <table:table-cell office:value-type="float" office:value="0.1" calcext:value-type="float">
            <text:p>0,1</text:p>
          </table:table-cell>
          <table:table-cell table:formula="of:=POWER([.$AH18];2)" office:value-type="float" office:value="0.01" calcext:value-type="float">
            <text:p>0,01</text:p>
          </table:table-cell>
          <table:table-cell office:value-type="float" office:value="3.6" calcext:value-type="float">
            <text:p>3,6</text:p>
          </table:table-cell>
          <table:table-cell table:formula="of:=POWER([.$AJ18];2)" office:value-type="float" office:value="12.96" calcext:value-type="float">
            <text:p>12,96</text:p>
          </table:table-cell>
          <table:table-cell table:formula="of:=[.AJ18]*[.AH18]" office:value-type="float" office:value="0.36" calcext:value-type="float">
            <text:p>0,36</text:p>
          </table:table-cell>
          <table:table-cell table:number-columns-repeated="6"/>
          <table:table-cell office:value-type="float" office:value="1.5" calcext:value-type="float">
            <text:p>1,5</text:p>
          </table:table-cell>
          <table:table-cell table:formula="of:=POWER([.$AS18];2)" office:value-type="float" office:value="2.25" calcext:value-type="float">
            <text:p>2,25</text:p>
          </table:table-cell>
          <table:table-cell office:value-type="float" office:value="4.8" calcext:value-type="float">
            <text:p>4,8</text:p>
          </table:table-cell>
          <table:table-cell table:formula="of:=POWER([.$AU18];2)" office:value-type="float" office:value="23.04" calcext:value-type="float">
            <text:p>23,04</text:p>
          </table:table-cell>
          <table:table-cell table:formula="of:=[.AU18]*[.AS18]" office:value-type="float" office:value="7.2" calcext:value-type="float">
            <text:p>7,2</text:p>
          </table:table-cell>
          <table:table-cell table:number-columns-repeated="10"/>
        </table:table-row>
        <table:table-row table:style-name="ro1">
          <table:table-cell table:style-name="ce4" office:value-type="float" office:value="22.4" calcext:value-type="float">
            <text:p>22,4</text:p>
          </table:table-cell>
          <table:table-cell table:formula="of:=POWER([.$A19];2)" office:value-type="float" office:value="501.76" calcext:value-type="float">
            <text:p>501,76</text:p>
          </table:table-cell>
          <table:table-cell table:formula="of:=POWER([.$A19];4)" office:value-type="float" office:value="251763.0976" calcext:value-type="float">
            <text:p>251763,0976</text:p>
          </table:table-cell>
          <table:table-cell table:style-name="ce4" office:value-type="float" office:value="1.96" calcext:value-type="float">
            <text:p>1,96</text:p>
          </table:table-cell>
          <table:table-cell table:formula="of:=1/[.B19]" office:value-type="float" office:value="0.00199298469387755" calcext:value-type="float">
            <text:p>0,001992984693878</text:p>
          </table:table-cell>
          <table:table-cell table:formula="of:=1/POWER([.A19];4)" office:value-type="float" office:value="0.0000039719879900302" calcext:value-type="float">
            <text:p>3,9719879900302E-06</text:p>
          </table:table-cell>
          <table:table-cell table:formula="of:=POWER([.$D19];2)" office:value-type="float" office:value="3.8416" calcext:value-type="float">
            <text:p>3,8416</text:p>
          </table:table-cell>
          <table:table-cell table:formula="of:=POWER([.$D19];4)" office:value-type="float" office:value="14.75789056" calcext:value-type="float">
            <text:p>14,75789056</text:p>
          </table:table-cell>
          <table:table-cell table:formula="of:=[.D19]/[.B19]" office:value-type="float" office:value="0.00390625" calcext:value-type="float">
            <text:p>0,00390625</text:p>
          </table:table-cell>
          <table:table-cell table:number-columns-repeated="13"/>
          <table:table-cell office:value-type="float" office:value="2.9" calcext:value-type="float">
            <text:p>2,9</text:p>
          </table:table-cell>
          <table:table-cell table:formula="of:=POWER([.$W19];2)" office:value-type="float" office:value="8.41" calcext:value-type="float">
            <text:p>8,41</text:p>
          </table:table-cell>
          <table:table-cell office:value-type="float" office:value="43.5" calcext:value-type="float">
            <text:p>43,5</text:p>
          </table:table-cell>
          <table:table-cell table:formula="of:=POWER([.$Y19];2)" office:value-type="float" office:value="1892.25" calcext:value-type="float">
            <text:p>1892,25</text:p>
          </table:table-cell>
          <table:table-cell table:formula="of:=[.Y19]*[.W19]" office:value-type="float" office:value="126.15" calcext:value-type="float">
            <text:p>126,15</text:p>
          </table:table-cell>
          <table:table-cell table:number-columns-repeated="6"/>
          <table:table-cell table:style-name="ce27" office:value-type="float" office:value="-0.1" calcext:value-type="float">
            <text:p>-0,1</text:p>
          </table:table-cell>
          <table:table-cell table:formula="of:=POWER([.$AH19];2)" office:value-type="float" office:value="0.01" calcext:value-type="float">
            <text:p>0,01</text:p>
          </table:table-cell>
          <table:table-cell table:style-name="ce27" office:value-type="float" office:value="-2.7" calcext:value-type="float">
            <text:p>-2,7</text:p>
          </table:table-cell>
          <table:table-cell table:formula="of:=POWER([.$AJ19];2)" office:value-type="float" office:value="7.29" calcext:value-type="float">
            <text:p>7,29</text:p>
          </table:table-cell>
          <table:table-cell table:formula="of:=[.AJ19]*[.AH19]" office:value-type="float" office:value="0.27" calcext:value-type="float">
            <text:p>0,27</text:p>
          </table:table-cell>
          <table:table-cell table:number-columns-repeated="6"/>
          <table:table-cell office:value-type="float" office:value="0.7" calcext:value-type="float">
            <text:p>0,7</text:p>
          </table:table-cell>
          <table:table-cell table:formula="of:=POWER([.$AS19];2)" office:value-type="float" office:value="0.49" calcext:value-type="float">
            <text:p>0,49</text:p>
          </table:table-cell>
          <table:table-cell office:value-type="float" office:value="2.1" calcext:value-type="float">
            <text:p>2,1</text:p>
          </table:table-cell>
          <table:table-cell table:formula="of:=POWER([.$AU19];2)" office:value-type="float" office:value="4.41" calcext:value-type="float">
            <text:p>4,41</text:p>
          </table:table-cell>
          <table:table-cell table:formula="of:=[.AU19]*[.AS19]" office:value-type="float" office:value="1.47" calcext:value-type="float">
            <text:p>1,47</text:p>
          </table:table-cell>
          <table:table-cell table:number-columns-repeated="10"/>
        </table:table-row>
        <table:table-row table:style-name="ro1">
          <table:table-cell table:style-name="ce4" office:value-type="float" office:value="29.8" calcext:value-type="float">
            <text:p>29,8</text:p>
          </table:table-cell>
          <table:table-cell table:formula="of:=POWER([.$A20];2)" office:value-type="float" office:value="888.04" calcext:value-type="float">
            <text:p>888,04</text:p>
          </table:table-cell>
          <table:table-cell table:formula="of:=POWER([.$A20];4)" office:value-type="float" office:value="788615.0416" calcext:value-type="float">
            <text:p>788615,0416</text:p>
          </table:table-cell>
          <table:table-cell table:style-name="ce4" office:value-type="float" office:value="1.52" calcext:value-type="float">
            <text:p>1,52</text:p>
          </table:table-cell>
          <table:table-cell table:formula="of:=1/[.B20]" office:value-type="float" office:value="0.00112607540200892" calcext:value-type="float">
            <text:p>0,001126075402009</text:p>
          </table:table-cell>
          <table:table-cell table:formula="of:=1/POWER([.A20];4)" office:value-type="float" office:value="0.00000126804581100955" calcext:value-type="float">
            <text:p>1,26804581100955E-06</text:p>
          </table:table-cell>
          <table:table-cell table:formula="of:=POWER([.$D20];2)" office:value-type="float" office:value="2.3104" calcext:value-type="float">
            <text:p>2,3104</text:p>
          </table:table-cell>
          <table:table-cell table:formula="of:=POWER([.$D20];4)" office:value-type="float" office:value="5.33794816" calcext:value-type="float">
            <text:p>5,33794816</text:p>
          </table:table-cell>
          <table:table-cell table:formula="of:=[.D20]/[.B20]" office:value-type="float" office:value="0.00171163461105356" calcext:value-type="float">
            <text:p>0,001711634611054</text:p>
          </table:table-cell>
          <table:table-cell table:number-columns-repeated="13"/>
          <table:table-cell office:value-type="float" office:value="1.6" calcext:value-type="float">
            <text:p>1,6</text:p>
          </table:table-cell>
          <table:table-cell table:formula="of:=POWER([.$W20];2)" office:value-type="float" office:value="2.56" calcext:value-type="float">
            <text:p>2,56</text:p>
          </table:table-cell>
          <table:table-cell office:value-type="float" office:value="31.8" calcext:value-type="float">
            <text:p>31,8</text:p>
          </table:table-cell>
          <table:table-cell table:formula="of:=POWER([.$Y20];2)" office:value-type="float" office:value="1011.24" calcext:value-type="float">
            <text:p>1011,24</text:p>
          </table:table-cell>
          <table:table-cell table:formula="of:=[.Y20]*[.W20]" office:value-type="float" office:value="50.88" calcext:value-type="float">
            <text:p>50,88</text:p>
          </table:table-cell>
          <table:table-cell table:number-columns-repeated="6"/>
          <table:table-cell office:value-type="float" office:value="-0.8" calcext:value-type="float">
            <text:p>-0,8</text:p>
          </table:table-cell>
          <table:table-cell table:formula="of:=POWER([.$AH20];2)" office:value-type="float" office:value="0.64" calcext:value-type="float">
            <text:p>0,64</text:p>
          </table:table-cell>
          <table:table-cell office:value-type="float" office:value="-7.2" calcext:value-type="float">
            <text:p>-7,2</text:p>
          </table:table-cell>
          <table:table-cell table:formula="of:=POWER([.$AJ20];2)" office:value-type="float" office:value="51.84" calcext:value-type="float">
            <text:p>51,84</text:p>
          </table:table-cell>
          <table:table-cell table:formula="of:=[.AJ20]*[.AH20]" office:value-type="float" office:value="5.76" calcext:value-type="float">
            <text:p>5,76</text:p>
          </table:table-cell>
          <table:table-cell table:number-columns-repeated="6"/>
          <table:table-cell office:value-type="float" office:value="0.1" calcext:value-type="float">
            <text:p>0,1</text:p>
          </table:table-cell>
          <table:table-cell table:formula="of:=POWER([.$AS20];2)" office:value-type="float" office:value="0.01" calcext:value-type="float">
            <text:p>0,01</text:p>
          </table:table-cell>
          <table:table-cell office:value-type="float" office:value="0.4" calcext:value-type="float">
            <text:p>0,4</text:p>
          </table:table-cell>
          <table:table-cell table:formula="of:=POWER([.$AU20];2)" office:value-type="float" office:value="0.16" calcext:value-type="float">
            <text:p>0,16</text:p>
          </table:table-cell>
          <table:table-cell table:formula="of:=[.AU20]*[.AS20]" office:value-type="float" office:value="0.04" calcext:value-type="float">
            <text:p>0,04</text:p>
          </table:table-cell>
          <table:table-cell table:number-columns-repeated="10"/>
        </table:table-row>
        <table:table-row table:style-name="ro1">
          <table:table-cell table:style-name="ce4" office:value-type="float" office:value="33.4" calcext:value-type="float">
            <text:p>33,4</text:p>
          </table:table-cell>
          <table:table-cell table:formula="of:=POWER([.$A21];2)" office:value-type="float" office:value="1115.56" calcext:value-type="float">
            <text:p>1115,56</text:p>
          </table:table-cell>
          <table:table-cell table:formula="of:=POWER([.$A21];4)" office:value-type="float" office:value="1244474.1136" calcext:value-type="float">
            <text:p>1244474,1136</text:p>
          </table:table-cell>
          <table:table-cell table:style-name="ce4" office:value-type="float" office:value="1.2" calcext:value-type="float">
            <text:p>1,2</text:p>
          </table:table-cell>
          <table:table-cell table:formula="of:=1/[.B21]" office:value-type="float" office:value="0.000896410771271828" calcext:value-type="float">
            <text:p>0,000896410771272</text:p>
          </table:table-cell>
          <table:table-cell table:formula="of:=1/POWER([.A21];4)" office:value-type="float" office:value="0.00000080355227085215" calcext:value-type="float">
            <text:p>8,03552270852153E-07</text:p>
          </table:table-cell>
          <table:table-cell table:formula="of:=POWER([.$D21];2)" office:value-type="float" office:value="1.44" calcext:value-type="float">
            <text:p>1,44</text:p>
          </table:table-cell>
          <table:table-cell table:formula="of:=POWER([.$D21];4)" office:value-type="float" office:value="2.0736" calcext:value-type="float">
            <text:p>2,0736</text:p>
          </table:table-cell>
          <table:table-cell table:formula="of:=[.D21]/[.B21]" office:value-type="float" office:value="0.00107569292552619" calcext:value-type="float">
            <text:p>0,001075692925526</text:p>
          </table:table-cell>
          <table:table-cell table:number-columns-repeated="13"/>
          <table:table-cell office:value-type="float" office:value="0.95" calcext:value-type="float">
            <text:p>0,95</text:p>
          </table:table-cell>
          <table:table-cell table:formula="of:=POWER([.$W21];2)" office:value-type="float" office:value="0.9025" calcext:value-type="float">
            <text:p>0,9025</text:p>
          </table:table-cell>
          <table:table-cell office:value-type="float" office:value="23.9" calcext:value-type="float">
            <text:p>23,9</text:p>
          </table:table-cell>
          <table:table-cell table:formula="of:=POWER([.$Y21];2)" office:value-type="float" office:value="571.21" calcext:value-type="float">
            <text:p>571,21</text:p>
          </table:table-cell>
          <table:table-cell table:formula="of:=[.Y21]*[.W21]" office:value-type="float" office:value="22.705" calcext:value-type="float">
            <text:p>22,705</text:p>
          </table:table-cell>
          <table:table-cell table:number-columns-repeated="6"/>
          <table:table-cell office:value-type="float" office:value="-1.6" calcext:value-type="float">
            <text:p>-1,6</text:p>
          </table:table-cell>
          <table:table-cell table:formula="of:=POWER([.$AH21];2)" office:value-type="float" office:value="2.56" calcext:value-type="float">
            <text:p>2,56</text:p>
          </table:table-cell>
          <table:table-cell office:value-type="float" office:value="-12.2" calcext:value-type="float">
            <text:p>-12,2</text:p>
          </table:table-cell>
          <table:table-cell table:formula="of:=POWER([.$AJ21];2)" office:value-type="float" office:value="148.84" calcext:value-type="float">
            <text:p>148,84</text:p>
          </table:table-cell>
          <table:table-cell table:formula="of:=[.AJ21]*[.AH21]" office:value-type="float" office:value="19.52" calcext:value-type="float">
            <text:p>19,52</text:p>
          </table:table-cell>
          <table:table-cell table:number-columns-repeated="6"/>
          <table:table-cell table:style-name="ce27" office:value-type="float" office:value="-0.1" calcext:value-type="float">
            <text:p>-0,1</text:p>
          </table:table-cell>
          <table:table-cell table:formula="of:=POWER([.$AS21];2)" office:value-type="float" office:value="0.01" calcext:value-type="float">
            <text:p>0,01</text:p>
          </table:table-cell>
          <table:table-cell table:style-name="ce27" office:value-type="float" office:value="-0.2" calcext:value-type="float">
            <text:p>-0,2</text:p>
          </table:table-cell>
          <table:table-cell table:formula="of:=POWER([.$AU21];2)" office:value-type="float" office:value="0.04" calcext:value-type="float">
            <text:p>0,04</text:p>
          </table:table-cell>
          <table:table-cell table:formula="of:=[.AU21]*[.AS21]" office:value-type="float" office:value="0.02" calcext:value-type="float">
            <text:p>0,02</text:p>
          </table:table-cell>
          <table:table-cell table:number-columns-repeated="10"/>
        </table:table-row>
        <table:table-row table:style-name="ro1">
          <table:table-cell table:style-name="ce4" office:value-type="float" office:value="34.5" calcext:value-type="float">
            <text:p>34,5</text:p>
          </table:table-cell>
          <table:table-cell table:formula="of:=POWER([.$A22];2)" office:value-type="float" office:value="1190.25" calcext:value-type="float">
            <text:p>1190,25</text:p>
          </table:table-cell>
          <table:table-cell table:formula="of:=POWER([.$A22];4)" office:value-type="float" office:value="1416695.0625" calcext:value-type="float">
            <text:p>1416695,0625</text:p>
          </table:table-cell>
          <table:table-cell table:style-name="ce4" office:value-type="float" office:value="0.64" calcext:value-type="float">
            <text:p>0,64</text:p>
          </table:table-cell>
          <table:table-cell table:formula="of:=1/[.B22]" office:value-type="float" office:value="0.000840159630329763" calcext:value-type="float">
            <text:p>0,00084015963033</text:p>
          </table:table-cell>
          <table:table-cell table:formula="of:=1/POWER([.A22];4)" office:value-type="float" office:value="0.00000070586820443584" calcext:value-type="float">
            <text:p>7,05868204435843E-07</text:p>
          </table:table-cell>
          <table:table-cell table:formula="of:=POWER([.$D22];2)" office:value-type="float" office:value="0.4096" calcext:value-type="float">
            <text:p>0,4096</text:p>
          </table:table-cell>
          <table:table-cell table:formula="of:=POWER([.$D22];4)" office:value-type="float" office:value="0.16777216" calcext:value-type="float">
            <text:p>0,16777216</text:p>
          </table:table-cell>
          <table:table-cell table:formula="of:=[.D22]/[.B22]" office:value-type="float" office:value="0.000537702163411048" calcext:value-type="float">
            <text:p>0,000537702163411</text:p>
          </table:table-cell>
          <table:table-cell table:number-columns-repeated="13"/>
          <table:table-cell office:value-type="float" office:value="0.3" calcext:value-type="float">
            <text:p>0,3</text:p>
          </table:table-cell>
          <table:table-cell table:formula="of:=POWER([.$W22];2)" office:value-type="float" office:value="0.09" calcext:value-type="float">
            <text:p>0,09</text:p>
          </table:table-cell>
          <table:table-cell office:value-type="float" office:value="19.1" calcext:value-type="float">
            <text:p>19,1</text:p>
          </table:table-cell>
          <table:table-cell table:formula="of:=POWER([.$Y22];2)" office:value-type="float" office:value="364.81" calcext:value-type="float">
            <text:p>364,81</text:p>
          </table:table-cell>
          <table:table-cell table:formula="of:=[.Y22]*[.W22]" office:value-type="float" office:value="5.73" calcext:value-type="float">
            <text:p>5,73</text:p>
          </table:table-cell>
          <table:table-cell table:number-columns-repeated="6"/>
          <table:table-cell office:value-type="float" office:value="-2.6" calcext:value-type="float">
            <text:p>-2,6</text:p>
          </table:table-cell>
          <table:table-cell table:formula="of:=POWER([.$AH22];2)" office:value-type="float" office:value="6.76" calcext:value-type="float">
            <text:p>6,76</text:p>
          </table:table-cell>
          <table:table-cell office:value-type="float" office:value="-18.4" calcext:value-type="float">
            <text:p>-18,4</text:p>
          </table:table-cell>
          <table:table-cell table:formula="of:=POWER([.$AJ22];2)" office:value-type="float" office:value="338.56" calcext:value-type="float">
            <text:p>338,56</text:p>
          </table:table-cell>
          <table:table-cell table:formula="of:=[.AJ22]*[.AH22]" office:value-type="float" office:value="47.84" calcext:value-type="float">
            <text:p>47,84</text:p>
          </table:table-cell>
          <table:table-cell table:number-columns-repeated="6"/>
          <table:table-cell office:value-type="float" office:value="-0.5" calcext:value-type="float">
            <text:p>-0,5</text:p>
          </table:table-cell>
          <table:table-cell table:formula="of:=POWER([.$AS22];2)" office:value-type="float" office:value="0.25" calcext:value-type="float">
            <text:p>0,25</text:p>
          </table:table-cell>
          <table:table-cell office:value-type="float" office:value="-1.7" calcext:value-type="float">
            <text:p>-1,7</text:p>
          </table:table-cell>
          <table:table-cell table:formula="of:=POWER([.$AU22];2)" office:value-type="float" office:value="2.89" calcext:value-type="float">
            <text:p>2,89</text:p>
          </table:table-cell>
          <table:table-cell table:formula="of:=[.AU22]*[.AS22]" office:value-type="float" office:value="0.85" calcext:value-type="float">
            <text:p>0,85</text:p>
          </table:table-cell>
          <table:table-cell table:number-columns-repeated="10"/>
        </table:table-row>
        <table:table-row table:style-name="ro1">
          <table:table-cell table:style-name="ce4" office:value-type="float" office:value="35.6" calcext:value-type="float">
            <text:p>35,6</text:p>
          </table:table-cell>
          <table:table-cell table:formula="of:=POWER([.$A23];2)" office:value-type="float" office:value="1267.36" calcext:value-type="float">
            <text:p>1267,36</text:p>
          </table:table-cell>
          <table:table-cell table:formula="of:=POWER([.$A23];4)" office:value-type="float" office:value="1606201.3696" calcext:value-type="float">
            <text:p>1606201,3696</text:p>
          </table:table-cell>
          <table:table-cell table:style-name="ce4" office:value-type="float" office:value="0.24" calcext:value-type="float">
            <text:p>0,24</text:p>
          </table:table-cell>
          <table:table-cell table:formula="of:=1/[.B23]" office:value-type="float" office:value="0.000789041787653074" calcext:value-type="float">
            <text:p>0,000789041787653</text:p>
          </table:table-cell>
          <table:table-cell table:formula="of:=1/POWER([.A23];4)" office:value-type="float" office:value="0.00000062258694266276" calcext:value-type="float">
            <text:p>6,22586942662759E-07</text:p>
          </table:table-cell>
          <table:table-cell table:formula="of:=POWER([.$D23];2)" office:value-type="float" office:value="0.0576" calcext:value-type="float">
            <text:p>0,0576</text:p>
          </table:table-cell>
          <table:table-cell table:formula="of:=POWER([.$D23];4)" office:value-type="float" office:value="0.00331776" calcext:value-type="float">
            <text:p>0,00331776</text:p>
          </table:table-cell>
          <table:table-cell table:formula="of:=[.D23]/[.B23]" office:value-type="float" office:value="0.000189370029036738" calcext:value-type="float">
            <text:p>0,000189370029037</text:p>
          </table:table-cell>
          <table:table-cell table:number-columns-repeated="13"/>
          <table:table-cell table:style-name="ce7" office:value-type="float" office:value="-0.1" calcext:value-type="float">
            <text:p>-0,1</text:p>
          </table:table-cell>
          <table:table-cell table:formula="of:=POWER([.$W23];2)" office:value-type="float" office:value="0.01" calcext:value-type="float">
            <text:p>0,01</text:p>
          </table:table-cell>
          <table:table-cell table:style-name="ce27" office:value-type="float" office:value="-14.1" calcext:value-type="float">
            <text:p>-14,1</text:p>
          </table:table-cell>
          <table:table-cell table:formula="of:=POWER([.$Y23];2)" office:value-type="float" office:value="198.81" calcext:value-type="float">
            <text:p>198,81</text:p>
          </table:table-cell>
          <table:table-cell table:formula="of:=[.Y23]*[.W23]" office:value-type="float" office:value="1.41" calcext:value-type="float">
            <text:p>1,41</text:p>
          </table:table-cell>
          <table:table-cell table:number-columns-repeated="6"/>
          <table:table-cell office:value-type="float" office:value="-3.8" calcext:value-type="float">
            <text:p>-3,8</text:p>
          </table:table-cell>
          <table:table-cell table:formula="of:=POWER([.$AH23];2)" office:value-type="float" office:value="14.44" calcext:value-type="float">
            <text:p>14,44</text:p>
          </table:table-cell>
          <table:table-cell office:value-type="float" office:value="-25.1" calcext:value-type="float">
            <text:p>-25,1</text:p>
          </table:table-cell>
          <table:table-cell table:formula="of:=POWER([.$AJ23];2)" office:value-type="float" office:value="630.01" calcext:value-type="float">
            <text:p>630,01</text:p>
          </table:table-cell>
          <table:table-cell table:formula="of:=[.AJ23]*[.AH23]" office:value-type="float" office:value="95.38" calcext:value-type="float">
            <text:p>95,38</text:p>
          </table:table-cell>
          <table:table-cell table:number-columns-repeated="6"/>
          <table:table-cell office:value-type="float" office:value="-0.9" calcext:value-type="float">
            <text:p>-0,9</text:p>
          </table:table-cell>
          <table:table-cell table:formula="of:=POWER([.$AS23];2)" office:value-type="float" office:value="0.81" calcext:value-type="float">
            <text:p>0,81</text:p>
          </table:table-cell>
          <table:table-cell office:value-type="float" office:value="-3" calcext:value-type="float">
            <text:p>-3</text:p>
          </table:table-cell>
          <table:table-cell table:formula="of:=POWER([.$AU23];2)" office:value-type="float" office:value="9" calcext:value-type="float">
            <text:p>9</text:p>
          </table:table-cell>
          <table:table-cell table:formula="of:=[.AU23]*[.AS23]" office:value-type="float" office:value="2.7" calcext:value-type="float">
            <text:p>2,7</text:p>
          </table:table-cell>
          <table:table-cell table:number-columns-repeated="10"/>
        </table:table-row>
        <table:table-row table:style-name="ro1">
          <table:table-cell table:formula="of:=AVERAGE([.A2:.A23])" office:value-type="float" office:value="21.0142857142857" calcext:value-type="float">
            <text:p>21,0142857142857</text:p>
          </table:table-cell>
          <table:table-cell table:style-name="Default" table:formula="of:=AVERAGE([.B2:.B23])" office:value-type="float" office:value="480.339545454546" calcext:value-type="float">
            <text:p>480,339545454546</text:p>
          </table:table-cell>
          <table:table-cell table:style-name="Default" table:formula="of:=AVERAGE([.C2:.C23])" office:value-type="float" office:value="328092.059686364" calcext:value-type="float">
            <text:p>328092,059686364</text:p>
          </table:table-cell>
          <table:table-cell table:formula="of:=AVERAGE([.D2:.D23])" office:value-type="float" office:value="2.84545454545455" calcext:value-type="float">
            <text:p>2,84545454545455</text:p>
          </table:table-cell>
          <table:table-cell table:style-name="Default" table:formula="of:=AVERAGE([.E2:.E23])" office:value-type="float" office:value="0.00267726843270001" calcext:value-type="float">
            <text:p>0,0026772684327</text:p>
          </table:table-cell>
          <table:table-cell table:style-name="Default" table:formula="of:=AVERAGE([.F2:.F23])" office:value-type="float" office:value="0.00000815139589121754" calcext:value-type="float">
            <text:p>8,15139589121754E-06</text:p>
          </table:table-cell>
          <table:table-cell table:style-name="Default" table:formula="of:=AVERAGE([.G2:.G23])" office:value-type="float" office:value="9.54072727272727" calcext:value-type="float">
            <text:p>9,54072727272727</text:p>
          </table:table-cell>
          <table:table-cell table:style-name="Default" table:formula="of:=AVERAGE([.H2:.H23])" office:value-type="float" office:value="131.557849949091" calcext:value-type="float">
            <text:p>131,557849949091</text:p>
          </table:table-cell>
          <table:table-cell table:style-name="Default" table:formula="of:=AVERAGE([.I2:.I23])" office:value-type="float" office:value="0.00878622654199211" calcext:value-type="float">
            <text:p>0,008786226541992</text:p>
          </table:table-cell>
          <table:table-cell table:number-columns-repeated="13"/>
          <table:table-cell table:style-name="ce8" office:value-type="float" office:value="-0.9" calcext:value-type="float">
            <text:p>-0,9</text:p>
          </table:table-cell>
          <table:table-cell table:formula="of:=POWER([.$W24];2)" office:value-type="float" office:value="0.81" calcext:value-type="float">
            <text:p>0,81</text:p>
          </table:table-cell>
          <table:table-cell office:value-type="float" office:value="-22.8" calcext:value-type="float">
            <text:p>-22,8</text:p>
          </table:table-cell>
          <table:table-cell table:formula="of:=POWER([.$Y24];2)" office:value-type="float" office:value="519.84" calcext:value-type="float">
            <text:p>519,84</text:p>
          </table:table-cell>
          <table:table-cell table:formula="of:=[.Y24]*[.W24]" office:value-type="float" office:value="20.52" calcext:value-type="float">
            <text:p>20,52</text:p>
          </table:table-cell>
          <table:table-cell table:number-columns-repeated="6"/>
          <table:table-cell office:value-type="float" office:value="-4.9" calcext:value-type="float">
            <text:p>-4,9</text:p>
          </table:table-cell>
          <table:table-cell table:formula="of:=POWER([.$AH24];2)" office:value-type="float" office:value="24.01" calcext:value-type="float">
            <text:p>24,01</text:p>
          </table:table-cell>
          <table:table-cell office:value-type="float" office:value="-30.2" calcext:value-type="float">
            <text:p>-30,2</text:p>
          </table:table-cell>
          <table:table-cell table:formula="of:=POWER([.$AJ24];2)" office:value-type="float" office:value="912.04" calcext:value-type="float">
            <text:p>912,04</text:p>
          </table:table-cell>
          <table:table-cell table:formula="of:=[.AJ24]*[.AH24]" office:value-type="float" office:value="147.98" calcext:value-type="float">
            <text:p>147,98</text:p>
          </table:table-cell>
          <table:table-cell table:number-columns-repeated="6"/>
          <table:table-cell office:value-type="float" office:value="-1.6" calcext:value-type="float">
            <text:p>-1,6</text:p>
          </table:table-cell>
          <table:table-cell table:formula="of:=POWER([.$AS24];2)" office:value-type="float" office:value="2.56" calcext:value-type="float">
            <text:p>2,56</text:p>
          </table:table-cell>
          <table:table-cell office:value-type="float" office:value="-5" calcext:value-type="float">
            <text:p>-5</text:p>
          </table:table-cell>
          <table:table-cell table:formula="of:=POWER([.$AU24];2)" office:value-type="float" office:value="25" calcext:value-type="float">
            <text:p>25</text:p>
          </table:table-cell>
          <table:table-cell table:formula="of:=[.AU24]*[.AS24]"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5"/>
          <table:table-cell table:number-columns-repeated="13"/>
          <table:table-cell table:style-name="ce8" office:value-type="float" office:value="-1.5" calcext:value-type="float">
            <text:p>-1,5</text:p>
          </table:table-cell>
          <table:table-cell table:formula="of:=POWER([.$W25];2)" office:value-type="float" office:value="2.25" calcext:value-type="float">
            <text:p>2,25</text:p>
          </table:table-cell>
          <table:table-cell office:value-type="float" office:value="-30.3" calcext:value-type="float">
            <text:p>-30,3</text:p>
          </table:table-cell>
          <table:table-cell table:formula="of:=POWER([.$Y25];2)" office:value-type="float" office:value="918.09" calcext:value-type="float">
            <text:p>918,09</text:p>
          </table:table-cell>
          <table:table-cell table:formula="of:=[.Y25]*[.W25]" office:value-type="float" office:value="45.45" calcext:value-type="float">
            <text:p>45,45</text:p>
          </table:table-cell>
          <table:table-cell table:number-columns-repeated="6"/>
          <table:table-cell office:value-type="float" office:value="-6.6" calcext:value-type="float">
            <text:p>-6,6</text:p>
          </table:table-cell>
          <table:table-cell table:formula="of:=POWER([.$AH25];2)" office:value-type="float" office:value="43.56" calcext:value-type="float">
            <text:p>43,56</text:p>
          </table:table-cell>
          <table:table-cell office:value-type="float" office:value="-38.2" calcext:value-type="float">
            <text:p>-38,2</text:p>
          </table:table-cell>
          <table:table-cell table:formula="of:=POWER([.$AJ25];2)" office:value-type="float" office:value="1459.24" calcext:value-type="float">
            <text:p>1459,24</text:p>
          </table:table-cell>
          <table:table-cell table:formula="of:=[.AJ25]*[.AH25]" office:value-type="float" office:value="252.12" calcext:value-type="float">
            <text:p>252,12</text:p>
          </table:table-cell>
          <table:table-cell table:number-columns-repeated="6"/>
          <table:table-cell office:value-type="float" office:value="-2.8" calcext:value-type="float">
            <text:p>-2,8</text:p>
          </table:table-cell>
          <table:table-cell table:formula="of:=POWER([.$AS25];2)" office:value-type="float" office:value="7.84" calcext:value-type="float">
            <text:p>7,84</text:p>
          </table:table-cell>
          <table:table-cell office:value-type="float" office:value="-8.3" calcext:value-type="float">
            <text:p>-8,3</text:p>
          </table:table-cell>
          <table:table-cell table:formula="of:=POWER([.$AU25];2)" office:value-type="float" office:value="68.89" calcext:value-type="float">
            <text:p>68,89</text:p>
          </table:table-cell>
          <table:table-cell table:formula="of:=[.AU25]*[.AS25]" office:value-type="float" office:value="23.24" calcext:value-type="float">
            <text:p>23,24</text:p>
          </table:table-cell>
          <table:table-cell table:number-columns-repeated="10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5"/>
          <table:table-cell table:number-columns-repeated="13"/>
          <table:table-cell table:style-name="ce8" office:value-type="float" office:value="-2.6" calcext:value-type="float">
            <text:p>-2,6</text:p>
          </table:table-cell>
          <table:table-cell table:formula="of:=POWER([.$W26];2)" office:value-type="float" office:value="6.76" calcext:value-type="float">
            <text:p>6,76</text:p>
          </table:table-cell>
          <table:table-cell office:value-type="float" office:value="-40" calcext:value-type="float">
            <text:p>-40</text:p>
          </table:table-cell>
          <table:table-cell table:formula="of:=POWER([.$Y26];2)" office:value-type="float" office:value="1600" calcext:value-type="float">
            <text:p>1600</text:p>
          </table:table-cell>
          <table:table-cell table:formula="of:=[.Y26]*[.W26]" office:value-type="float" office:value="104" calcext:value-type="float">
            <text:p>104</text:p>
          </table:table-cell>
          <table:table-cell table:number-columns-repeated="6"/>
          <table:table-cell office:value-type="float" office:value="-7.8" calcext:value-type="float">
            <text:p>-7,8</text:p>
          </table:table-cell>
          <table:table-cell table:formula="of:=POWER([.$AH26];2)" office:value-type="float" office:value="60.84" calcext:value-type="float">
            <text:p>60,84</text:p>
          </table:table-cell>
          <table:table-cell office:value-type="float" office:value="-42.4" calcext:value-type="float">
            <text:p>-42,4</text:p>
          </table:table-cell>
          <table:table-cell table:formula="of:=POWER([.$AJ26];2)" office:value-type="float" office:value="1797.76" calcext:value-type="float">
            <text:p>1797,76</text:p>
          </table:table-cell>
          <table:table-cell table:formula="of:=[.AJ26]*[.AH26]" office:value-type="float" office:value="330.72" calcext:value-type="float">
            <text:p>330,72</text:p>
          </table:table-cell>
          <table:table-cell table:number-columns-repeated="6"/>
          <table:table-cell office:value-type="float" office:value="-3.6" calcext:value-type="float">
            <text:p>-3,6</text:p>
          </table:table-cell>
          <table:table-cell table:formula="of:=POWER([.$AS26];2)" office:value-type="float" office:value="12.96" calcext:value-type="float">
            <text:p>12,96</text:p>
          </table:table-cell>
          <table:table-cell office:value-type="float" office:value="-10.6" calcext:value-type="float">
            <text:p>-10,6</text:p>
          </table:table-cell>
          <table:table-cell table:formula="of:=POWER([.$AU26];2)" office:value-type="float" office:value="112.36" calcext:value-type="float">
            <text:p>112,36</text:p>
          </table:table-cell>
          <table:table-cell table:formula="of:=[.AU26]*[.AS26]" office:value-type="float" office:value="38.16" calcext:value-type="float">
            <text:p>38,16</text:p>
          </table:table-cell>
          <table:table-cell table:number-columns-repeated="10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5"/>
          <table:table-cell table:number-columns-repeated="13"/>
          <table:table-cell table:style-name="ce8" office:value-type="float" office:value="-3.8" calcext:value-type="float">
            <text:p>-3,8</text:p>
          </table:table-cell>
          <table:table-cell table:formula="of:=POWER([.$W27];2)" office:value-type="float" office:value="14.44" calcext:value-type="float">
            <text:p>14,44</text:p>
          </table:table-cell>
          <table:table-cell office:value-type="float" office:value="-49.1" calcext:value-type="float">
            <text:p>-49,1</text:p>
          </table:table-cell>
          <table:table-cell table:formula="of:=POWER([.$Y27];2)" office:value-type="float" office:value="2410.81" calcext:value-type="float">
            <text:p>2410,81</text:p>
          </table:table-cell>
          <table:table-cell table:formula="of:=[.Y27]*[.W27]" office:value-type="float" office:value="186.58" calcext:value-type="float">
            <text:p>186,58</text:p>
          </table:table-cell>
          <table:table-cell table:number-columns-repeated="6"/>
          <table:table-cell office:value-type="float" office:value="-10.1" calcext:value-type="float">
            <text:p>-10,1</text:p>
          </table:table-cell>
          <table:table-cell table:formula="of:=POWER([.$AH27];2)" office:value-type="float" office:value="102.01" calcext:value-type="float">
            <text:p>102,01</text:p>
          </table:table-cell>
          <table:table-cell office:value-type="float" office:value="-49" calcext:value-type="float">
            <text:p>-49</text:p>
          </table:table-cell>
          <table:table-cell table:formula="of:=POWER([.$AJ27];2)" office:value-type="float" office:value="2401" calcext:value-type="float">
            <text:p>2401</text:p>
          </table:table-cell>
          <table:table-cell table:formula="of:=[.AJ27]*[.AH27]" office:value-type="float" office:value="494.9" calcext:value-type="float">
            <text:p>494,9</text:p>
          </table:table-cell>
          <table:table-cell table:number-columns-repeated="6"/>
          <table:table-cell office:value-type="float" office:value="-4.7" calcext:value-type="float">
            <text:p>-4,7</text:p>
          </table:table-cell>
          <table:table-cell table:formula="of:=POWER([.$AS27];2)" office:value-type="float" office:value="22.09" calcext:value-type="float">
            <text:p>22,09</text:p>
          </table:table-cell>
          <table:table-cell office:value-type="float" office:value="-13.5" calcext:value-type="float">
            <text:p>-13,5</text:p>
          </table:table-cell>
          <table:table-cell table:formula="of:=POWER([.$AU27];2)" office:value-type="float" office:value="182.25" calcext:value-type="float">
            <text:p>182,25</text:p>
          </table:table-cell>
          <table:table-cell table:formula="of:=[.AU27]*[.AS27]" office:value-type="float" office:value="63.45" calcext:value-type="float">
            <text:p>63,45</text:p>
          </table:table-cell>
          <table:table-cell table:number-columns-repeated="10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5"/>
          <table:table-cell table:number-columns-repeated="13"/>
          <table:table-cell table:style-name="ce8" office:value-type="float" office:value="-4.8" calcext:value-type="float">
            <text:p>-4,8</text:p>
          </table:table-cell>
          <table:table-cell table:formula="of:=POWER([.$W28];2)" office:value-type="float" office:value="23.04" calcext:value-type="float">
            <text:p>23,04</text:p>
          </table:table-cell>
          <table:table-cell office:value-type="float" office:value="-58.2" calcext:value-type="float">
            <text:p>-58,2</text:p>
          </table:table-cell>
          <table:table-cell table:formula="of:=POWER([.$Y28];2)" office:value-type="float" office:value="3387.24" calcext:value-type="float">
            <text:p>3387,24</text:p>
          </table:table-cell>
          <table:table-cell table:formula="of:=[.Y28]*[.W28]" office:value-type="float" office:value="279.36" calcext:value-type="float">
            <text:p>279,36</text:p>
          </table:table-cell>
          <table:table-cell table:number-columns-repeated="6"/>
          <table:table-cell office:value-type="float" office:value="-12" calcext:value-type="float">
            <text:p>-12</text:p>
          </table:table-cell>
          <table:table-cell table:formula="of:=POWER([.$AH28];2)" office:value-type="float" office:value="144" calcext:value-type="float">
            <text:p>144</text:p>
          </table:table-cell>
          <table:table-cell office:value-type="float" office:value="-52.5" calcext:value-type="float">
            <text:p>-52,5</text:p>
          </table:table-cell>
          <table:table-cell table:formula="of:=POWER([.$AJ28];2)" office:value-type="float" office:value="2756.25" calcext:value-type="float">
            <text:p>2756,25</text:p>
          </table:table-cell>
          <table:table-cell table:formula="of:=[.AJ28]*[.AH28]" office:value-type="float" office:value="630" calcext:value-type="float">
            <text:p>630</text:p>
          </table:table-cell>
          <table:table-cell table:number-columns-repeated="6"/>
          <table:table-cell office:value-type="float" office:value="-5.8" calcext:value-type="float">
            <text:p>-5,8</text:p>
          </table:table-cell>
          <table:table-cell table:formula="of:=POWER([.$AS28];2)" office:value-type="float" office:value="33.64" calcext:value-type="float">
            <text:p>33,64</text:p>
          </table:table-cell>
          <table:table-cell office:value-type="float" office:value="-16" calcext:value-type="float">
            <text:p>-16</text:p>
          </table:table-cell>
          <table:table-cell table:formula="of:=POWER([.$AU28];2)" office:value-type="float" office:value="256" calcext:value-type="float">
            <text:p>256</text:p>
          </table:table-cell>
          <table:table-cell table:formula="of:=[.AU28]*[.AS28]" office:value-type="float" office:value="92.8" calcext:value-type="float">
            <text:p>92,8</text:p>
          </table:table-cell>
          <table:table-cell table:number-columns-repeated="10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5"/>
          <table:table-cell table:number-columns-repeated="13"/>
          <table:table-cell table:style-name="ce8" office:value-type="float" office:value="-6" calcext:value-type="float">
            <text:p>-6</text:p>
          </table:table-cell>
          <table:table-cell table:formula="of:=POWER([.$W29];2)" office:value-type="float" office:value="36" calcext:value-type="float">
            <text:p>36</text:p>
          </table:table-cell>
          <table:table-cell office:value-type="float" office:value="-67.5" calcext:value-type="float">
            <text:p>-67,5</text:p>
          </table:table-cell>
          <table:table-cell table:formula="of:=POWER([.$Y29];2)" office:value-type="float" office:value="4556.25" calcext:value-type="float">
            <text:p>4556,25</text:p>
          </table:table-cell>
          <table:table-cell table:formula="of:=[.Y29]*[.W29]" office:value-type="float" office:value="405" calcext:value-type="float">
            <text:p>405</text:p>
          </table:table-cell>
          <table:table-cell table:number-columns-repeated="6"/>
          <table:table-cell office:value-type="float" office:value="-13.6" calcext:value-type="float">
            <text:p>-13,6</text:p>
          </table:table-cell>
          <table:table-cell table:formula="of:=POWER([.$AH29];2)" office:value-type="float" office:value="184.96" calcext:value-type="float">
            <text:p>184,96</text:p>
          </table:table-cell>
          <table:table-cell office:value-type="float" office:value="-54.6" calcext:value-type="float">
            <text:p>-54,6</text:p>
          </table:table-cell>
          <table:table-cell table:formula="of:=POWER([.$AJ29];2)" office:value-type="float" office:value="2981.16" calcext:value-type="float">
            <text:p>2981,16</text:p>
          </table:table-cell>
          <table:table-cell table:formula="of:=[.AJ29]*[.AH29]" office:value-type="float" office:value="742.56" calcext:value-type="float">
            <text:p>742,56</text:p>
          </table:table-cell>
          <table:table-cell table:number-columns-repeated="6"/>
          <table:table-cell office:value-type="float" office:value="-7.6" calcext:value-type="float">
            <text:p>-7,6</text:p>
          </table:table-cell>
          <table:table-cell table:formula="of:=POWER([.$AS29];2)" office:value-type="float" office:value="57.76" calcext:value-type="float">
            <text:p>57,76</text:p>
          </table:table-cell>
          <table:table-cell office:value-type="float" office:value="-19.2" calcext:value-type="float">
            <text:p>-19,2</text:p>
          </table:table-cell>
          <table:table-cell table:formula="of:=POWER([.$AU29];2)" office:value-type="float" office:value="368.64" calcext:value-type="float">
            <text:p>368,64</text:p>
          </table:table-cell>
          <table:table-cell table:formula="of:=[.AU29]*[.AS29]" office:value-type="float" office:value="145.92" calcext:value-type="float">
            <text:p>145,92</text:p>
          </table:table-cell>
          <table:table-cell table:number-columns-repeated="10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5"/>
          <table:table-cell table:number-columns-repeated="13"/>
          <table:table-cell table:style-name="ce8" office:value-type="float" office:value="-7.3" calcext:value-type="float">
            <text:p>-7,3</text:p>
          </table:table-cell>
          <table:table-cell table:formula="of:=POWER([.$W30];2)" office:value-type="float" office:value="53.29" calcext:value-type="float">
            <text:p>53,29</text:p>
          </table:table-cell>
          <table:table-cell office:value-type="float" office:value="-76.5" calcext:value-type="float">
            <text:p>-76,5</text:p>
          </table:table-cell>
          <table:table-cell table:formula="of:=POWER([.$Y30];2)" office:value-type="float" office:value="5852.25" calcext:value-type="float">
            <text:p>5852,25</text:p>
          </table:table-cell>
          <table:table-cell table:formula="of:=[.Y30]*[.W30]" office:value-type="float" office:value="558.45" calcext:value-type="float">
            <text:p>558,45</text:p>
          </table:table-cell>
          <table:table-cell table:number-columns-repeated="6"/>
          <table:table-cell office:value-type="float" office:value="-15" calcext:value-type="float">
            <text:p>-15</text:p>
          </table:table-cell>
          <table:table-cell table:formula="of:=POWER([.$AH30];2)" office:value-type="float" office:value="225" calcext:value-type="float">
            <text:p>225</text:p>
          </table:table-cell>
          <table:table-cell office:value-type="float" office:value="-55.9" calcext:value-type="float">
            <text:p>-55,9</text:p>
          </table:table-cell>
          <table:table-cell table:formula="of:=POWER([.$AJ30];2)" office:value-type="float" office:value="3124.81" calcext:value-type="float">
            <text:p>3124,81</text:p>
          </table:table-cell>
          <table:table-cell table:formula="of:=[.AJ30]*[.AH30]" office:value-type="float" office:value="838.5" calcext:value-type="float">
            <text:p>838,5</text:p>
          </table:table-cell>
          <table:table-cell table:number-columns-repeated="6"/>
          <table:table-cell office:value-type="float" office:value="-8.8" calcext:value-type="float">
            <text:p>-8,8</text:p>
          </table:table-cell>
          <table:table-cell table:formula="of:=POWER([.$AS30];2)" office:value-type="float" office:value="77.44" calcext:value-type="float">
            <text:p>77,44</text:p>
          </table:table-cell>
          <table:table-cell office:value-type="float" office:value="-21" calcext:value-type="float">
            <text:p>-21</text:p>
          </table:table-cell>
          <table:table-cell table:formula="of:=POWER([.$AU30];2)" office:value-type="float" office:value="441" calcext:value-type="float">
            <text:p>441</text:p>
          </table:table-cell>
          <table:table-cell table:formula="of:=[.AU30]*[.AS30]" office:value-type="float" office:value="184.8" calcext:value-type="float">
            <text:p>184,8</text:p>
          </table:table-cell>
          <table:table-cell table:number-columns-repeated="10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5"/>
          <table:table-cell table:number-columns-repeated="13"/>
          <table:table-cell table:style-name="ce8" office:value-type="float" office:value="-8.7" calcext:value-type="float">
            <text:p>-8,7</text:p>
          </table:table-cell>
          <table:table-cell table:formula="of:=POWER([.$W31];2)" office:value-type="float" office:value="75.69" calcext:value-type="float">
            <text:p>75,69</text:p>
          </table:table-cell>
          <table:table-cell office:value-type="float" office:value="-84" calcext:value-type="float">
            <text:p>-84</text:p>
          </table:table-cell>
          <table:table-cell table:formula="of:=POWER([.$Y31];2)" office:value-type="float" office:value="7056" calcext:value-type="float">
            <text:p>7056</text:p>
          </table:table-cell>
          <table:table-cell table:formula="of:=[.Y31]*[.W31]" office:value-type="float" office:value="730.8" calcext:value-type="float">
            <text:p>730,8</text:p>
          </table:table-cell>
          <table:table-cell table:number-columns-repeated="6"/>
          <table:table-cell office:value-type="float" office:value="-17.6" calcext:value-type="float">
            <text:p>-17,6</text:p>
          </table:table-cell>
          <table:table-cell table:formula="of:=POWER([.$AH31];2)" office:value-type="float" office:value="309.76" calcext:value-type="float">
            <text:p>309,76</text:p>
          </table:table-cell>
          <table:table-cell office:value-type="float" office:value="-57.7" calcext:value-type="float">
            <text:p>-57,7</text:p>
          </table:table-cell>
          <table:table-cell table:formula="of:=POWER([.$AJ31];2)" office:value-type="float" office:value="3329.29" calcext:value-type="float">
            <text:p>3329,29</text:p>
          </table:table-cell>
          <table:table-cell table:formula="of:=[.AJ31]*[.AH31]" office:value-type="float" office:value="1015.52" calcext:value-type="float">
            <text:p>1015,52</text:p>
          </table:table-cell>
          <table:table-cell table:number-columns-repeated="6"/>
          <table:table-cell office:value-type="float" office:value="-10.4" calcext:value-type="float">
            <text:p>-10,4</text:p>
          </table:table-cell>
          <table:table-cell table:formula="of:=POWER([.$AS31];2)" office:value-type="float" office:value="108.16" calcext:value-type="float">
            <text:p>108,16</text:p>
          </table:table-cell>
          <table:table-cell office:value-type="float" office:value="-23" calcext:value-type="float">
            <text:p>-23</text:p>
          </table:table-cell>
          <table:table-cell table:formula="of:=POWER([.$AU31];2)" office:value-type="float" office:value="529" calcext:value-type="float">
            <text:p>529</text:p>
          </table:table-cell>
          <table:table-cell table:formula="of:=[.AU31]*[.AS31]" office:value-type="float" office:value="239.2" calcext:value-type="float">
            <text:p>239,2</text:p>
          </table:table-cell>
          <table:table-cell table:number-columns-repeated="10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5"/>
          <table:table-cell table:number-columns-repeated="13"/>
          <table:table-cell table:style-name="ce8" office:value-type="float" office:value="-10.1" calcext:value-type="float">
            <text:p>-10,1</text:p>
          </table:table-cell>
          <table:table-cell table:formula="of:=POWER([.$W32];2)" office:value-type="float" office:value="102.01" calcext:value-type="float">
            <text:p>102,01</text:p>
          </table:table-cell>
          <table:table-cell office:value-type="float" office:value="-90.7" calcext:value-type="float">
            <text:p>-90,7</text:p>
          </table:table-cell>
          <table:table-cell table:formula="of:=POWER([.$Y32];2)" office:value-type="float" office:value="8226.49" calcext:value-type="float">
            <text:p>8226,49</text:p>
          </table:table-cell>
          <table:table-cell table:formula="of:=[.Y32]*[.W32]" office:value-type="float" office:value="916.07" calcext:value-type="float">
            <text:p>916,07</text:p>
          </table:table-cell>
          <table:table-cell table:number-columns-repeated="6"/>
          <table:table-cell table:style-name="ce12" office:value-type="float" office:value="-19.4" calcext:value-type="float">
            <text:p>-19,4</text:p>
          </table:table-cell>
          <table:table-cell table:formula="of:=POWER([.$AH32];2)" office:value-type="float" office:value="376.36" calcext:value-type="float">
            <text:p>376,36</text:p>
          </table:table-cell>
          <table:table-cell office:value-type="float" office:value="-58.8" calcext:value-type="float">
            <text:p>-58,8</text:p>
          </table:table-cell>
          <table:table-cell table:formula="of:=POWER([.$AJ32];2)" office:value-type="float" office:value="3457.44" calcext:value-type="float">
            <text:p>3457,44</text:p>
          </table:table-cell>
          <table:table-cell table:formula="of:=[.AJ32]*[.AH32]" office:value-type="float" office:value="1140.72" calcext:value-type="float">
            <text:p>1140,72</text:p>
          </table:table-cell>
          <table:table-cell table:number-columns-repeated="6"/>
          <table:table-cell office:value-type="float" office:value="-12" calcext:value-type="float">
            <text:p>-12</text:p>
          </table:table-cell>
          <table:table-cell table:formula="of:=POWER([.$AS32];2)" office:value-type="float" office:value="144" calcext:value-type="float">
            <text:p>144</text:p>
          </table:table-cell>
          <table:table-cell office:value-type="float" office:value="-24.2" calcext:value-type="float">
            <text:p>-24,2</text:p>
          </table:table-cell>
          <table:table-cell table:formula="of:=POWER([.$AU32];2)" office:value-type="float" office:value="585.64" calcext:value-type="float">
            <text:p>585,64</text:p>
          </table:table-cell>
          <table:table-cell table:formula="of:=[.AU32]*[.AS32]" office:value-type="float" office:value="290.4" calcext:value-type="float">
            <text:p>290,4</text:p>
          </table:table-cell>
          <table:table-cell table:number-columns-repeated="10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5"/>
          <table:table-cell table:number-columns-repeated="13"/>
          <table:table-cell table:style-name="ce9" office:value-type="float" office:value="-11.2" calcext:value-type="float">
            <text:p>-11,2</text:p>
          </table:table-cell>
          <table:table-cell table:formula="of:=POWER([.$W33];2)" office:value-type="float" office:value="125.44" calcext:value-type="float">
            <text:p>125,44</text:p>
          </table:table-cell>
          <table:table-cell office:value-type="float" office:value="-95.8" calcext:value-type="float">
            <text:p>-95,8</text:p>
          </table:table-cell>
          <table:table-cell table:formula="of:=POWER([.$Y33];2)" office:value-type="float" office:value="9177.64" calcext:value-type="float">
            <text:p>9177,64</text:p>
          </table:table-cell>
          <table:table-cell table:formula="of:=[.Y33]*[.W33]" office:value-type="float" office:value="1072.96" calcext:value-type="float">
            <text:p>1072,96</text:p>
          </table:table-cell>
          <table:table-cell table:number-columns-repeated="6"/>
          <table:table-cell table:style-name="ce12" office:value-type="float" office:value="-21.8" calcext:value-type="float">
            <text:p>-21,8</text:p>
          </table:table-cell>
          <table:table-cell table:formula="of:=POWER([.$AH33];2)" office:value-type="float" office:value="475.24" calcext:value-type="float">
            <text:p>475,24</text:p>
          </table:table-cell>
          <table:table-cell office:value-type="float" office:value="-60.2" calcext:value-type="float">
            <text:p>-60,2</text:p>
          </table:table-cell>
          <table:table-cell table:formula="of:=POWER([.$AJ33];2)" office:value-type="float" office:value="3624.04" calcext:value-type="float">
            <text:p>3624,04</text:p>
          </table:table-cell>
          <table:table-cell table:formula="of:=[.AJ33]*[.AH33]" office:value-type="float" office:value="1312.36" calcext:value-type="float">
            <text:p>1312,36</text:p>
          </table:table-cell>
          <table:table-cell table:number-columns-repeated="6"/>
          <table:table-cell office:value-type="float" office:value="-13.3" calcext:value-type="float">
            <text:p>-13,3</text:p>
          </table:table-cell>
          <table:table-cell table:formula="of:=POWER([.$AS33];2)" office:value-type="float" office:value="176.89" calcext:value-type="float">
            <text:p>176,89</text:p>
          </table:table-cell>
          <table:table-cell office:value-type="float" office:value="-25.1" calcext:value-type="float">
            <text:p>-25,1</text:p>
          </table:table-cell>
          <table:table-cell table:formula="of:=POWER([.$AU33];2)" office:value-type="float" office:value="630.01" calcext:value-type="float">
            <text:p>630,01</text:p>
          </table:table-cell>
          <table:table-cell table:formula="of:=[.AU33]*[.AS33]" office:value-type="float" office:value="333.83" calcext:value-type="float">
            <text:p>333,83</text:p>
          </table:table-cell>
          <table:table-cell table:number-columns-repeated="10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5"/>
          <table:table-cell table:number-columns-repeated="13"/>
          <table:table-cell table:style-name="ce8" office:value-type="float" office:value="-12.9" calcext:value-type="float">
            <text:p>-12,9</text:p>
          </table:table-cell>
          <table:table-cell table:formula="of:=POWER([.$W34];2)" office:value-type="float" office:value="166.41" calcext:value-type="float">
            <text:p>166,41</text:p>
          </table:table-cell>
          <table:table-cell office:value-type="float" office:value="-101.4" calcext:value-type="float">
            <text:p>-101,4</text:p>
          </table:table-cell>
          <table:table-cell table:formula="of:=POWER([.$Y34];2)" office:value-type="float" office:value="10281.96" calcext:value-type="float">
            <text:p>10281,96</text:p>
          </table:table-cell>
          <table:table-cell table:formula="of:=[.Y34]*[.W34]" office:value-type="float" office:value="1308.06" calcext:value-type="float">
            <text:p>1308,06</text:p>
          </table:table-cell>
          <table:table-cell table:number-columns-repeated="6"/>
          <table:table-cell office:value-type="float" office:value="-23.8" calcext:value-type="float">
            <text:p>-23,8</text:p>
          </table:table-cell>
          <table:table-cell table:formula="of:=POWER([.$AH34];2)" office:value-type="float" office:value="566.44" calcext:value-type="float">
            <text:p>566,44</text:p>
          </table:table-cell>
          <table:table-cell office:value-type="float" office:value="-61.3" calcext:value-type="float">
            <text:p>-61,3</text:p>
          </table:table-cell>
          <table:table-cell table:formula="of:=POWER([.$AJ34];2)" office:value-type="float" office:value="3757.69" calcext:value-type="float">
            <text:p>3757,69</text:p>
          </table:table-cell>
          <table:table-cell table:formula="of:=[.AJ34]*[.AH34]" office:value-type="float" office:value="1458.94" calcext:value-type="float">
            <text:p>1458,94</text:p>
          </table:table-cell>
          <table:table-cell table:number-columns-repeated="6"/>
          <table:table-cell office:value-type="float" office:value="-14.5" calcext:value-type="float">
            <text:p>-14,5</text:p>
          </table:table-cell>
          <table:table-cell table:formula="of:=POWER([.$AS34];2)" office:value-type="float" office:value="210.25" calcext:value-type="float">
            <text:p>210,25</text:p>
          </table:table-cell>
          <table:table-cell office:value-type="float" office:value="-25.7" calcext:value-type="float">
            <text:p>-25,7</text:p>
          </table:table-cell>
          <table:table-cell table:formula="of:=POWER([.$AU34];2)" office:value-type="float" office:value="660.49" calcext:value-type="float">
            <text:p>660,49</text:p>
          </table:table-cell>
          <table:table-cell table:formula="of:=[.AU34]*[.AS34]" office:value-type="float" office:value="372.65" calcext:value-type="float">
            <text:p>372,65</text:p>
          </table:table-cell>
          <table:table-cell table:number-columns-repeated="10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5"/>
          <table:table-cell table:number-columns-repeated="13"/>
          <table:table-cell table:style-name="ce8" office:value-type="float" office:value="-14.4" calcext:value-type="float">
            <text:p>-14,4</text:p>
          </table:table-cell>
          <table:table-cell table:formula="of:=POWER([.$W35];2)" office:value-type="float" office:value="207.36" calcext:value-type="float">
            <text:p>207,36</text:p>
          </table:table-cell>
          <table:table-cell office:value-type="float" office:value="-105.1" calcext:value-type="float">
            <text:p>-105,1</text:p>
          </table:table-cell>
          <table:table-cell table:formula="of:=POWER([.$Y35];2)" office:value-type="float" office:value="11046.01" calcext:value-type="float">
            <text:p>11046,01</text:p>
          </table:table-cell>
          <table:table-cell table:formula="of:=[.Y35]*[.W35]" office:value-type="float" office:value="1513.44" calcext:value-type="float">
            <text:p>1513,44</text:p>
          </table:table-cell>
          <table:table-cell table:number-columns-repeated="6"/>
          <table:table-cell office:value-type="float" office:value="-25" calcext:value-type="float">
            <text:p>-25</text:p>
          </table:table-cell>
          <table:table-cell table:formula="of:=POWER([.$AH35];2)" office:value-type="float" office:value="625" calcext:value-type="float">
            <text:p>625</text:p>
          </table:table-cell>
          <table:table-cell office:value-type="float" office:value="-62.1" calcext:value-type="float">
            <text:p>-62,1</text:p>
          </table:table-cell>
          <table:table-cell table:formula="of:=POWER([.$AJ35];2)" office:value-type="float" office:value="3856.41" calcext:value-type="float">
            <text:p>3856,41</text:p>
          </table:table-cell>
          <table:table-cell table:formula="of:=[.AJ35]*[.AH35]" office:value-type="float" office:value="1552.5" calcext:value-type="float">
            <text:p>1552,5</text:p>
          </table:table-cell>
          <table:table-cell table:number-columns-repeated="6"/>
          <table:table-cell office:value-type="float" office:value="-15.4" calcext:value-type="float">
            <text:p>-15,4</text:p>
          </table:table-cell>
          <table:table-cell table:formula="of:=POWER([.$AS35];2)" office:value-type="float" office:value="237.16" calcext:value-type="float">
            <text:p>237,16</text:p>
          </table:table-cell>
          <table:table-cell office:value-type="float" office:value="-26" calcext:value-type="float">
            <text:p>-26</text:p>
          </table:table-cell>
          <table:table-cell table:formula="of:=POWER([.$AU35];2)" office:value-type="float" office:value="676" calcext:value-type="float">
            <text:p>676</text:p>
          </table:table-cell>
          <table:table-cell table:formula="of:=[.AU35]*[.AS35]" office:value-type="float" office:value="400.4" calcext:value-type="float">
            <text:p>400,4</text:p>
          </table:table-cell>
          <table:table-cell table:number-columns-repeated="10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5"/>
          <table:table-cell table:number-columns-repeated="13"/>
          <table:table-cell table:style-name="ce8" office:value-type="float" office:value="-15.5" calcext:value-type="float">
            <text:p>-15,5</text:p>
          </table:table-cell>
          <table:table-cell table:formula="of:=POWER([.$W36];2)" office:value-type="float" office:value="240.25" calcext:value-type="float">
            <text:p>240,25</text:p>
          </table:table-cell>
          <table:table-cell office:value-type="float" office:value="-107.2" calcext:value-type="float">
            <text:p>-107,2</text:p>
          </table:table-cell>
          <table:table-cell table:formula="of:=POWER([.$Y36];2)" office:value-type="float" office:value="11491.84" calcext:value-type="float">
            <text:p>11491,84</text:p>
          </table:table-cell>
          <table:table-cell table:formula="of:=[.Y36]*[.W36]" office:value-type="float" office:value="1661.6" calcext:value-type="float">
            <text:p>1661,6</text:p>
          </table:table-cell>
          <table:table-cell table:number-columns-repeated="6"/>
          <table:table-cell table:style-name="Default" table:formula="of:=AVERAGE([.AH2:.AH6])" office:value-type="float" office:value="20.275" calcext:value-type="float">
            <text:p>20,275</text:p>
          </table:table-cell>
          <table:table-cell table:formula="of:=AVERAGE([.AI2:.AI6])" office:value-type="float" office:value="458.95" calcext:value-type="float">
            <text:p>458,95</text:p>
          </table:table-cell>
          <table:table-cell table:style-name="Default" table:formula="of:=AVERAGE([.AJ2:.AJ6])" office:value-type="float" office:value="57.68" calcext:value-type="float">
            <text:p>57,68</text:p>
          </table:table-cell>
          <table:table-cell table:formula="of:=AVERAGE([.AK2:.AK6])" office:value-type="float" office:value="3329.808" calcext:value-type="float">
            <text:p>3329,808</text:p>
          </table:table-cell>
          <table:table-cell table:formula="of:=AVERAGE([.AL2:.AL6])" office:value-type="float" office:value="1228.916" calcext:value-type="float">
            <text:p>1228,916</text:p>
          </table:table-cell>
          <table:table-cell table:number-columns-repeated="6"/>
          <table:table-cell office:value-type="float" office:value="-17" calcext:value-type="float">
            <text:p>-17</text:p>
          </table:table-cell>
          <table:table-cell table:formula="of:=POWER([.$AS36];2)" office:value-type="float" office:value="289" calcext:value-type="float">
            <text:p>289</text:p>
          </table:table-cell>
          <table:table-cell office:value-type="float" office:value="-26.6" calcext:value-type="float">
            <text:p>-26,6</text:p>
          </table:table-cell>
          <table:table-cell table:formula="of:=POWER([.$AU36];2)" office:value-type="float" office:value="707.56" calcext:value-type="float">
            <text:p>707,56</text:p>
          </table:table-cell>
          <table:table-cell table:formula="of:=[.AU36]*[.AS36]" office:value-type="float" office:value="452.2" calcext:value-type="float">
            <text:p>452,2</text:p>
          </table:table-cell>
          <table:table-cell table:number-columns-repeated="10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5"/>
          <table:table-cell table:number-columns-repeated="13"/>
          <table:table-cell table:style-name="ce8" office:value-type="float" office:value="-17.1" calcext:value-type="float">
            <text:p>-17,1</text:p>
          </table:table-cell>
          <table:table-cell table:formula="of:=POWER([.$W37];2)" office:value-type="float" office:value="292.41" calcext:value-type="float">
            <text:p>292,41</text:p>
          </table:table-cell>
          <table:table-cell office:value-type="float" office:value="-110.1" calcext:value-type="float">
            <text:p>-110,1</text:p>
          </table:table-cell>
          <table:table-cell table:formula="of:=POWER([.$Y37];2)" office:value-type="float" office:value="12122.01" calcext:value-type="float">
            <text:p>12122,01</text:p>
          </table:table-cell>
          <table:table-cell table:formula="of:=[.Y37]*[.W37]" office:value-type="float" office:value="1882.71" calcext:value-type="float">
            <text:p>1882,71</text:p>
          </table:table-cell>
          <table:table-cell table:number-columns-repeated="6"/>
          <table:table-cell table:style-name="Default" table:formula="of:=AVERAGE([.AH28:.AH35])" office:value-type="float" office:value="-18.525" calcext:value-type="float">
            <text:p>-18,525</text:p>
          </table:table-cell>
          <table:table-cell table:formula="of:=AVERAGE([.AI28:.AI35])" office:value-type="float" office:value="363.345" calcext:value-type="float">
            <text:p>363,345</text:p>
          </table:table-cell>
          <table:table-cell table:style-name="Default" table:formula="of:=AVERAGE([.AJ28:.AJ35])" office:value-type="float" office:value="-57.8875" calcext:value-type="float">
            <text:p>-57,8875</text:p>
          </table:table-cell>
          <table:table-cell table:formula="of:=AVERAGE([.AK28:.AK35])" office:value-type="float" office:value="3360.88625" calcext:value-type="float">
            <text:p>3360,88625</text:p>
          </table:table-cell>
          <table:table-cell table:formula="of:=AVERAGE([.AL28:.AL35])" office:value-type="float" office:value="1086.3875" calcext:value-type="float">
            <text:p>1086,3875</text:p>
          </table:table-cell>
          <table:table-cell table:number-columns-repeated="6"/>
          <table:table-cell office:value-type="float" office:value="-18.4" calcext:value-type="float">
            <text:p>-18,4</text:p>
          </table:table-cell>
          <table:table-cell table:formula="of:=POWER([.$AS37];2)" office:value-type="float" office:value="338.56" calcext:value-type="float">
            <text:p>338,56</text:p>
          </table:table-cell>
          <table:table-cell office:value-type="float" office:value="-27.1" calcext:value-type="float">
            <text:p>-27,1</text:p>
          </table:table-cell>
          <table:table-cell table:formula="of:=POWER([.$AU37];2)" office:value-type="float" office:value="734.41" calcext:value-type="float">
            <text:p>734,41</text:p>
          </table:table-cell>
          <table:table-cell table:formula="of:=[.AU37]*[.AS37]" office:value-type="float" office:value="498.64" calcext:value-type="float">
            <text:p>498,64</text:p>
          </table:table-cell>
          <table:table-cell table:number-columns-repeated="10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5"/>
          <table:table-cell table:number-columns-repeated="13"/>
          <table:table-cell table:style-name="ce8" office:value-type="float" office:value="-18.8" calcext:value-type="float">
            <text:p>-18,8</text:p>
          </table:table-cell>
          <table:table-cell table:formula="of:=POWER([.$W38];2)" office:value-type="float" office:value="353.44" calcext:value-type="float">
            <text:p>353,44</text:p>
          </table:table-cell>
          <table:table-cell office:value-type="float" office:value="-112.4" calcext:value-type="float">
            <text:p>-112,4</text:p>
          </table:table-cell>
          <table:table-cell table:formula="of:=POWER([.$Y38];2)" office:value-type="float" office:value="12633.76" calcext:value-type="float">
            <text:p>12633,76</text:p>
          </table:table-cell>
          <table:table-cell table:formula="of:=[.Y38]*[.W38]" office:value-type="float" office:value="2113.12" calcext:value-type="float">
            <text:p>2113,12</text:p>
          </table:table-cell>
          <table:table-cell table:number-columns-repeated="6"/>
          <table:table-cell table:style-name="Default" table:formula="of:=AVERAGE([.AH8:.AH29])" office:value-type="float" office:value="0.145454545454546" calcext:value-type="float">
            <text:p>0,145454545454546</text:p>
          </table:table-cell>
          <table:table-cell table:formula="of:=AVERAGE([.AI8:.AI29])" office:value-type="float" office:value="54.1427272727273" calcext:value-type="float">
            <text:p>54,1427272727273</text:p>
          </table:table-cell>
          <table:table-cell table:style-name="Default" table:formula="of:=AVERAGE([.AJ8:.AJ29])" office:value-type="float" office:value="0.640909090909095" calcext:value-type="float">
            <text:p>0,640909090909095</text:p>
          </table:table-cell>
          <table:table-cell table:formula="of:=AVERAGE([.AK8:.AK29])" office:value-type="float" office:value="1246.87227272727" calcext:value-type="float">
            <text:p>1246,87227272727</text:p>
          </table:table-cell>
          <table:table-cell table:formula="of:=AVERAGE([.AL8:.AL29])" office:value-type="float" office:value="256.147272727273" calcext:value-type="float">
            <text:p>256,147272727273</text:p>
          </table:table-cell>
          <table:table-cell table:number-columns-repeated="6"/>
          <table:table-cell office:value-type="float" office:value="-20.3" calcext:value-type="float">
            <text:p>-20,3</text:p>
          </table:table-cell>
          <table:table-cell table:formula="of:=POWER([.$AS38];2)" office:value-type="float" office:value="412.09" calcext:value-type="float">
            <text:p>412,09</text:p>
          </table:table-cell>
          <table:table-cell office:value-type="float" office:value="-27.8" calcext:value-type="float">
            <text:p>-27,8</text:p>
          </table:table-cell>
          <table:table-cell table:formula="of:=POWER([.$AU38];2)" office:value-type="float" office:value="772.84" calcext:value-type="float">
            <text:p>772,84</text:p>
          </table:table-cell>
          <table:table-cell table:formula="of:=[.AU38]*[.AS38]" office:value-type="float" office:value="564.34" calcext:value-type="float">
            <text:p>564,34</text:p>
          </table:table-cell>
          <table:table-cell table:number-columns-repeated="10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5"/>
          <table:table-cell table:number-columns-repeated="13"/>
          <table:table-cell table:style-name="ce8" office:value-type="float" office:value="-20.7" calcext:value-type="float">
            <text:p>-20,7</text:p>
          </table:table-cell>
          <table:table-cell table:formula="of:=POWER([.$W39];2)" office:value-type="float" office:value="428.49" calcext:value-type="float">
            <text:p>428,49</text:p>
          </table:table-cell>
          <table:table-cell office:value-type="float" office:value="-114.4" calcext:value-type="float">
            <text:p>-114,4</text:p>
          </table:table-cell>
          <table:table-cell table:formula="of:=POWER([.$Y39];2)" office:value-type="float" office:value="13087.36" calcext:value-type="float">
            <text:p>13087,36</text:p>
          </table:table-cell>
          <table:table-cell table:formula="of:=[.Y39]*[.W39]" office:value-type="float" office:value="2368.08" calcext:value-type="float">
            <text:p>2368,08</text:p>
          </table:table-cell>
          <table:table-cell table:number-columns-repeated="6"/>
          <table:table-cell table:style-name="Default"/>
          <table:table-cell/>
          <table:table-cell table:style-name="Default"/>
          <table:table-cell table:number-columns-repeated="8"/>
          <table:table-cell office:value-type="float" office:value="-21.4" calcext:value-type="float">
            <text:p>-21,4</text:p>
          </table:table-cell>
          <table:table-cell table:formula="of:=POWER([.$AS39];2)" office:value-type="float" office:value="457.96" calcext:value-type="float">
            <text:p>457,96</text:p>
          </table:table-cell>
          <table:table-cell office:value-type="float" office:value="-28.1" calcext:value-type="float">
            <text:p>-28,1</text:p>
          </table:table-cell>
          <table:table-cell table:formula="of:=POWER([.$AU39];2)" office:value-type="float" office:value="789.61" calcext:value-type="float">
            <text:p>789,61</text:p>
          </table:table-cell>
          <table:table-cell table:formula="of:=[.AU39]*[.AS39]" office:value-type="float" office:value="601.34" calcext:value-type="float">
            <text:p>601,34</text:p>
          </table:table-cell>
          <table:table-cell table:number-columns-repeated="10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5"/>
          <table:table-cell table:number-columns-repeated="13"/>
          <table:table-cell table:style-name="ce8" office:value-type="float" office:value="-22.4" calcext:value-type="float">
            <text:p>-22,4</text:p>
          </table:table-cell>
          <table:table-cell table:formula="of:=POWER([.$W40];2)" office:value-type="float" office:value="501.76" calcext:value-type="float">
            <text:p>501,76</text:p>
          </table:table-cell>
          <table:table-cell office:value-type="float" office:value="-116" calcext:value-type="float">
            <text:p>-116</text:p>
          </table:table-cell>
          <table:table-cell table:formula="of:=POWER([.$Y40];2)" office:value-type="float" office:value="13456" calcext:value-type="float">
            <text:p>13456</text:p>
          </table:table-cell>
          <table:table-cell table:formula="of:=[.Y40]*[.W40]" office:value-type="float" office:value="2598.4" calcext:value-type="float">
            <text:p>2598,4</text:p>
          </table:table-cell>
          <table:table-cell table:number-columns-repeated="6"/>
          <table:table-cell table:style-name="Default"/>
          <table:table-cell/>
          <table:table-cell table:style-name="Default"/>
          <table:table-cell table:number-columns-repeated="8"/>
          <table:table-cell office:value-type="float" office:value="-23" calcext:value-type="float">
            <text:p>-23</text:p>
          </table:table-cell>
          <table:table-cell table:formula="of:=POWER([.$AS40];2)" office:value-type="float" office:value="529" calcext:value-type="float">
            <text:p>529</text:p>
          </table:table-cell>
          <table:table-cell office:value-type="float" office:value="-28.6" calcext:value-type="float">
            <text:p>-28,6</text:p>
          </table:table-cell>
          <table:table-cell table:formula="of:=POWER([.$AU40];2)" office:value-type="float" office:value="817.96" calcext:value-type="float">
            <text:p>817,96</text:p>
          </table:table-cell>
          <table:table-cell table:formula="of:=[.AU40]*[.AS40]" office:value-type="float" office:value="657.8" calcext:value-type="float">
            <text:p>657,8</text:p>
          </table:table-cell>
          <table:table-cell table:number-columns-repeated="10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5"/>
          <table:table-cell table:number-columns-repeated="13"/>
          <table:table-cell table:style-name="ce8" office:value-type="float" office:value="-23.7" calcext:value-type="float">
            <text:p>-23,7</text:p>
          </table:table-cell>
          <table:table-cell table:formula="of:=POWER([.$W41];2)" office:value-type="float" office:value="561.69" calcext:value-type="float">
            <text:p>561,69</text:p>
          </table:table-cell>
          <table:table-cell office:value-type="float" office:value="-117.2" calcext:value-type="float">
            <text:p>-117,2</text:p>
          </table:table-cell>
          <table:table-cell table:formula="of:=POWER([.$Y41];2)" office:value-type="float" office:value="13735.84" calcext:value-type="float">
            <text:p>13735,84</text:p>
          </table:table-cell>
          <table:table-cell table:formula="of:=[.Y41]*[.W41]" office:value-type="float" office:value="2777.64" calcext:value-type="float">
            <text:p>2777,64</text:p>
          </table:table-cell>
          <table:table-cell table:number-columns-repeated="6"/>
          <table:table-cell table:style-name="Default"/>
          <table:table-cell/>
          <table:table-cell table:style-name="Default"/>
          <table:table-cell table:number-columns-repeated="8"/>
          <table:table-cell office:value-type="float" office:value="-25" calcext:value-type="float">
            <text:p>-25</text:p>
          </table:table-cell>
          <table:table-cell table:formula="of:=POWER([.$AS41];2)" office:value-type="float" office:value="625" calcext:value-type="float">
            <text:p>625</text:p>
          </table:table-cell>
          <table:table-cell office:value-type="float" office:value="-29.3" calcext:value-type="float">
            <text:p>-29,3</text:p>
          </table:table-cell>
          <table:table-cell table:formula="of:=POWER([.$AU41];2)" office:value-type="float" office:value="858.49" calcext:value-type="float">
            <text:p>858,49</text:p>
          </table:table-cell>
          <table:table-cell table:formula="of:=[.AU41]*[.AS41]" office:value-type="float" office:value="732.5" calcext:value-type="float">
            <text:p>732,5</text:p>
          </table:table-cell>
          <table:table-cell table:number-columns-repeated="10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5"/>
          <table:table-cell table:number-columns-repeated="13"/>
          <table:table-cell table:style-name="ce8" office:value-type="float" office:value="-25" calcext:value-type="float">
            <text:p>-25</text:p>
          </table:table-cell>
          <table:table-cell table:formula="of:=POWER([.$W42];2)" office:value-type="float" office:value="625" calcext:value-type="float">
            <text:p>625</text:p>
          </table:table-cell>
          <table:table-cell office:value-type="float" office:value="-118.4" calcext:value-type="float">
            <text:p>-118,4</text:p>
          </table:table-cell>
          <table:table-cell table:formula="of:=POWER([.$Y42];2)" office:value-type="float" office:value="14018.56" calcext:value-type="float">
            <text:p>14018,56</text:p>
          </table:table-cell>
          <table:table-cell table:formula="of:=[.Y42]*[.W42]" office:value-type="float" office:value="2960" calcext:value-type="float">
            <text:p>2960</text:p>
          </table:table-cell>
          <table:table-cell table:number-columns-repeated="6"/>
          <table:table-cell table:style-name="Default"/>
          <table:table-cell/>
          <table:table-cell table:style-name="Default"/>
          <table:table-cell table:number-columns-repeated="8"/>
          <table:table-cell table:style-name="Default" table:formula="of:=AVERAGE([.AS2:.AS10])" office:value-type="float" office:value="17.4875" calcext:value-type="float">
            <text:p>17,4875</text:p>
          </table:table-cell>
          <table:table-cell table:style-name="Default" table:formula="of:=AVERAGE([.AT2:.AT10])" office:value-type="float" office:value="354.927777777778" calcext:value-type="float">
            <text:p>354,927777777778</text:p>
          </table:table-cell>
          <table:table-cell table:style-name="Default" table:formula="of:=AVERAGE([.AU2:.AU10])" office:value-type="float" office:value="25.8111111111111" calcext:value-type="float">
            <text:p>25,8111111111111</text:p>
          </table:table-cell>
          <table:table-cell table:style-name="Default" table:formula="of:=AVERAGE([.AV2:.AV10])" office:value-type="float" office:value="668.538888888889" calcext:value-type="float">
            <text:p>668,538888888889</text:p>
          </table:table-cell>
          <table:table-cell table:formula="of:=AVERAGE([.AW2:.AW10])" office:value-type="float" office:value="479.551111111111" calcext:value-type="float">
            <text:p>479,551111111111</text:p>
          </table:table-cell>
          <table:table-cell table:number-columns-repeated="10"/>
        </table:table-row>
        <table:table-row table:style-name="ro2">
          <table:table-cell/>
          <table:table-cell table:style-name="Default" table:number-columns-repeated="2"/>
          <table:table-cell/>
          <table:table-cell table:style-name="Default" table:number-columns-repeated="5"/>
          <table:table-cell table:number-columns-repeated="13"/>
          <table:table-cell table:style-name="Default" table:formula="of:=AVERAGE([.W1:.W8])" office:value-type="float" office:value="20.7428571428571" calcext:value-type="float">
            <text:p>20,7428571428571</text:p>
          </table:table-cell>
          <table:table-cell table:style-name="Default" table:formula="of:=AVERAGE([.X1:.X8])" office:value-type="float" office:value="437.071428571428" calcext:value-type="float">
            <text:p>437,071428571428</text:p>
          </table:table-cell>
          <table:table-cell table:style-name="Default" table:formula="of:=AVERAGE([.Y1:.Y8])" office:value-type="float" office:value="107.814285714286" calcext:value-type="float">
            <text:p>107,814285714286</text:p>
          </table:table-cell>
          <table:table-cell table:formula="of:=AVERAGE([.Z1:.Z8])" office:value-type="float" office:value="11629.7814285714" calcext:value-type="float">
            <text:p>11629,7814285714</text:p>
          </table:table-cell>
          <table:table-cell table:formula="of:=AVERAGE([.AA1:.AA8])" office:value-type="float" office:value="2242.50142857143" calcext:value-type="float">
            <text:p>2242,50142857143</text:p>
          </table:table-cell>
          <table:table-cell table:number-columns-repeated="6"/>
          <table:table-cell table:style-name="Default"/>
          <table:table-cell/>
          <table:table-cell table:style-name="Default"/>
          <table:table-cell table:number-columns-repeated="8"/>
          <table:table-cell table:style-name="Default" table:formula="of:=AVERAGE([.AS32:.AS41])" office:value-type="float" office:value="-18.03" calcext:value-type="float">
            <text:p>-18,03</text:p>
          </table:table-cell>
          <table:table-cell table:style-name="Default" table:formula="of:=AVERAGE([.AT32:.AT41])" office:value-type="float" office:value="341.991" calcext:value-type="float">
            <text:p>341,991</text:p>
          </table:table-cell>
          <table:table-cell table:style-name="Default" table:formula="of:=AVERAGE([.AU32:.AU41])" office:value-type="float" office:value="-26.85" calcext:value-type="float">
            <text:p>-26,85</text:p>
          </table:table-cell>
          <table:table-cell table:style-name="Default" table:formula="of:=AVERAGE([.AV32:.AV41])" office:value-type="float" office:value="723.301" calcext:value-type="float">
            <text:p>723,301</text:p>
          </table:table-cell>
          <table:table-cell table:formula="of:=AVERAGE([.AW32:.AW41])" office:value-type="float" office:value="490.41" calcext:value-type="float">
            <text:p>490,41</text:p>
          </table:table-cell>
          <table:table-cell table:number-columns-repeated="10"/>
        </table:table-row>
        <table:table-row table:style-name="ro2">
          <table:table-cell/>
          <table:table-cell table:style-name="Default" table:number-columns-repeated="2"/>
          <table:table-cell/>
          <table:table-cell table:style-name="Default" table:number-columns-repeated="5"/>
          <table:table-cell table:number-columns-repeated="13"/>
          <table:table-cell table:style-name="Default" table:formula="of:=AVERAGE([.W36:.W42])" office:value-type="float" office:value="-20.4571428571429" calcext:value-type="float">
            <text:p>-20,4571428571429</text:p>
          </table:table-cell>
          <table:table-cell table:style-name="Default" table:formula="of:=AVERAGE([.X36:.X42])" office:value-type="float" office:value="429.005714285714" calcext:value-type="float">
            <text:p>429,005714285714</text:p>
          </table:table-cell>
          <table:table-cell table:style-name="Default" table:formula="of:=AVERAGE([.Y36:.Y42])" office:value-type="float" office:value="-113.671428571429" calcext:value-type="float">
            <text:p>-113,671428571429</text:p>
          </table:table-cell>
          <table:table-cell table:formula="of:=AVERAGE([.Z36:.Z42])" office:value-type="float" office:value="12935.0528571429" calcext:value-type="float">
            <text:p>12935,0528571429</text:p>
          </table:table-cell>
          <table:table-cell table:formula="of:=AVERAGE([.AA36:.AA42])" office:value-type="float" office:value="2337.36428571429" calcext:value-type="float">
            <text:p>2337,36428571429</text:p>
          </table:table-cell>
          <table:table-cell table:number-columns-repeated="6"/>
          <table:table-cell table:style-name="Default"/>
          <table:table-cell/>
          <table:table-cell table:style-name="Default"/>
          <table:table-cell table:number-columns-repeated="8"/>
          <table:table-cell table:style-name="Default" table:formula="of:=AVERAGE([.AS11:.AS31])" office:value-type="float" office:value="-0.119047619047619" calcext:value-type="float">
            <text:p>-0,119047619047619</text:p>
          </table:table-cell>
          <table:table-cell table:style-name="Default" table:formula="of:=AVERAGE([.AT11:.AT31])" office:value-type="float" office:value="29.3138095238095" calcext:value-type="float">
            <text:p>29,3138095238095</text:p>
          </table:table-cell>
          <table:table-cell table:style-name="Default" table:formula="of:=AVERAGE([.AU11:.AU31])" office:value-type="float" office:value="-0.204761904761905" calcext:value-type="float">
            <text:p>-0,204761904761905</text:p>
          </table:table-cell>
          <table:table-cell table:style-name="Default" table:formula="of:=AVERAGE([.AV11:.AV31])" office:value-type="float" office:value="184.538571428571" calcext:value-type="float">
            <text:p>184,538571428571</text:p>
          </table:table-cell>
          <table:table-cell table:formula="of:=AVERAGE([.AW11:.AW31])" office:value-type="float" office:value="73.1176190476191" calcext:value-type="float">
            <text:p>73,1176190476191</text:p>
          </table:table-cell>
          <table:table-cell table:number-columns-repeated="10"/>
        </table:table-row>
        <table:table-row table:style-name="ro2">
          <table:table-cell/>
          <table:table-cell table:style-name="Default" table:number-columns-repeated="2"/>
          <table:table-cell/>
          <table:table-cell table:style-name="Default" table:number-columns-repeated="5"/>
          <table:table-cell table:number-columns-repeated="13"/>
          <table:table-cell table:style-name="Default" table:formula="of:=AVERAGE([.W10:.W35])" office:value-type="float" office:value="-0.228846153846153" calcext:value-type="float">
            <text:p>-0,228846153846153</text:p>
          </table:table-cell>
          <table:table-cell table:style-name="Default" table:formula="of:=AVERAGE([.X10:.X35])" office:value-type="float" office:value="58.4981730769231" calcext:value-type="float">
            <text:p>58,4981730769231</text:p>
          </table:table-cell>
          <table:table-cell table:style-name="Default" table:formula="of:=AVERAGE([.Y10:.Y35])" office:value-type="float" office:value="-1.71923076923077" calcext:value-type="float">
            <text:p>-1,71923076923077</text:p>
          </table:table-cell>
          <table:table-cell table:formula="of:=AVERAGE([.Z10:.Z35])" office:value-type="float" office:value="4694.71346153846" calcext:value-type="float">
            <text:p>4694,71346153846</text:p>
          </table:table-cell>
          <table:table-cell table:formula="of:=AVERAGE([.AA10:.AA35])" office:value-type="float" office:value="512.000576923077" calcext:value-type="float">
            <text:p>512,000576923077</text:p>
          </table:table-cell>
          <table:table-cell table:number-columns-repeated="6"/>
          <table:table-cell table:style-name="Default"/>
          <table:table-cell/>
          <table:table-cell table:style-name="Default"/>
          <table:table-cell table:number-columns-repeated="8"/>
          <table:table-cell table:style-name="Default" table:number-columns-repeated="4"/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2">00.00.0000</text:date>, <text:time style:data-style-name="N2" text:time-value="19:00:19.110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17T18:58:04.591000000</meta:creation-date>
    <dc:date>2021-09-22T02:29:32.943000000</dc:date>
    <meta:editing-duration>PT1H47M33S</meta:editing-duration>
    <meta:editing-cycles>8</meta:editing-cycles>
    <meta:generator>LibreOffice/7.1.0.3$Windows_X86_64 LibreOffice_project/f6099ecf3d29644b5008cc8f48f42f4a40986e4c</meta:generator>
    <meta:document-statistic meta:table-count="1" meta:cell-count="1003" meta:object-count="5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treat-empty-cells="leave-gap"/>
      <style:graphic-properties draw:fill-color="#ffffff"/>
    </style:style>
    <style:style style:name="ch3" style:family="chart" style:data-style-name="N0">
      <style:chart-properties chart:display-label="fals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fals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draw:fill="solid" draw:fill-color="#d9d9d9"/>
    </style:style>
    <style:style style:name="ch6" style:family="chart">
      <style:graphic-properties draw:fill-color="#d9d9d9"/>
    </style:style>
  </office:automatic-styles>
  <office:body>
    <office:chart>
      <chart:chart svg:width="21.599cm" svg:height="9.742cm" xlink:href=".." xlink:type="simple" chart:class="chart:bar" chart:style-name="ch1">
        <chart:plot-area chart:style-name="ch2" svg:x="0cm" svg:y="0cm" svg:width="0cm" svg:height="0cm">
          <chart:coordinate-region svg:x="0cm" svg:y="0cm" svg:width="0cm" svg:height="0cm"/>
          <chart:axis chart:dimension="x" chart:name="primary-x" chart:style-name="ch3"/>
          <chart:axis chart:dimension="y" chart:name="primary-y" chart:style-name="ch4"/>
          <chart:wall chart:style-name="ch5"/>
          <chart:floor chart:style-name="ch6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0.3$Windows_X86_64 LibreOffice_project/f6099ecf3d29644b5008cc8f48f42f4a40986e4c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 chart:error-category="constant">
        <chart:symbol-image xlink:href="Pictures/100002000000000B0000000BA9BB6543D5457400.gif"/>
      </style:chart-properties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text-properties fo:color="#000000"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image" chart:symbol-width="0.25cm" chart:symbol-height="0.25cm" chart:link-data-style-to-source="true" chart:error-category="constant">
        <chart:symbol-image xlink:href="Pictures/100002000000000B0000000BA9BB6543D5457400.gif"/>
      </style:chart-properties>
      <style:graphic-properties svg:stroke-width="0.05cm" svg:stroke-color="#000000" draw:fill-color="#000000" dr3d:edge-rounding="5%"/>
      <style:text-properties fo:font-size="10pt" style:font-size-asian="10pt" style:font-size-complex="10pt"/>
    </style:style>
    <style:style style:name="ch8" style:family="chart">
      <style:chart-properties chart:error-lower-limit="1" chart:error-upper-limit="1" chart:error-upper-indicator="true" chart:error-lower-indicator="true" chart:error-category="constant" loext:std-weight="1"/>
      <style:graphic-properties draw:stroke="solid" svg:stroke-width="0cm" svg:stroke-color="#000000" svg:stroke-opacity="100%" draw:stroke-linejoin="round"/>
    </style:style>
    <style:style style:name="ch9" style:family="chart">
      <style:chart-properties chart:solid-type="cuboid" chart:symbol-type="image" chart:symbol-width="0.25cm" chart:symbol-height="0.25cm"/>
    </style:style>
    <style:style style:name="ch10" style:family="chart">
      <style:graphic-properties draw:stroke="solid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49cm" svg:height="9.9cm" xlink:href=".." xlink:type="simple" chart:class="chart:scatter" chart:style-name="ch1">
        <chart:plot-area chart:style-name="ch2" table:cell-range-address="Лист1.W2:Лист1.W42 Лист1.Y2:Лист1.Y42" svg:x="0.821cm" svg:y="0.042cm" svg:width="17.029cm" svg:height="9.238cm">
          <chart:coordinate-region svg:x="1.075cm" svg:y="0.244cm" svg:width="16.583cm" svg:height="8.834cm"/>
          <chart:axis chart:dimension="x" chart:name="primary-x" chart:style-name="ch3">
            <chart:title svg:x="9.013cm" svg:y="9.35cm" chart:style-name="ch4">
              <text:p>U,В</text:p>
            </chart:title>
            <chart:grid chart:class="major"/>
            <chart:grid chart:class="minor"/>
          </chart:axis>
          <chart:axis chart:dimension="y" chart:name="primary-y" chart:style-name="ch5">
            <chart:title svg:x="0cm" svg:y="5.057cm" chart:style-name="ch6">
              <text:p>I, мА</text:p>
            </chart:title>
            <chart:grid chart:class="major"/>
          </chart:axis>
          <chart:series chart:style-name="ch7" chart:values-cell-range-address="Лист1.Y2:Лист1.Y42" chart:class="chart:scatter">
            <chart:domain table:cell-range-address="Лист1.W2:Лист1.W42"/>
            <chart:error-indicator chart:style-name="ch8" chart:dimension="x"/>
            <chart:error-indicator chart:style-name="ch8" chart:dimension="y"/>
            <chart:data-point chart:repeated="17"/>
            <chart:data-point chart:style-name="ch9"/>
            <chart:data-point/>
            <chart:data-point chart:style-name="ch9" chart:repeated="2"/>
            <chart:data-point chart:repeated="17"/>
            <chart:data-point chart:style-name="ch9"/>
            <chart:data-point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W</text:p>
              </table:table-cell>
              <table:table-cell office:value-type="string">
                <text:p>Столбец 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4.9">
                <text:p>24.9</text:p>
                <draw:g>
                  <svg:desc>Лист1.W2:Лист1.W42</svg:desc>
                </draw:g>
              </table:table-cell>
              <table:table-cell office:value-type="float" office:value="110.8">
                <text:p>110.8</text:p>
                <draw:g>
                  <svg:desc>Лист1.Y2:Лист1.Y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3.2">
                <text:p>23.2</text:p>
              </table:table-cell>
              <table:table-cell office:value-type="float" office:value="110.7">
                <text:p>110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.8">
                <text:p>21.8</text:p>
              </table:table-cell>
              <table:table-cell office:value-type="float" office:value="108.4">
                <text:p>108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.4">
                <text:p>20.4</text:p>
              </table:table-cell>
              <table:table-cell office:value-type="float" office:value="108.2">
                <text:p>108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.8">
                <text:p>19.8</text:p>
              </table:table-cell>
              <table:table-cell office:value-type="float" office:value="107.6">
                <text:p>107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.5">
                <text:p>18.5</text:p>
              </table:table-cell>
              <table:table-cell office:value-type="float" office:value="105.3">
                <text:p>105.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.6">
                <text:p>16.6</text:p>
              </table:table-cell>
              <table:table-cell office:value-type="float" office:value="103.7">
                <text:p>103.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.7">
                <text:p>15.7</text:p>
              </table:table-cell>
              <table:table-cell office:value-type="float" office:value="101.7">
                <text:p>101.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.8">
                <text:p>13.8</text:p>
              </table:table-cell>
              <table:table-cell office:value-type="float" office:value="99.2">
                <text:p>99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.9">
                <text:p>12.9</text:p>
              </table:table-cell>
              <table:table-cell office:value-type="float" office:value="96.3">
                <text:p>96.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.8">
                <text:p>8.8</text:p>
              </table:table-cell>
              <table:table-cell office:value-type="float" office:value="82.3">
                <text:p>82.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.5">
                <text:p>7.5</text:p>
              </table:table-cell>
              <table:table-cell office:value-type="float" office:value="75.7">
                <text:p>75.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">
                <text:p>6</text:p>
              </table:table-cell>
              <table:table-cell office:value-type="float" office:value="66.7">
                <text:p>66.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3">
                <text:p>5.3</text:p>
              </table:table-cell>
              <table:table-cell office:value-type="float" office:value="61.9">
                <text:p>61.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.2">
                <text:p>4.2</text:p>
              </table:table-cell>
              <table:table-cell office:value-type="float" office:value="53.4">
                <text:p>53.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6">
                <text:p>3.6</text:p>
              </table:table-cell>
              <table:table-cell office:value-type="float" office:value="47.8">
                <text:p>47.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9">
                <text:p>2.9</text:p>
              </table:table-cell>
              <table:table-cell office:value-type="float" office:value="43.5">
                <text:p>43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6">
                <text:p>1.6</text:p>
              </table:table-cell>
              <table:table-cell office:value-type="float" office:value="31.8">
                <text:p>31.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5">
                <text:p>0.95</text:p>
              </table:table-cell>
              <table:table-cell office:value-type="float" office:value="23.9">
                <text:p>23.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">
                <text:p>0.3</text:p>
              </table:table-cell>
              <table:table-cell office:value-type="float" office:value="19.1">
                <text:p>19.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1">
                <text:p>-0.1</text:p>
              </table:table-cell>
              <table:table-cell office:value-type="float" office:value="-14.1">
                <text:p>-14.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9">
                <text:p>-0.9</text:p>
              </table:table-cell>
              <table:table-cell office:value-type="float" office:value="-22.8">
                <text:p>-22.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.5">
                <text:p>-1.5</text:p>
              </table:table-cell>
              <table:table-cell office:value-type="float" office:value="-30.3">
                <text:p>-30.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2.6">
                <text:p>-2.6</text:p>
              </table:table-cell>
              <table:table-cell office:value-type="float" office:value="-40">
                <text:p>-4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3.8">
                <text:p>-3.8</text:p>
              </table:table-cell>
              <table:table-cell office:value-type="float" office:value="-49.1">
                <text:p>-49.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4.8">
                <text:p>-4.8</text:p>
              </table:table-cell>
              <table:table-cell office:value-type="float" office:value="-58.2">
                <text:p>-58.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6">
                <text:p>-6</text:p>
              </table:table-cell>
              <table:table-cell office:value-type="float" office:value="-67.5">
                <text:p>-67.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7.3">
                <text:p>-7.3</text:p>
              </table:table-cell>
              <table:table-cell office:value-type="float" office:value="-76.5">
                <text:p>-76.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8.7">
                <text:p>-8.7</text:p>
              </table:table-cell>
              <table:table-cell office:value-type="float" office:value="-84">
                <text:p>-8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0.1">
                <text:p>-10.1</text:p>
              </table:table-cell>
              <table:table-cell office:value-type="float" office:value="-90.7">
                <text:p>-90.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1.2">
                <text:p>-11.2</text:p>
              </table:table-cell>
              <table:table-cell office:value-type="float" office:value="-95.8">
                <text:p>-95.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2.9">
                <text:p>-12.9</text:p>
              </table:table-cell>
              <table:table-cell office:value-type="float" office:value="-101.4">
                <text:p>-101.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4.4">
                <text:p>-14.4</text:p>
              </table:table-cell>
              <table:table-cell office:value-type="float" office:value="-105.1">
                <text:p>-105.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5.5">
                <text:p>-15.5</text:p>
              </table:table-cell>
              <table:table-cell office:value-type="float" office:value="-107.2">
                <text:p>-107.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7.1">
                <text:p>-17.1</text:p>
              </table:table-cell>
              <table:table-cell office:value-type="float" office:value="-110.1">
                <text:p>-110.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8.8">
                <text:p>-18.8</text:p>
              </table:table-cell>
              <table:table-cell office:value-type="float" office:value="-112.4">
                <text:p>-112.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20.7">
                <text:p>-20.7</text:p>
              </table:table-cell>
              <table:table-cell office:value-type="float" office:value="-114.4">
                <text:p>-114.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22.4">
                <text:p>-22.4</text:p>
              </table:table-cell>
              <table:table-cell office:value-type="float" office:value="-116">
                <text:p>-11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23.7">
                <text:p>-23.7</text:p>
              </table:table-cell>
              <table:table-cell office:value-type="float" office:value="-117.2">
                <text:p>-117.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25">
                <text:p>-25</text:p>
              </table:table-cell>
              <table:table-cell office:value-type="float" office:value="-118.4">
                <text:p>-118.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0.3$Windows_X86_64 LibreOffice_project/f6099ecf3d29644b5008cc8f48f42f4a40986e4c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>
        <chart:symbol-image xlink:href="Pictures/100002000000000B0000000BA9BB6543D5457400.gif"/>
      </style:chart-properties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text-properties fo:color="#000000"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image" chart:symbol-width="0.25cm" chart:symbol-height="0.25cm" chart:link-data-style-to-source="true">
        <chart:symbol-image xlink:href="Pictures/100002000000000B0000000BA9BB6543D5457400.gif"/>
      </style:chart-properties>
      <style:graphic-properties svg:stroke-width="0.05cm" svg:stroke-color="#000000" draw:fill-color="#00000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7.505cm" svg:height="9.019cm" xlink:href=".." xlink:type="simple" chart:class="chart:scatter" chart:style-name="ch1">
        <chart:plot-area chart:style-name="ch2" table:cell-range-address="Лист1.AH2:Лист1.AH35 Лист1.AJ2:Лист1.AJ35" svg:x="0.722cm" svg:y="0.245cm" svg:width="16.825cm" svg:height="8.422cm">
          <chart:coordinate-region svg:x="0.976cm" svg:y="0.447cm" svg:width="16.379cm" svg:height="8.018cm"/>
          <chart:axis chart:dimension="x" chart:name="primary-x" chart:style-name="ch3">
            <chart:title svg:x="8.77cm" svg:y="8.469cm" chart:style-name="ch4">
              <text:p>U, В</text:p>
            </chart:title>
            <chart:grid chart:class="major"/>
            <chart:grid chart:class="minor"/>
          </chart:axis>
          <chart:axis chart:dimension="y" chart:name="primary-y" chart:style-name="ch5">
            <chart:title svg:x="0cm" svg:y="4.852cm" chart:style-name="ch6">
              <text:p>I, мА</text:p>
            </chart:title>
            <chart:grid chart:class="major"/>
          </chart:axis>
          <chart:series chart:style-name="ch7" chart:values-cell-range-address="Лист1.AJ2:Лист1.AJ35" chart:class="chart:scatter">
            <chart:domain table:cell-range-address="Лист1.AH2:Лист1.AH35"/>
            <chart:data-point chart:repeated="3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H</text:p>
              </table:table-cell>
              <table:table-cell office:value-type="string">
                <text:p>Столбец A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Лист1.AH2:Лист1.AH35</svg:desc>
                </draw:g>
              </table:table-cell>
              <table:table-cell office:value-type="float" office:value="59.8">
                <text:p>59.8</text:p>
                <draw:g>
                  <svg:desc>Лист1.AJ2:Лист1.AJ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3.8">
                <text:p>23.8</text:p>
              </table:table-cell>
              <table:table-cell office:value-type="float" office:value="59.2">
                <text:p>59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.1">
                <text:p>21.1</text:p>
              </table:table-cell>
              <table:table-cell office:value-type="float" office:value="57.6">
                <text:p>57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.3">
                <text:p>19.3</text:p>
              </table:table-cell>
              <table:table-cell office:value-type="float" office:value="56.6">
                <text:p>56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.9">
                <text:p>16.9</text:p>
              </table:table-cell>
              <table:table-cell office:value-type="float" office:value="55.2">
                <text:p>55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.7">
                <text:p>14.7</text:p>
              </table:table-cell>
              <table:table-cell office:value-type="float" office:value="53.7">
                <text:p>53.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.3">
                <text:p>13.3</text:p>
              </table:table-cell>
              <table:table-cell office:value-type="float" office:value="52.4">
                <text:p>52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.9">
                <text:p>11.9</text:p>
              </table:table-cell>
              <table:table-cell office:value-type="float" office:value="51.1">
                <text:p>51.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.9">
                <text:p>9.9</text:p>
              </table:table-cell>
              <table:table-cell office:value-type="float" office:value="47.5">
                <text:p>47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.2">
                <text:p>8.2</text:p>
              </table:table-cell>
              <table:table-cell office:value-type="float" office:value="42.9">
                <text:p>42.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.2">
                <text:p>7.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.1">
                <text:p>6.1</text:p>
              </table:table-cell>
              <table:table-cell office:value-type="float" office:value="35.9">
                <text:p>35.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5">
                <text:p>4.5</text:p>
              </table:table-cell>
              <table:table-cell office:value-type="float" office:value="29.1">
                <text:p>29.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2">
                <text:p>3.2</text:p>
              </table:table-cell>
              <table:table-cell office:value-type="float" office:value="22.1">
                <text:p>22.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8">
                <text:p>1.8</text:p>
              </table:table-cell>
              <table:table-cell office:value-type="float" office:value="13.7">
                <text:p>13.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">
                <text:p>0.9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">
                <text:p>0.1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1">
                <text:p>-0.1</text:p>
              </table:table-cell>
              <table:table-cell office:value-type="float" office:value="-2.7">
                <text:p>-2.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8">
                <text:p>-0.8</text:p>
              </table:table-cell>
              <table:table-cell office:value-type="float" office:value="-7.2">
                <text:p>-7.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.6">
                <text:p>-1.6</text:p>
              </table:table-cell>
              <table:table-cell office:value-type="float" office:value="-12.2">
                <text:p>-12.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2.6">
                <text:p>-2.6</text:p>
              </table:table-cell>
              <table:table-cell office:value-type="float" office:value="-18.4">
                <text:p>-18.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3.8">
                <text:p>-3.8</text:p>
              </table:table-cell>
              <table:table-cell office:value-type="float" office:value="-25.1">
                <text:p>-25.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4.9">
                <text:p>-4.9</text:p>
              </table:table-cell>
              <table:table-cell office:value-type="float" office:value="-30.2">
                <text:p>-30.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6.6">
                <text:p>-6.6</text:p>
              </table:table-cell>
              <table:table-cell office:value-type="float" office:value="-38.2">
                <text:p>-38.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7.8">
                <text:p>-7.8</text:p>
              </table:table-cell>
              <table:table-cell office:value-type="float" office:value="-42.4">
                <text:p>-42.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0.1">
                <text:p>-10.1</text:p>
              </table:table-cell>
              <table:table-cell office:value-type="float" office:value="-49">
                <text:p>-4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2">
                <text:p>-12</text:p>
              </table:table-cell>
              <table:table-cell office:value-type="float" office:value="-52.5">
                <text:p>-52.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3.6">
                <text:p>-13.6</text:p>
              </table:table-cell>
              <table:table-cell office:value-type="float" office:value="-54.6">
                <text:p>-54.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5">
                <text:p>-15</text:p>
              </table:table-cell>
              <table:table-cell office:value-type="float" office:value="-55.9">
                <text:p>-55.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7.6">
                <text:p>-17.6</text:p>
              </table:table-cell>
              <table:table-cell office:value-type="float" office:value="-57.7">
                <text:p>-57.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9.4">
                <text:p>-19.4</text:p>
              </table:table-cell>
              <table:table-cell office:value-type="float" office:value="-58.8">
                <text:p>-58.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21.8">
                <text:p>-21.8</text:p>
              </table:table-cell>
              <table:table-cell office:value-type="float" office:value="-60.2">
                <text:p>-60.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23.8">
                <text:p>-23.8</text:p>
              </table:table-cell>
              <table:table-cell office:value-type="float" office:value="-61.3">
                <text:p>-61.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25">
                <text:p>-25</text:p>
              </table:table-cell>
              <table:table-cell office:value-type="float" office:value="-62.1">
                <text:p>-62.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0.3$Windows_X86_64 LibreOffice_project/f6099ecf3d29644b5008cc8f48f42f4a40986e4c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>
        <chart:symbol-image xlink:href="Pictures/100002000000000B0000000BA9BB6543D5457400.gif"/>
      </style:chart-properties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image" chart:symbol-width="0.25cm" chart:symbol-height="0.25cm" chart:link-data-style-to-source="true">
        <chart:symbol-image xlink:href="Pictures/100002000000000B0000000BA9BB6543D5457400.gif"/>
      </style:chart-properties>
      <style:graphic-properties svg:stroke-width="0.03cm" svg:stroke-color="#000000" draw:fill-color="#00000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image" chart:symbol-width="0.25cm" chart:symbol-height="0.25cm" chart:link-data-style-to-source="true">
        <chart:symbol-image xlink:href="Pictures/100002000000000B0000000BA9BB6543D5457400.gif"/>
      </style:chart-properties>
      <style:graphic-properties svg:stroke-width="0.08cm" svg:stroke-color="#77bc65" draw:fill-color="#77bc65"/>
      <style:text-properties fo:font-size="10pt" style:font-size-asian="10pt" style:font-size-complex="10pt"/>
    </style:style>
    <style:style style:name="ch9" style:family="chart" style:data-style-name="N0">
      <style:chart-properties chart:symbol-type="image" chart:symbol-width="0.25cm" chart:symbol-height="0.25cm" chart:link-data-style-to-source="true">
        <chart:symbol-image xlink:href="Pictures/100002000000000B0000000BA9BB6543D5457400.gif"/>
      </style:chart-properties>
      <style:graphic-properties svg:stroke-width="0.08cm" svg:stroke-color="#bf819e" draw:fill-color="#bf819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Лист1.AS2:Лист1.AS41 Лист1.AU1:Лист1.AU41 Лист1.Y2:Лист1.Y42 Лист1.AJ2:Лист1.AJ35" chart:data-source-has-labels="row" svg:x="0.598cm" svg:y="-0.059cm" svg:width="14.199cm" svg:height="8.636cm">
          <chart:coordinate-region svg:x="0.852cm" svg:y="0.143cm" svg:width="13.753cm" svg:height="8.232cm"/>
          <chart:axis chart:dimension="x" chart:name="primary-x" chart:style-name="ch3">
            <chart:title svg:x="7.333cm" svg:y="8.45cm" chart:style-name="ch4">
              <text:p>U, В</text:p>
            </chart:title>
            <chart:grid chart:class="major"/>
            <chart:grid chart:class="minor"/>
          </chart:axis>
          <chart:axis chart:dimension="y" chart:name="primary-y" chart:style-name="ch5">
            <chart:title svg:x="0cm" svg:y="4.697cm" chart:style-name="ch6">
              <text:p>I , мА</text:p>
            </chart:title>
            <chart:grid chart:class="major"/>
            <chart:grid chart:class="minor"/>
          </chart:axis>
          <chart:series chart:style-name="ch7" chart:values-cell-range-address="Лист1.AU2:Лист1.AU41" chart:label-cell-address="Лист1.AU1:Лист1.AU1" chart:class="chart:scatter">
            <chart:domain table:cell-range-address="Лист1.AS2:Лист1.AS41"/>
            <chart:data-point chart:repeated="40"/>
          </chart:series>
          <chart:series chart:style-name="ch8" chart:values-cell-range-address="Лист1.Y2:Лист1.Y42" chart:class="chart:scatter">
            <chart:domain table:cell-range-address="Лист1.W2:Лист1.W42"/>
            <chart:data-point chart:repeated="41"/>
          </chart:series>
          <chart:series chart:style-name="ch9" chart:values-cell-range-address="Лист1.AJ2:Лист1.AJ35" chart:class="chart:scatter">
            <chart:domain table:cell-range-address="Лист1.AH2:Лист1.AH35"/>
            <chart:data-point chart:repeated="3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S</text:p>
              </table:table-cell>
              <table:table-cell office:value-type="string">
                <text:p>I,y</text:p>
                <draw:g>
                  <svg:desc>Лист1.AU1:Лист1.AU1</svg:desc>
                </draw:g>
              </table:table-cell>
              <table:table-cell office:value-type="string">
                <text:p>Столбец W</text:p>
              </table:table-cell>
              <table:table-cell office:value-type="string">
                <text:p>Столбец Y</text:p>
              </table:table-cell>
              <table:table-cell office:value-type="string">
                <text:p>Столбец AH</text:p>
              </table:table-cell>
              <table:table-cell office:value-type="string">
                <text:p>Столбец A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Лист1.AS2:Лист1.AS41</svg:desc>
                </draw:g>
              </table:table-cell>
              <table:table-cell office:value-type="float" office:value="28">
                <text:p>28</text:p>
                <draw:g>
                  <svg:desc>Лист1.AU2:Лист1.AU41</svg:desc>
                </draw:g>
              </table:table-cell>
              <table:table-cell office:value-type="float" office:value="24.9">
                <text:p>24.9</text:p>
                <draw:g>
                  <svg:desc>Лист1.W2:Лист1.W42</svg:desc>
                </draw:g>
              </table:table-cell>
              <table:table-cell office:value-type="float" office:value="110.8">
                <text:p>110.8</text:p>
                <draw:g>
                  <svg:desc>Лист1.Y2:Лист1.Y42</svg:desc>
                </draw:g>
              </table:table-cell>
              <table:table-cell office:value-type="float" office:value="NaN">
                <text:p>NaN</text:p>
                <draw:g>
                  <svg:desc>Лист1.AH2:Лист1.AH35</svg:desc>
                </draw:g>
              </table:table-cell>
              <table:table-cell office:value-type="float" office:value="59.8">
                <text:p>59.8</text:p>
                <draw:g>
                  <svg:desc>Лист1.AJ2:Лист1.AJ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3.7">
                <text:p>23.7</text:p>
              </table:table-cell>
              <table:table-cell office:value-type="float" office:value="27.6">
                <text:p>27.6</text:p>
              </table:table-cell>
              <table:table-cell office:value-type="float" office:value="23.2">
                <text:p>23.2</text:p>
              </table:table-cell>
              <table:table-cell office:value-type="float" office:value="110.7">
                <text:p>110.7</text:p>
              </table:table-cell>
              <table:table-cell office:value-type="float" office:value="23.8">
                <text:p>23.8</text:p>
              </table:table-cell>
              <table:table-cell office:value-type="float" office:value="59.2">
                <text:p>59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.6">
                <text:p>21.6</text:p>
              </table:table-cell>
              <table:table-cell office:value-type="float" office:value="26.9">
                <text:p>26.9</text:p>
              </table:table-cell>
              <table:table-cell office:value-type="float" office:value="21.8">
                <text:p>21.8</text:p>
              </table:table-cell>
              <table:table-cell office:value-type="float" office:value="108.4">
                <text:p>108.4</text:p>
              </table:table-cell>
              <table:table-cell office:value-type="float" office:value="21.1">
                <text:p>21.1</text:p>
              </table:table-cell>
              <table:table-cell office:value-type="float" office:value="57.6">
                <text:p>57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.4">
                <text:p>20.4</text:p>
              </table:table-cell>
              <table:table-cell office:value-type="float" office:value="26.5">
                <text:p>26.5</text:p>
              </table:table-cell>
              <table:table-cell office:value-type="float" office:value="20.4">
                <text:p>20.4</text:p>
              </table:table-cell>
              <table:table-cell office:value-type="float" office:value="108.2">
                <text:p>108.2</text:p>
              </table:table-cell>
              <table:table-cell office:value-type="float" office:value="19.3">
                <text:p>19.3</text:p>
              </table:table-cell>
              <table:table-cell office:value-type="float" office:value="56.6">
                <text:p>56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.8">
                <text:p>17.8</text:p>
              </table:table-cell>
              <table:table-cell office:value-type="float" office:value="25.8">
                <text:p>25.8</text:p>
              </table:table-cell>
              <table:table-cell office:value-type="float" office:value="19.8">
                <text:p>19.8</text:p>
              </table:table-cell>
              <table:table-cell office:value-type="float" office:value="107.6">
                <text:p>107.6</text:p>
              </table:table-cell>
              <table:table-cell office:value-type="float" office:value="16.9">
                <text:p>16.9</text:p>
              </table:table-cell>
              <table:table-cell office:value-type="float" office:value="55.2">
                <text:p>55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.2">
                <text:p>16.2</text:p>
              </table:table-cell>
              <table:table-cell office:value-type="float" office:value="25.3">
                <text:p>25.3</text:p>
              </table:table-cell>
              <table:table-cell office:value-type="float" office:value="18.5">
                <text:p>18.5</text:p>
              </table:table-cell>
              <table:table-cell office:value-type="float" office:value="105.3">
                <text:p>105.3</text:p>
              </table:table-cell>
              <table:table-cell office:value-type="float" office:value="14.7">
                <text:p>14.7</text:p>
              </table:table-cell>
              <table:table-cell office:value-type="float" office:value="53.7">
                <text:p>53.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.1">
                <text:p>15.1</text:p>
              </table:table-cell>
              <table:table-cell office:value-type="float" office:value="24.9">
                <text:p>24.9</text:p>
              </table:table-cell>
              <table:table-cell office:value-type="float" office:value="16.6">
                <text:p>16.6</text:p>
              </table:table-cell>
              <table:table-cell office:value-type="float" office:value="103.7">
                <text:p>103.7</text:p>
              </table:table-cell>
              <table:table-cell office:value-type="float" office:value="13.3">
                <text:p>13.3</text:p>
              </table:table-cell>
              <table:table-cell office:value-type="float" office:value="52.4">
                <text:p>52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.7">
                <text:p>13.7</text:p>
              </table:table-cell>
              <table:table-cell office:value-type="float" office:value="24.3">
                <text:p>24.3</text:p>
              </table:table-cell>
              <table:table-cell office:value-type="float" office:value="15.7">
                <text:p>15.7</text:p>
              </table:table-cell>
              <table:table-cell office:value-type="float" office:value="101.7">
                <text:p>101.7</text:p>
              </table:table-cell>
              <table:table-cell office:value-type="float" office:value="11.9">
                <text:p>11.9</text:p>
              </table:table-cell>
              <table:table-cell office:value-type="float" office:value="51.1">
                <text:p>51.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.4">
                <text:p>11.4</text:p>
              </table:table-cell>
              <table:table-cell office:value-type="float" office:value="23">
                <text:p>23</text:p>
              </table:table-cell>
              <table:table-cell office:value-type="float" office:value="13.8">
                <text:p>13.8</text:p>
              </table:table-cell>
              <table:table-cell office:value-type="float" office:value="99.2">
                <text:p>99.2</text:p>
              </table:table-cell>
              <table:table-cell office:value-type="float" office:value="9.9">
                <text:p>9.9</text:p>
              </table:table-cell>
              <table:table-cell office:value-type="float" office:value="47.5">
                <text:p>47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.6">
                <text:p>9.6</text:p>
              </table:table-cell>
              <table:table-cell office:value-type="float" office:value="21.4">
                <text:p>21.4</text:p>
              </table:table-cell>
              <table:table-cell office:value-type="float" office:value="12.9">
                <text:p>12.9</text:p>
              </table:table-cell>
              <table:table-cell office:value-type="float" office:value="96.3">
                <text:p>96.3</text:p>
              </table:table-cell>
              <table:table-cell office:value-type="float" office:value="8.2">
                <text:p>8.2</text:p>
              </table:table-cell>
              <table:table-cell office:value-type="float" office:value="42.9">
                <text:p>42.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.3">
                <text:p>8.3</text:p>
              </table:table-cell>
              <table:table-cell office:value-type="float" office:value="20">
                <text:p>20</text:p>
              </table:table-cell>
              <table:table-cell office:value-type="float" office:value="10.5">
                <text:p>10.5</text:p>
              </table:table-cell>
              <table:table-cell office:value-type="float" office:value="89.2">
                <text:p>89.2</text:p>
              </table:table-cell>
              <table:table-cell office:value-type="float" office:value="7.2">
                <text:p>7.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18.1">
                <text:p>18.1</text:p>
              </table:table-cell>
              <table:table-cell office:value-type="float" office:value="8.8">
                <text:p>8.8</text:p>
              </table:table-cell>
              <table:table-cell office:value-type="float" office:value="82.3">
                <text:p>82.3</text:p>
              </table:table-cell>
              <table:table-cell office:value-type="float" office:value="6.1">
                <text:p>6.1</text:p>
              </table:table-cell>
              <table:table-cell office:value-type="float" office:value="35.9">
                <text:p>35.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.9">
                <text:p>5.9</text:p>
              </table:table-cell>
              <table:table-cell office:value-type="float" office:value="16.1">
                <text:p>16.1</text:p>
              </table:table-cell>
              <table:table-cell office:value-type="float" office:value="7.5">
                <text:p>7.5</text:p>
              </table:table-cell>
              <table:table-cell office:value-type="float" office:value="75.7">
                <text:p>75.7</text:p>
              </table:table-cell>
              <table:table-cell office:value-type="float" office:value="4.5">
                <text:p>4.5</text:p>
              </table:table-cell>
              <table:table-cell office:value-type="float" office:value="29.1">
                <text:p>29.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9">
                <text:p>4.9</text:p>
              </table:table-cell>
              <table:table-cell office:value-type="float" office:value="14.2">
                <text:p>14.2</text:p>
              </table:table-cell>
              <table:table-cell office:value-type="float" office:value="6">
                <text:p>6</text:p>
              </table:table-cell>
              <table:table-cell office:value-type="float" office:value="66.7">
                <text:p>66.7</text:p>
              </table:table-cell>
              <table:table-cell office:value-type="float" office:value="3.2">
                <text:p>3.2</text:p>
              </table:table-cell>
              <table:table-cell office:value-type="float" office:value="22.1">
                <text:p>22.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7">
                <text:p>3.7</text:p>
              </table:table-cell>
              <table:table-cell office:value-type="float" office:value="11.5">
                <text:p>11.5</text:p>
              </table:table-cell>
              <table:table-cell office:value-type="float" office:value="5.3">
                <text:p>5.3</text:p>
              </table:table-cell>
              <table:table-cell office:value-type="float" office:value="61.9">
                <text:p>61.9</text:p>
              </table:table-cell>
              <table:table-cell office:value-type="float" office:value="1.8">
                <text:p>1.8</text:p>
              </table:table-cell>
              <table:table-cell office:value-type="float" office:value="13.7">
                <text:p>13.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6">
                <text:p>2.6</text:p>
              </table:table-cell>
              <table:table-cell office:value-type="float" office:value="8.6">
                <text:p>8.6</text:p>
              </table:table-cell>
              <table:table-cell office:value-type="float" office:value="4.2">
                <text:p>4.2</text:p>
              </table:table-cell>
              <table:table-cell office:value-type="float" office:value="53.4">
                <text:p>53.4</text:p>
              </table:table-cell>
              <table:table-cell office:value-type="float" office:value="0.9">
                <text:p>0.9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5">
                <text:p>1.5</text:p>
              </table:table-cell>
              <table:table-cell office:value-type="float" office:value="4.8">
                <text:p>4.8</text:p>
              </table:table-cell>
              <table:table-cell office:value-type="float" office:value="3.6">
                <text:p>3.6</text:p>
              </table:table-cell>
              <table:table-cell office:value-type="float" office:value="47.8">
                <text:p>47.8</text:p>
              </table:table-cell>
              <table:table-cell office:value-type="float" office:value="0.1">
                <text:p>0.1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">
                <text:p>0.7</text:p>
              </table:table-cell>
              <table:table-cell office:value-type="float" office:value="2.1">
                <text:p>2.1</text:p>
              </table:table-cell>
              <table:table-cell office:value-type="float" office:value="2.9">
                <text:p>2.9</text:p>
              </table:table-cell>
              <table:table-cell office:value-type="float" office:value="43.5">
                <text:p>43.5</text:p>
              </table:table-cell>
              <table:table-cell office:value-type="float" office:value="-0.1">
                <text:p>-0.1</text:p>
              </table:table-cell>
              <table:table-cell office:value-type="float" office:value="-2.7">
                <text:p>-2.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">
                <text:p>0.1</text:p>
              </table:table-cell>
              <table:table-cell office:value-type="float" office:value="0.4">
                <text:p>0.4</text:p>
              </table:table-cell>
              <table:table-cell office:value-type="float" office:value="1.6">
                <text:p>1.6</text:p>
              </table:table-cell>
              <table:table-cell office:value-type="float" office:value="31.8">
                <text:p>31.8</text:p>
              </table:table-cell>
              <table:table-cell office:value-type="float" office:value="-0.8">
                <text:p>-0.8</text:p>
              </table:table-cell>
              <table:table-cell office:value-type="float" office:value="-7.2">
                <text:p>-7.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1">
                <text:p>-0.1</text:p>
              </table:table-cell>
              <table:table-cell office:value-type="float" office:value="-0.2">
                <text:p>-0.2</text:p>
              </table:table-cell>
              <table:table-cell office:value-type="float" office:value="0.95">
                <text:p>0.95</text:p>
              </table:table-cell>
              <table:table-cell office:value-type="float" office:value="23.9">
                <text:p>23.9</text:p>
              </table:table-cell>
              <table:table-cell office:value-type="float" office:value="-1.6">
                <text:p>-1.6</text:p>
              </table:table-cell>
              <table:table-cell office:value-type="float" office:value="-12.2">
                <text:p>-12.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5">
                <text:p>-0.5</text:p>
              </table:table-cell>
              <table:table-cell office:value-type="float" office:value="-1.7">
                <text:p>-1.7</text:p>
              </table:table-cell>
              <table:table-cell office:value-type="float" office:value="0.3">
                <text:p>0.3</text:p>
              </table:table-cell>
              <table:table-cell office:value-type="float" office:value="19.1">
                <text:p>19.1</text:p>
              </table:table-cell>
              <table:table-cell office:value-type="float" office:value="-2.6">
                <text:p>-2.6</text:p>
              </table:table-cell>
              <table:table-cell office:value-type="float" office:value="-18.4">
                <text:p>-18.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9">
                <text:p>-0.9</text:p>
              </table:table-cell>
              <table:table-cell office:value-type="float" office:value="-3">
                <text:p>-3</text:p>
              </table:table-cell>
              <table:table-cell office:value-type="float" office:value="-0.1">
                <text:p>-0.1</text:p>
              </table:table-cell>
              <table:table-cell office:value-type="float" office:value="-14.1">
                <text:p>-14.1</text:p>
              </table:table-cell>
              <table:table-cell office:value-type="float" office:value="-3.8">
                <text:p>-3.8</text:p>
              </table:table-cell>
              <table:table-cell office:value-type="float" office:value="-25.1">
                <text:p>-25.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.6">
                <text:p>-1.6</text:p>
              </table:table-cell>
              <table:table-cell office:value-type="float" office:value="-5">
                <text:p>-5</text:p>
              </table:table-cell>
              <table:table-cell office:value-type="float" office:value="-0.9">
                <text:p>-0.9</text:p>
              </table:table-cell>
              <table:table-cell office:value-type="float" office:value="-22.8">
                <text:p>-22.8</text:p>
              </table:table-cell>
              <table:table-cell office:value-type="float" office:value="-4.9">
                <text:p>-4.9</text:p>
              </table:table-cell>
              <table:table-cell office:value-type="float" office:value="-30.2">
                <text:p>-30.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2.8">
                <text:p>-2.8</text:p>
              </table:table-cell>
              <table:table-cell office:value-type="float" office:value="-8.3">
                <text:p>-8.3</text:p>
              </table:table-cell>
              <table:table-cell office:value-type="float" office:value="-1.5">
                <text:p>-1.5</text:p>
              </table:table-cell>
              <table:table-cell office:value-type="float" office:value="-30.3">
                <text:p>-30.3</text:p>
              </table:table-cell>
              <table:table-cell office:value-type="float" office:value="-6.6">
                <text:p>-6.6</text:p>
              </table:table-cell>
              <table:table-cell office:value-type="float" office:value="-38.2">
                <text:p>-38.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3.6">
                <text:p>-3.6</text:p>
              </table:table-cell>
              <table:table-cell office:value-type="float" office:value="-10.6">
                <text:p>-10.6</text:p>
              </table:table-cell>
              <table:table-cell office:value-type="float" office:value="-2.6">
                <text:p>-2.6</text:p>
              </table:table-cell>
              <table:table-cell office:value-type="float" office:value="-40">
                <text:p>-40</text:p>
              </table:table-cell>
              <table:table-cell office:value-type="float" office:value="-7.8">
                <text:p>-7.8</text:p>
              </table:table-cell>
              <table:table-cell office:value-type="float" office:value="-42.4">
                <text:p>-42.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4.7">
                <text:p>-4.7</text:p>
              </table:table-cell>
              <table:table-cell office:value-type="float" office:value="-13.5">
                <text:p>-13.5</text:p>
              </table:table-cell>
              <table:table-cell office:value-type="float" office:value="-3.8">
                <text:p>-3.8</text:p>
              </table:table-cell>
              <table:table-cell office:value-type="float" office:value="-49.1">
                <text:p>-49.1</text:p>
              </table:table-cell>
              <table:table-cell office:value-type="float" office:value="-10.1">
                <text:p>-10.1</text:p>
              </table:table-cell>
              <table:table-cell office:value-type="float" office:value="-49">
                <text:p>-4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5.8">
                <text:p>-5.8</text:p>
              </table:table-cell>
              <table:table-cell office:value-type="float" office:value="-16">
                <text:p>-16</text:p>
              </table:table-cell>
              <table:table-cell office:value-type="float" office:value="-4.8">
                <text:p>-4.8</text:p>
              </table:table-cell>
              <table:table-cell office:value-type="float" office:value="-58.2">
                <text:p>-58.2</text:p>
              </table:table-cell>
              <table:table-cell office:value-type="float" office:value="-12">
                <text:p>-12</text:p>
              </table:table-cell>
              <table:table-cell office:value-type="float" office:value="-52.5">
                <text:p>-52.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7.6">
                <text:p>-7.6</text:p>
              </table:table-cell>
              <table:table-cell office:value-type="float" office:value="-19.2">
                <text:p>-19.2</text:p>
              </table:table-cell>
              <table:table-cell office:value-type="float" office:value="-6">
                <text:p>-6</text:p>
              </table:table-cell>
              <table:table-cell office:value-type="float" office:value="-67.5">
                <text:p>-67.5</text:p>
              </table:table-cell>
              <table:table-cell office:value-type="float" office:value="-13.6">
                <text:p>-13.6</text:p>
              </table:table-cell>
              <table:table-cell office:value-type="float" office:value="-54.6">
                <text:p>-54.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8.8">
                <text:p>-8.8</text:p>
              </table:table-cell>
              <table:table-cell office:value-type="float" office:value="-21">
                <text:p>-21</text:p>
              </table:table-cell>
              <table:table-cell office:value-type="float" office:value="-7.3">
                <text:p>-7.3</text:p>
              </table:table-cell>
              <table:table-cell office:value-type="float" office:value="-76.5">
                <text:p>-76.5</text:p>
              </table:table-cell>
              <table:table-cell office:value-type="float" office:value="-15">
                <text:p>-15</text:p>
              </table:table-cell>
              <table:table-cell office:value-type="float" office:value="-55.9">
                <text:p>-55.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0.4">
                <text:p>-10.4</text:p>
              </table:table-cell>
              <table:table-cell office:value-type="float" office:value="-23">
                <text:p>-23</text:p>
              </table:table-cell>
              <table:table-cell office:value-type="float" office:value="-8.7">
                <text:p>-8.7</text:p>
              </table:table-cell>
              <table:table-cell office:value-type="float" office:value="-84">
                <text:p>-84</text:p>
              </table:table-cell>
              <table:table-cell office:value-type="float" office:value="-17.6">
                <text:p>-17.6</text:p>
              </table:table-cell>
              <table:table-cell office:value-type="float" office:value="-57.7">
                <text:p>-57.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2">
                <text:p>-12</text:p>
              </table:table-cell>
              <table:table-cell office:value-type="float" office:value="-24.2">
                <text:p>-24.2</text:p>
              </table:table-cell>
              <table:table-cell office:value-type="float" office:value="-10.1">
                <text:p>-10.1</text:p>
              </table:table-cell>
              <table:table-cell office:value-type="float" office:value="-90.7">
                <text:p>-90.7</text:p>
              </table:table-cell>
              <table:table-cell office:value-type="float" office:value="-19.4">
                <text:p>-19.4</text:p>
              </table:table-cell>
              <table:table-cell office:value-type="float" office:value="-58.8">
                <text:p>-58.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3.3">
                <text:p>-13.3</text:p>
              </table:table-cell>
              <table:table-cell office:value-type="float" office:value="-25.1">
                <text:p>-25.1</text:p>
              </table:table-cell>
              <table:table-cell office:value-type="float" office:value="-11.2">
                <text:p>-11.2</text:p>
              </table:table-cell>
              <table:table-cell office:value-type="float" office:value="-95.8">
                <text:p>-95.8</text:p>
              </table:table-cell>
              <table:table-cell office:value-type="float" office:value="-21.8">
                <text:p>-21.8</text:p>
              </table:table-cell>
              <table:table-cell office:value-type="float" office:value="-60.2">
                <text:p>-60.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4.5">
                <text:p>-14.5</text:p>
              </table:table-cell>
              <table:table-cell office:value-type="float" office:value="-25.7">
                <text:p>-25.7</text:p>
              </table:table-cell>
              <table:table-cell office:value-type="float" office:value="-12.9">
                <text:p>-12.9</text:p>
              </table:table-cell>
              <table:table-cell office:value-type="float" office:value="-101.4">
                <text:p>-101.4</text:p>
              </table:table-cell>
              <table:table-cell office:value-type="float" office:value="-23.8">
                <text:p>-23.8</text:p>
              </table:table-cell>
              <table:table-cell office:value-type="float" office:value="-61.3">
                <text:p>-61.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5.4">
                <text:p>-15.4</text:p>
              </table:table-cell>
              <table:table-cell office:value-type="float" office:value="-26">
                <text:p>-26</text:p>
              </table:table-cell>
              <table:table-cell office:value-type="float" office:value="-14.4">
                <text:p>-14.4</text:p>
              </table:table-cell>
              <table:table-cell office:value-type="float" office:value="-105.1">
                <text:p>-105.1</text:p>
              </table:table-cell>
              <table:table-cell office:value-type="float" office:value="-25">
                <text:p>-25</text:p>
              </table:table-cell>
              <table:table-cell office:value-type="float" office:value="-62.1">
                <text:p>-62.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7">
                <text:p>-17</text:p>
              </table:table-cell>
              <table:table-cell office:value-type="float" office:value="-26.6">
                <text:p>-26.6</text:p>
              </table:table-cell>
              <table:table-cell office:value-type="float" office:value="-15.5">
                <text:p>-15.5</text:p>
              </table:table-cell>
              <table:table-cell office:value-type="float" office:value="-107.2">
                <text:p>-107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8.4">
                <text:p>-18.4</text:p>
              </table:table-cell>
              <table:table-cell office:value-type="float" office:value="-27.1">
                <text:p>-27.1</text:p>
              </table:table-cell>
              <table:table-cell office:value-type="float" office:value="-17.1">
                <text:p>-17.1</text:p>
              </table:table-cell>
              <table:table-cell office:value-type="float" office:value="-110.1">
                <text:p>-11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20.3">
                <text:p>-20.3</text:p>
              </table:table-cell>
              <table:table-cell office:value-type="float" office:value="-27.8">
                <text:p>-27.8</text:p>
              </table:table-cell>
              <table:table-cell office:value-type="float" office:value="-18.8">
                <text:p>-18.8</text:p>
              </table:table-cell>
              <table:table-cell office:value-type="float" office:value="-112.4">
                <text:p>-112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21.4">
                <text:p>-21.4</text:p>
              </table:table-cell>
              <table:table-cell office:value-type="float" office:value="-28.1">
                <text:p>-28.1</text:p>
              </table:table-cell>
              <table:table-cell office:value-type="float" office:value="-20.7">
                <text:p>-20.7</text:p>
              </table:table-cell>
              <table:table-cell office:value-type="float" office:value="-114.4">
                <text:p>-114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23">
                <text:p>-23</text:p>
              </table:table-cell>
              <table:table-cell office:value-type="float" office:value="-28.6">
                <text:p>-28.6</text:p>
              </table:table-cell>
              <table:table-cell office:value-type="float" office:value="-22.4">
                <text:p>-22.4</text:p>
              </table:table-cell>
              <table:table-cell office:value-type="float" office:value="-116">
                <text:p>-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25">
                <text:p>-25</text:p>
              </table:table-cell>
              <table:table-cell office:value-type="float" office:value="-29.3">
                <text:p>-29.3</text:p>
              </table:table-cell>
              <table:table-cell office:value-type="float" office:value="-23.7">
                <text:p>-23.7</text:p>
              </table:table-cell>
              <table:table-cell office:value-type="float" office:value="-117.2">
                <text:p>-117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5">
                <text:p>-25</text:p>
              </table:table-cell>
              <table:table-cell office:value-type="float" office:value="-118.4">
                <text:p>-118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0.3$Windows_X86_64 LibreOffice_project/f6099ecf3d29644b5008cc8f48f42f4a40986e4c</meta:generator>
  </office:meta>
</office:document-meta>
</file>

<file path=Object 4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 chart:error-category="percentage" chart:error-percentage="9">
        <chart:symbol-image xlink:href="Pictures/100002000000000B0000000BA9BB6543D5457400.gif"/>
      </style:chart-properties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image" chart:symbol-width="0.25cm" chart:symbol-height="0.25cm" chart:link-data-style-to-source="true" chart:error-category="percentage" chart:error-percentage="9">
        <chart:symbol-image xlink:href="Pictures/100002000000000B0000000BA9BB6543D5457400.gif"/>
      </style:chart-properties>
      <style:graphic-properties draw:stroke="none" svg:stroke-width="0.08cm" svg:stroke-color="#000000" draw:fill-color="#000000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width="0.05cm"/>
    </style:style>
    <style:style style:name="ch9" style:family="chart" style:data-style-name="N2">
      <style:graphic-properties draw:stroke="solid" draw:fill="solid" draw:fill-color="#ffffff"/>
    </style:style>
    <style:style style:name="ch10" style:family="chart">
      <style:chart-properties chart:error-lower-limit="0.01" chart:error-upper-limit="0.01" chart:error-upper-indicator="true" chart:error-lower-indicator="true" chart:error-category="constant" loext:std-weight="1"/>
      <style:graphic-properties draw:stroke="solid" svg:stroke-width="0cm" svg:stroke-color="#000000" svg:stroke-opacity="100%" draw:stroke-linejoin="round"/>
    </style:style>
    <style:style style:name="ch11" style:family="chart">
      <style:chart-properties chart:error-upper-indicator="true" chart:error-lower-indicator="true" chart:error-category="percentage" chart:error-percentage="9" loext:std-weight="1"/>
      <style:graphic-properties draw:stroke="solid" svg:stroke-width="0cm" svg:stroke-color="#000000" svg:stroke-opacity="100%" draw:stroke-linejoin="round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644cm" svg:height="8.995cm" xlink:href=".." xlink:type="simple" chart:class="chart:scatter" chart:style-name="ch1">
        <chart:plot-area chart:style-name="ch2" table:cell-range-address="Лист1.BE2:Лист1.BE4 Лист1.BG2:Лист1.BG4" svg:x="0.715cm" svg:y="0.122cm" svg:width="15.67cm" svg:height="8.635cm">
          <chart:coordinate-region svg:x="1.157cm" svg:y="0.325cm" svg:width="14.984cm" svg:height="7.779cm"/>
          <chart:axis chart:dimension="x" chart:name="primary-x" chart:style-name="ch3">
            <chart:title svg:x="8.069cm" svg:y="8.445cm" chart:style-name="ch4">
              <text:p>Ip, мА</text:p>
            </chart:title>
            <chart:grid chart:class="major"/>
            <chart:grid chart:class="minor"/>
          </chart:axis>
          <chart:axis chart:dimension="y" chart:name="primary-y" chart:style-name="ch5">
            <chart:title svg:x="0cm" svg:y="5.586cm" chart:style-name="ch6">
              <text:p>ne, м^-3 *10^19</text:p>
            </chart:title>
            <chart:grid chart:class="major"/>
            <chart:grid chart:class="minor"/>
          </chart:axis>
          <chart:series chart:style-name="ch7" chart:values-cell-range-address="Лист1.BG2:Лист1.BG4" chart:class="chart:scatter">
            <chart:domain table:cell-range-address="Лист1.BE2:Лист1.BE4"/>
            <chart:regression-curve chart:style-name="ch8">
              <chart:equation chart:display-equation="true" chart:display-r-square="false" svg:x="12.595cm" svg:y="2.483cm" chart:style-name="ch9"/>
            </chart:regression-curve>
            <chart:error-indicator chart:style-name="ch10" chart:dimension="x"/>
            <chart:error-indicator chart:style-name="ch11" chart:dimension="y"/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E</text:p>
              </table:table-cell>
              <table:table-cell office:value-type="string">
                <text:p>Столбец B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Лист1.BE2:Лист1.BE4</svg:desc>
                </draw:g>
              </table:table-cell>
              <table:table-cell office:value-type="float" office:value="6.4">
                <text:p>6.4</text:p>
                <draw:g>
                  <svg:desc>Лист1.BG2:Лист1.BG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.22">
                <text:p>3.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">
                <text:p>1.5</text:p>
              </table:table-cell>
              <table:table-cell office:value-type="float" office:value="1.63">
                <text:p>1.6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0.3$Windows_X86_64 LibreOffice_project/f6099ecf3d29644b5008cc8f48f42f4a40986e4c</meta:generator>
  </office:meta>
</office:document-meta>
</file>

<file path=Object 5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